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932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8866in"/>
    </style:style>
    <style:style style:name="co14" style:family="table-column">
      <style:table-column-properties fo:break-before="auto" style:column-width="2.1118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1.7366in"/>
    </style:style>
    <style:style style:name="co17" style:family="table-column">
      <style:table-column-properties fo:break-before="auto" style:column-width="0.6839in"/>
    </style:style>
    <style:style style:name="co18" style:family="table-column">
      <style:table-column-properties fo:break-before="auto" style:column-width="2.948in"/>
    </style:style>
    <style:style style:name="co19" style:family="table-column">
      <style:table-column-properties fo:break-before="auto" style:column-width="3.0827in"/>
    </style:style>
    <style:style style:name="co20" style:family="table-column">
      <style:table-column-properties fo:break-before="auto" style:column-width="2.8681in"/>
    </style:style>
    <style:style style:name="co21" style:family="table-column">
      <style:table-column-properties fo:break-before="auto" style:column-width="3.1681in"/>
    </style:style>
    <style:style style:name="co22" style:family="table-column">
      <style:table-column-properties fo:break-before="auto" style:column-width="3.750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452in" fo:break-before="auto" style:use-optimal-row-height="false"/>
    </style:style>
    <style:style style:name="ro5" style:family="table-row">
      <style:table-row-properties style:row-height="0.7634in" fo:break-before="auto" style:use-optimal-row-height="false"/>
    </style:style>
    <style:style style:name="ro6" style:family="table-row">
      <style:table-row-properties style:row-height="0.9189in" fo:break-before="auto" style:use-optimal-row-height="false"/>
    </style:style>
    <style:style style:name="ro7" style:family="table-row">
      <style:table-row-properties style:row-height="0.3035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5075in" fo:break-before="auto" style:use-optimal-row-height="true"/>
    </style:style>
    <style:style style:name="ro10" style:family="table-row">
      <style:table-row-properties style:row-height="1.1291in" fo:break-before="auto" style:use-optimal-row-height="true"/>
    </style:style>
    <style:style style:name="ro11" style:family="table-row">
      <style:table-row-properties style:row-height="0.6075in" fo:break-before="auto" style:use-optimal-row-height="false"/>
    </style:style>
    <style:style style:name="ro12" style:family="table-row">
      <style:table-row-properties style:row-height="1.5402in" fo:break-before="auto" style:use-optimal-row-height="false"/>
    </style:style>
    <style:style style:name="ro13" style:family="table-row">
      <style:table-row-properties style:row-height="1.0736in" fo:break-before="auto" style:use-optimal-row-height="false"/>
    </style:style>
    <style:style style:name="ro14" style:family="table-row">
      <style:table-row-properties style:row-height="1.8516in" fo:break-before="auto" style:use-optimal-row-height="false"/>
    </style:style>
    <style:style style:name="ro15" style:family="table-row">
      <style:table-row-properties style:row-height="1.2291in" fo:break-before="auto" style:use-optimal-row-height="false"/>
    </style:style>
    <style:style style:name="ro16" style:family="table-row">
      <style:table-row-properties style:row-height="0.4583in" fo:break-before="auto" style:use-optimal-row-height="false"/>
    </style:style>
    <style:style style:name="ro17" style:family="table-row">
      <style:table-row-properties style:row-height="0.3854in" fo:break-before="auto" style:use-optimal-row-height="false"/>
    </style:style>
    <style:style style:name="ro18" style:family="table-row">
      <style:table-row-properties style:row-height="0.3646in" fo:break-before="auto" style:use-optimal-row-height="false"/>
    </style:style>
    <style:style style:name="ro19" style:family="table-row">
      <style:table-row-properties style:row-height="0.3228in" fo:break-before="auto" style:use-optimal-row-height="false"/>
    </style:style>
    <style:style style:name="ro20" style:family="table-row">
      <style:table-row-properties style:row-height="0.3437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2035in" fo:break-before="auto" style:use-optimal-row-height="false"/>
    </style:style>
    <style:style style:name="ro23" style:family="table-row">
      <style:table-row-properties style:row-height="0.352in" fo:break-before="auto" style:use-optimal-row-height="false"/>
    </style:style>
    <style:style style:name="ro24" style:family="table-row">
      <style:table-row-properties style:row-height="0.5075in" fo:break-before="auto" style:use-optimal-row-height="false"/>
    </style:style>
    <style:style style:name="ta1" style:family="table" style:master-page-name="PageStyle_5f_Test_20_Cas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1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2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2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font-name="Calibri" fo:font-size="8pt" style:font-size-asian="8pt" style:font-size-complex="8pt"/>
    </style:style>
    <style:style style:name="ce6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66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order="0.74pt solid #3d3d3d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5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7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79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28in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2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5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d3d3d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0.74pt solid #3d3d3d" style:direction="ltr" fo:padding="0.028in" fo:border-right="none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Fail&quot;;[.I25]))))" style:apply-style-name="Excel_5f_CondFormat_5f_14_5f_4_5f_1" style:base-cell-address="'TC-001'.I25"/>
      <style:map style:condition="is-true-formula(NOT(ISERROR(SEARCH(&quot;Pass&quot;;[.I25]))))" style:apply-style-name="Excel_5f_CondFormat_5f_14_5f_4_5f_2" style:base-cell-address="'TC-001'.I25"/>
    </style:style>
    <style:style style:name="ce98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3d3d3d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1'.J5"/>
      <style:map style:condition="is-true-formula(NOT(ISERROR(SEARCH(&quot;Fail&quot;;[.J5]))))" style:apply-style-name="Excel_5f_CondFormat_5f_14_5f_1_5f_2" style:base-cell-address="'TC-001'.J5"/>
    </style:style>
    <style:style style:name="ce100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01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Fail&quot;;[.I25]))))" style:apply-style-name="Excel_5f_CondFormat_5f_14_5f_4_5f_1" style:base-cell-address="'TC-001'.I25"/>
      <style:map style:condition="is-true-formula(NOT(ISERROR(SEARCH(&quot;Pass&quot;;[.I25]))))" style:apply-style-name="Excel_5f_CondFormat_5f_14_5f_4_5f_2" style:base-cell-address="'TC-001'.I25"/>
    </style:style>
    <style:style style:name="ce10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06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0.74pt solid #3d3d3d" fo:padding="0.028in"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9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2" style:family="table-cell" style:parent-style-name="Normál_20_2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Normál_20_2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2'.J5"/>
      <style:map style:condition="is-true-formula(NOT(ISERROR(SEARCH(&quot;Fail&quot;;[.J5]))))" style:apply-style-name="Excel_5f_CondFormat_5f_14_5f_1_5f_2" style:base-cell-address="'TC-002'.J5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3'.J5"/>
      <style:map style:condition="is-true-formula(NOT(ISERROR(SEARCH(&quot;Fail&quot;;[.J5]))))" style:apply-style-name="Excel_5f_CondFormat_5f_14_5f_1_5f_2" style:base-cell-address="'TC-003'.J5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4'.J5"/>
      <style:map style:condition="is-true-formula(NOT(ISERROR(SEARCH(&quot;Fail&quot;;[.J5]))))" style:apply-style-name="Excel_5f_CondFormat_5f_14_5f_1_5f_2" style:base-cell-address="'TC-004'.J5"/>
    </style:style>
    <style:style style:name="ce1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5'.J5"/>
      <style:map style:condition="is-true-formula(NOT(ISERROR(SEARCH(&quot;Fail&quot;;[.J5]))))" style:apply-style-name="Excel_5f_CondFormat_5f_14_5f_1_5f_2" style:base-cell-address="'TC-005'.J5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6'.J5"/>
      <style:map style:condition="is-true-formula(NOT(ISERROR(SEARCH(&quot;Fail&quot;;[.J5]))))" style:apply-style-name="Excel_5f_CondFormat_5f_14_5f_1_5f_2" style:base-cell-address="'TC-006'.J5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7'.J5"/>
      <style:map style:condition="is-true-formula(NOT(ISERROR(SEARCH(&quot;Fail&quot;;[.J5]))))" style:apply-style-name="Excel_5f_CondFormat_5f_14_5f_1_5f_2" style:base-cell-address="'TC-007'.J5"/>
    </style:style>
    <style:style style:name="ce201" style:family="table-cell" style:parent-style-name="Excel_5f_BuiltIn_5f_Jegyze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8'.J5"/>
      <style:map style:condition="is-true-formula(NOT(ISERROR(SEARCH(&quot;Fail&quot;;[.J5]))))" style:apply-style-name="Excel_5f_CondFormat_5f_14_5f_1_5f_2" style:base-cell-address="'TC-008'.J5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9'.J5"/>
      <style:map style:condition="is-true-formula(NOT(ISERROR(SEARCH(&quot;Fail&quot;;[.J5]))))" style:apply-style-name="Excel_5f_CondFormat_5f_14_5f_1_5f_2" style:base-cell-address="'TC-009'.J5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0'.J5"/>
      <style:map style:condition="is-true-formula(NOT(ISERROR(SEARCH(&quot;Fail&quot;;[.J5]))))" style:apply-style-name="Excel_5f_CondFormat_5f_14_5f_1_5f_2" style:base-cell-address="'TC-010'.J5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1'.J5"/>
      <style:map style:condition="is-true-formula(NOT(ISERROR(SEARCH(&quot;Fail&quot;;[.J5]))))" style:apply-style-name="Excel_5f_CondFormat_5f_14_5f_1_5f_2" style:base-cell-address="'TC-011'.J5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2'.J5"/>
      <style:map style:condition="is-true-formula(NOT(ISERROR(SEARCH(&quot;Fail&quot;;[.J5]))))" style:apply-style-name="Excel_5f_CondFormat_5f_14_5f_1_5f_2" style:base-cell-address="'TC-012'.J5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3'.J5"/>
      <style:map style:condition="is-true-formula(NOT(ISERROR(SEARCH(&quot;Fail&quot;;[.J5]))))" style:apply-style-name="Excel_5f_CondFormat_5f_14_5f_1_5f_2" style:base-cell-address="'TC-013'.J5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4'.J5"/>
      <style:map style:condition="is-true-formula(NOT(ISERROR(SEARCH(&quot;Fail&quot;;[.J5]))))" style:apply-style-name="Excel_5f_CondFormat_5f_14_5f_1_5f_2" style:base-cell-address="'TC-014'.J5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5'.J5"/>
      <style:map style:condition="is-true-formula(NOT(ISERROR(SEARCH(&quot;Fail&quot;;[.J5]))))" style:apply-style-name="Excel_5f_CondFormat_5f_14_5f_1_5f_2" style:base-cell-address="'TC-015'.J5"/>
    </style:style>
    <style:style style:name="ce344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8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2" style:family="table-cell" style:parent-style-name="Default" style:data-style-name="N166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3" style:family="table-cell" style:parent-style-name="Default" style:data-style-name="N16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-00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6" table:default-cell-style-name="ce32"/>
        <table:table-column table:style-name="co1" table:number-columns-repeated="3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1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Homepage betöltése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99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1019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64" table:number-columns-spanned="3" table:number-rows-spanned="1"/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1021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Nyissuk meg a Chrome böngészőt és adjuk meg a <text:a xlink:href="http://localhost:1667/" xlink:type="simple">http://localhost:1667</text:a> URL-t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betölt a homepage oldal (<text:a xlink:href="http://localhost:1667/#/" xlink:type="simple">http://localhost:1667/#/</text:a>)</text:p>
          </table:table-cell>
          <table:covered-table-cell table:style-name="ce67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Ellenőrizzük a homepage-t</text:p>
          </table:table-cell>
          <table:covered-table-cell table:style-name="ce72"/>
          <table:table-cell table:style-name="ce67" office:value-type="string" calcext:value-type="string" table:number-columns-spanned="2" table:number-rows-spanned="1">
            <text:p>Az oldal cime (conduit) és egy mondat róla szerepel (“a place to share knowledge”)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3" calcext:value-type="float">
            <text:p>3</text:p>
          </table:table-cell>
          <table:table-cell table:style-name="ce67" office:value-type="string" calcext:value-type="string" table:number-columns-spanned="2" table:number-rows-spanned="1">
            <text:p>Ellenőrizzük a global feed jelenlétét és tartalmát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Látszik a global feed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Bejelentkezés nélkül nem látszik a tartalom</text:p>
          </table:table-cell>
          <table:covered-table-cell table:style-name="ce89"/>
          <table:covered-table-cell table:style-name="ce90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 office:value-type="string" calcext:value-type="string">
            <text:p>bejelentkezés nélkül nem látszanak a blogbejegyzések</text:p>
          </table:table-cell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67" office:value-type="string" calcext:value-type="string" table:number-columns-spanned="2" table:number-rows-spanned="1">
            <text:p>Ellenőrizzük a home gomb jelenlétét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Látszik a Home gomb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9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67" office:value-type="string" calcext:value-type="string" table:number-columns-spanned="2" table:number-rows-spanned="1">
            <text:p>Ellenőrizzük a Sign in gomb jelenlétét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Látszik a Sign Up gomb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9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68" office:value-type="string" calcext:value-type="string" table:number-columns-spanned="2" table:number-rows-spanned="1">
            <text:p>Ellenőrizzük a Sign up gomb jelenlétét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Látszik a Sign In gomb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9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67" office:value-type="string" calcext:value-type="string" table:number-columns-spanned="2" table:number-rows-spanned="1">
            <text:p>Ellenőrizzük a tag-ek jelenlétét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Látszik a Popular tags listája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9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 office:value-type="float" office:value="8" calcext:value-type="float">
            <text:p>8</text:p>
          </table:table-cell>
          <table:table-cell table:style-name="ce69" table:number-columns-spanned="2" table:number-rows-spanned="1"/>
          <table:covered-table-cell table:style-name="ce74"/>
          <table:table-cell table:style-name="ce69" table:number-columns-spanned="2" table:number-rows-spanned="1"/>
          <table:covered-table-cell table:style-name="ce69"/>
          <table:table-cell table:style-name="ce87" table:number-columns-spanned="3" table:number-rows-spanned="1"/>
          <table:covered-table-cell table:style-name="ce80"/>
          <table:covered-table-cell table:style-name="ce81"/>
          <table:table-cell table:style-name="ce97"/>
          <table:table-cell table:style-name="ce104"/>
          <table:table-cell table:style-name="ce108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1'.J5:'TC-001'.J5">
            <calcext:condition calcext:apply-style-name="Excel_CondFormat_14_1_1" calcext:value="formula-is(NOT(ISERROR(SEARCH(&quot;Pass&quot;;[.J5]))))" calcext:base-cell-address="'TC-001'.J5"/>
            <calcext:condition calcext:apply-style-name="Excel_CondFormat_14_1_2" calcext:value="formula-is(NOT(ISERROR(SEARCH(&quot;Fail&quot;;[.J5]))))" calcext:base-cell-address="'TC-001'.J5"/>
          </calcext:conditional-format>
          <calcext:conditional-format calcext:target-range-address="'TC-001'.I25:'TC-001'.J25">
            <calcext:condition calcext:apply-style-name="Excel_CondFormat_14_4_1" calcext:value="formula-is(NOT(ISERROR(SEARCH(&quot;Fail&quot;;[.I25]))))" calcext:base-cell-address="'TC-001'.I25"/>
            <calcext:condition calcext:apply-style-name="Excel_CondFormat_14_4_2" calcext:value="formula-is(NOT(ISERROR(SEARCH(&quot;Pass&quot;;[.I25]))))" calcext:base-cell-address="'TC-001'.I25"/>
          </calcext:conditional-format>
          <calcext:conditional-format calcext:target-range-address="'TC-001'.I18:'TC-001'.I20">
            <calcext:condition calcext:apply-style-name="ConditionalStyle_706" calcext:value="contains-text(&quot;Fail&quot;)" calcext:base-cell-address="'TC-001'.I18"/>
            <calcext:condition calcext:apply-style-name="ConditionalStyle_705" calcext:value="contains-text(&quot;Pass&quot;)" calcext:base-cell-address="'TC-001'.I18"/>
          </calcext:conditional-format>
          <calcext:conditional-format calcext:target-range-address="'TC-001'.I22:'TC-001'.I22">
            <calcext:condition calcext:apply-style-name="ConditionalStyle_702" calcext:value="contains-text(&quot;Fail&quot;)" calcext:base-cell-address="'TC-001'.I22"/>
            <calcext:condition calcext:apply-style-name="ConditionalStyle_701" calcext:value="contains-text(&quot;Pass&quot;)" calcext:base-cell-address="'TC-001'.I22"/>
          </calcext:conditional-format>
          <calcext:conditional-format calcext:target-range-address="'TC-001'.I23:'TC-001'.I23">
            <calcext:condition calcext:apply-style-name="ConditionalStyle_700" calcext:value="contains-text(&quot;Fail&quot;)" calcext:base-cell-address="'TC-001'.I23"/>
            <calcext:condition calcext:apply-style-name="ConditionalStyle_699" calcext:value="contains-text(&quot;Pass&quot;)" calcext:base-cell-address="'TC-001'.I23"/>
          </calcext:conditional-format>
          <calcext:conditional-format calcext:target-range-address="'TC-001'.I21:'TC-001'.I21">
            <calcext:condition calcext:apply-style-name="ConditionalStyle_698" calcext:value="contains-text(&quot;Fail&quot;)" calcext:base-cell-address="'TC-001'.I21"/>
            <calcext:condition calcext:apply-style-name="ConditionalStyle_697" calcext:value="contains-text(&quot;Pass&quot;)" calcext:base-cell-address="'TC-001'.I21"/>
          </calcext:conditional-format>
          <calcext:conditional-format calcext:target-range-address="'TC-001'.I24:'TC-001'.I24">
            <calcext:condition calcext:apply-style-name="ConditionalStyle_696" calcext:value="contains-text(&quot;Fail&quot;)" calcext:base-cell-address="'TC-001'.I24"/>
            <calcext:condition calcext:apply-style-name="ConditionalStyle_695" calcext:value="contains-text(&quot;Pass&quot;)" calcext:base-cell-address="'TC-001'.I24"/>
          </calcext:conditional-format>
        </calcext:conditional-formats>
      </table:table>
      <table:table table:name="TC-002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2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új felhasználó regisztrálása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23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sername: user2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Email: <text:a xlink:href="mailto:user2@hotmail.com" xlink:type="simple">user2@hotmail.com</text:a>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Password: Userpass1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Nyissuk meg a Chrome böngészőt és adjuk meg a <text:a xlink:href="http://localhost:1667/" xlink:type="simple">http://localhost:1667</text:a> URL-t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betölt a homepage oldal (<text:a xlink:href="http://localhost:1667/#/" xlink:type="simple">http://localhost:1667/#/</text:a>)</text:p>
          </table:table-cell>
          <table:covered-table-cell table:style-name="ce67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létezik-e a Sign up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éte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regisztrációs oldal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Sign up gombra kattintva az oldal átirányít a http://localhost:1667/#/register oldalra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office:value-type="string" calcext:value-type="string" table:number-columns-spanned="2" table:number-rows-spanned="1">
            <text:p>Ellenőrizzük a regisztrációs oldal tartalmá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 Sign up felirat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12" table:number-columns-spanned="2" table:number-rows-spanned="1"/>
          <table:covered-table-cell table:style-name="ce114"/>
          <table:table-cell table:style-name="ce86" office:value-type="string" calcext:value-type="string" table:number-columns-spanned="2" table:number-rows-spanned="1">
            <text:p>Megjelenik a Have an account? Lin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Username beviteli mező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z Email beviteli mező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 office:value-type="float" office:value="8" calcext:value-type="float">
            <text:p>8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Password beviteli mező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8"/>
          <table:table-cell table:number-columns-repeated="1013"/>
        </table:table-row>
        <table:table-row table:style-name="ro8">
          <table:table-cell/>
          <table:table-cell table:style-name="ce86" table:number-columns-spanned="2" table:number-rows-spanned="1"/>
          <table:covered-table-cell table:style-name="ce90"/>
          <table:table-cell table:style-name="ce86" office:value-type="string" calcext:value-type="string" table:number-columns-spanned="2" table:number-rows-spanned="1">
            <text:p>Megjelenik a Sign up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8">
          <table:table-cell/>
          <table:table-cell table:style-name="ce86" office:value-type="string" calcext:value-type="string" table:number-columns-spanned="2" table:number-rows-spanned="1">
            <text:p>Ellenőrizzük le, hogy a helyes adat beírható-e a Username mezőb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8">
          <table:table-cell/>
          <table:table-cell table:style-name="ce86" office:value-type="string" calcext:value-type="string" table:number-columns-spanned="2" table:number-rows-spanned="1">
            <text:p>Ellenőrizzük le, hogy a helyes adat beírható-e az Email mezőb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9">
          <table:table-cell/>
          <table:table-cell table:style-name="ce86" office:value-type="string" calcext:value-type="string" table:number-columns-spanned="2" table:number-rows-spanned="1">
            <text:p>Ellenőrizzük le, hogy a helyes adat beírható-e a Password mezőb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írt adat pöttyökkel megjeleni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10">
          <table:table-cell/>
          <table:table-cell table:style-name="ce86" office:value-type="string" calcext:value-type="string" table:number-columns-spanned="2" table:number-rows-spanned="1">
            <text:p>Ellenőrizzük, hogy a sign up gombra kattintva elindul-e a regisztráció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háttérben megnyílik a kezdőlap, az előtérben egy felugró ablak jelenik meg Welcome! Your registration was successful! Felirattal. És egy OK gombbal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9">
          <table:table-cell/>
          <table:table-cell table:style-name="ce86" office:value-type="string" calcext:value-type="string" table:number-columns-spanned="2" table:number-rows-spanned="1">
            <text:p>Győződjünk meg róla, hogy az OK gombra kattintva bezáródik a felugró ablak és a vezérlés átkerül a kezdőlap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felugró ablak bezáródik, a vezérlés átkerül a kezdőlapra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8">
          <table:table-cell/>
          <table:table-cell table:style-name="ce86" office:value-type="string" calcext:value-type="string" table:number-columns-spanned="2" table:number-rows-spanned="1">
            <text:p>Győződjünk meg róla, hogy a belépett felhasználó neve megjelenik-e az oldalon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felhasználó név megjelen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8">
          <table:table-cell/>
          <table:table-cell table:style-name="ce86" office:value-type="string" calcext:value-type="string" table:number-columns-spanned="2" table:number-rows-spanned="1">
            <text:p>Győződjünk meg róla, hogy a Log Out gomb megjelenik az oldalon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Log out gomb látszik a Sign In nem 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2'.J5:'TC-002'.J5">
            <calcext:condition calcext:apply-style-name="Excel_CondFormat_14_1_1" calcext:value="formula-is(NOT(ISERROR(SEARCH(&quot;Pass&quot;;[.J5]))))" calcext:base-cell-address="'TC-002'.J5"/>
            <calcext:condition calcext:apply-style-name="Excel_CondFormat_14_1_2" calcext:value="formula-is(NOT(ISERROR(SEARCH(&quot;Fail&quot;;[.J5]))))" calcext:base-cell-address="'TC-002'.J5"/>
          </calcext:conditional-format>
          <calcext:conditional-format calcext:target-range-address="'TC-002'.I24:'TC-002'.I30">
            <calcext:condition calcext:apply-style-name="ConditionalStyle_694" calcext:value="contains-text(&quot;Fail&quot;)" calcext:base-cell-address="'TC-002'.I24"/>
            <calcext:condition calcext:apply-style-name="ConditionalStyle_693" calcext:value="contains-text(&quot;Pass&quot;)" calcext:base-cell-address="'TC-002'.I24"/>
          </calcext:conditional-format>
          <calcext:conditional-format calcext:target-range-address="'TC-002'.I31:'TC-002'.I33">
            <calcext:condition calcext:apply-style-name="ConditionalStyle_692" calcext:value="contains-text(&quot;Fail&quot;)" calcext:base-cell-address="'TC-002'.I31"/>
            <calcext:condition calcext:apply-style-name="ConditionalStyle_691" calcext:value="contains-text(&quot;Pass&quot;)" calcext:base-cell-address="'TC-002'.I31"/>
          </calcext:conditional-format>
          <calcext:conditional-format calcext:target-range-address="'TC-002'.I37:'TC-002'.I37">
            <calcext:condition calcext:apply-style-name="ConditionalStyle_690" calcext:value="contains-text(&quot;Fail&quot;)" calcext:base-cell-address="'TC-002'.I37"/>
            <calcext:condition calcext:apply-style-name="ConditionalStyle_689" calcext:value="contains-text(&quot;Pass&quot;)" calcext:base-cell-address="'TC-002'.I37"/>
          </calcext:conditional-format>
          <calcext:conditional-format calcext:target-range-address="'TC-002'.I36:'TC-002'.I36">
            <calcext:condition calcext:apply-style-name="ConditionalStyle_686" calcext:value="contains-text(&quot;Fail&quot;)" calcext:base-cell-address="'TC-002'.I36"/>
            <calcext:condition calcext:apply-style-name="ConditionalStyle_685" calcext:value="contains-text(&quot;Pass&quot;)" calcext:base-cell-address="'TC-002'.I36"/>
          </calcext:conditional-format>
          <calcext:conditional-format calcext:target-range-address="'TC-002'.I38:'TC-002'.I38">
            <calcext:condition calcext:apply-style-name="ConditionalStyle_684" calcext:value="contains-text(&quot;Fail&quot;)" calcext:base-cell-address="'TC-002'.I38"/>
            <calcext:condition calcext:apply-style-name="ConditionalStyle_683" calcext:value="contains-text(&quot;Pass&quot;)" calcext:base-cell-address="'TC-002'.I38"/>
          </calcext:conditional-format>
          <calcext:conditional-format calcext:target-range-address="'TC-002'.I39:'TC-002'.I39">
            <calcext:condition calcext:apply-style-name="ConditionalStyle_682" calcext:value="contains-text(&quot;Fail&quot;)" calcext:base-cell-address="'TC-002'.I39"/>
            <calcext:condition calcext:apply-style-name="ConditionalStyle_681" calcext:value="contains-text(&quot;Pass&quot;)" calcext:base-cell-address="'TC-002'.I39"/>
          </calcext:conditional-format>
          <calcext:conditional-format calcext:target-range-address="'TC-002'.I34:'TC-002'.I34">
            <calcext:condition calcext:apply-style-name="ConditionalStyle_680" calcext:value="contains-text(&quot;Fail&quot;)" calcext:base-cell-address="'TC-002'.I34"/>
            <calcext:condition calcext:apply-style-name="ConditionalStyle_679" calcext:value="contains-text(&quot;Pass&quot;)" calcext:base-cell-address="'TC-002'.I34"/>
          </calcext:conditional-format>
          <calcext:conditional-format calcext:target-range-address="'TC-002'.I35:'TC-002'.I35">
            <calcext:condition calcext:apply-style-name="ConditionalStyle_678" calcext:value="contains-text(&quot;Fail&quot;)" calcext:base-cell-address="'TC-002'.I35"/>
            <calcext:condition calcext:apply-style-name="ConditionalStyle_677" calcext:value="contains-text(&quot;Pass&quot;)" calcext:base-cell-address="'TC-002'.I35"/>
          </calcext:conditional-format>
        </calcext:conditional-formats>
      </table:table>
      <table:table table:name="TC-003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3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Regisztrált felhasználó belépése helyes adatokkal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33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sername: user2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Email: <text:a xlink:href="mailto:user2@hotmail.com" xlink:type="simple">user2@hotmail.com</text:a>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Password: Userpass1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Nyissuk meg a Chrome böngészőt és adjuk meg a <text:a xlink:href="http://localhost:1667/" xlink:type="simple">http://localhost:1667</text:a> URL-t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betölt a homepage oldal (<text:a xlink:href="http://localhost:1667/#/" xlink:type="simple">http://localhost:1667/#/</text:a>)</text:p>
          </table:table-cell>
          <table:covered-table-cell table:style-name="ce67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létezik-e a Sign in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éte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bejelentkezés oldalra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A Sign up gombra kattintva az oldal átirányít a http://localhost:1667/#/login oldalra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office:value-type="string" calcext:value-type="string" table:number-columns-spanned="2" table:number-rows-spanned="1">
            <text:p>Ellenőrizzük a bejelentkezés oldal tartalmá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Megjelenik a Sign in felirat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12" table:number-columns-spanned="2" table:number-rows-spanned="1"/>
          <table:covered-table-cell table:style-name="ce114"/>
          <table:table-cell table:style-name="ce86" office:value-type="string" calcext:value-type="string" table:number-columns-spanned="2" table:number-rows-spanned="1">
            <text:p>Megjelenik a Need an account? Lin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86"/>
          <table:table-cell table:style-name="ce86" office:value-type="string" calcext:value-type="string" table:number-columns-spanned="2" table:number-rows-spanned="1">
            <text:p>Megjelenik az Email beviteli mező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86"/>
          <table:table-cell table:style-name="ce86" office:value-type="string" calcext:value-type="string" table:number-columns-spanned="2" table:number-rows-spanned="1">
            <text:p>Megjelenik a Password beviteli mező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90"/>
          <table:table-cell table:style-name="ce86" office:value-type="string" calcext:value-type="string" table:number-columns-spanned="2" table:number-rows-spanned="1">
            <text:p>Megjelenik a Sign in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/>
          <table:table-cell table:style-name="ce86" office:value-type="string" calcext:value-type="string" table:number-columns-spanned="2" table:number-rows-spanned="1">
            <text:p>Ellenőrizzük le, hogy az adat beírható-e az Email mezőb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 le, hogy az adat beírható-e a Password mezőb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írt adat pöttyökkel megjeleni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, hogy a sign in gombra kattintva elindul-e a bejelentkezés</text:p>
          </table:table-cell>
          <table:covered-table-cell table:style-name="ce86"/>
          <table:table-cell table:style-name="ce124" office:value-type="string" calcext:value-type="string" table:number-columns-spanned="2" table:number-rows-spanned="1">
            <text:p>A rendszer a főoldalra irányít, megjelenik a kezdőoldal</text:p>
          </table:table-cell>
          <table:covered-table-cell table:style-name="ce124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/>
          <table:table-cell table:style-name="ce86" office:value-type="string" calcext:value-type="string" table:number-columns-spanned="2" table:number-rows-spanned="1">
            <text:p>Győződjünk meg róla, hogy a belépett felhasználó neve megjelenik-e az oldalo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A felhasználó név megjelen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/>
          <table:table-cell table:style-name="ce86" office:value-type="string" calcext:value-type="string" table:number-columns-spanned="2" table:number-rows-spanned="1">
            <text:p>Győződjünk meg róla, hogy a Log Out gomb megjelenik az oldalo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A Log out gomb látszik a Sign In nem 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2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0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1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2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3'.J5:'TC-003'.J5">
            <calcext:condition calcext:apply-style-name="Excel_CondFormat_14_1_1" calcext:value="formula-is(NOT(ISERROR(SEARCH(&quot;Pass&quot;;[.J5]))))" calcext:base-cell-address="'TC-003'.J5"/>
            <calcext:condition calcext:apply-style-name="Excel_CondFormat_14_1_2" calcext:value="formula-is(NOT(ISERROR(SEARCH(&quot;Fail&quot;;[.J5]))))" calcext:base-cell-address="'TC-003'.J5"/>
          </calcext:conditional-format>
          <calcext:conditional-format calcext:target-range-address="'TC-003'.I24:'TC-003'.I30">
            <calcext:condition calcext:apply-style-name="ConditionalStyle_694" calcext:value="contains-text(&quot;Fail&quot;)" calcext:base-cell-address="'TC-003'.I24"/>
            <calcext:condition calcext:apply-style-name="ConditionalStyle_693" calcext:value="contains-text(&quot;Pass&quot;)" calcext:base-cell-address="'TC-003'.I24"/>
          </calcext:conditional-format>
          <calcext:conditional-format calcext:target-range-address="'TC-003'.I31:'TC-003'.I33">
            <calcext:condition calcext:apply-style-name="ConditionalStyle_692" calcext:value="contains-text(&quot;Fail&quot;)" calcext:base-cell-address="'TC-003'.I31"/>
            <calcext:condition calcext:apply-style-name="ConditionalStyle_691" calcext:value="contains-text(&quot;Pass&quot;)" calcext:base-cell-address="'TC-003'.I31"/>
          </calcext:conditional-format>
          <calcext:conditional-format calcext:target-range-address="'TC-003'.I37:'TC-003'.I37">
            <calcext:condition calcext:apply-style-name="ConditionalStyle_690" calcext:value="contains-text(&quot;Fail&quot;)" calcext:base-cell-address="'TC-003'.I37"/>
            <calcext:condition calcext:apply-style-name="ConditionalStyle_689" calcext:value="contains-text(&quot;Pass&quot;)" calcext:base-cell-address="'TC-003'.I37"/>
          </calcext:conditional-format>
          <calcext:conditional-format calcext:target-range-address="'TC-003'.I36:'TC-003'.I36">
            <calcext:condition calcext:apply-style-name="ConditionalStyle_686" calcext:value="contains-text(&quot;Fail&quot;)" calcext:base-cell-address="'TC-003'.I36"/>
            <calcext:condition calcext:apply-style-name="ConditionalStyle_685" calcext:value="contains-text(&quot;Pass&quot;)" calcext:base-cell-address="'TC-003'.I36"/>
          </calcext:conditional-format>
          <calcext:conditional-format calcext:target-range-address="'TC-003'.I38:'TC-003'.I38">
            <calcext:condition calcext:apply-style-name="ConditionalStyle_684" calcext:value="contains-text(&quot;Fail&quot;)" calcext:base-cell-address="'TC-003'.I38"/>
            <calcext:condition calcext:apply-style-name="ConditionalStyle_683" calcext:value="contains-text(&quot;Pass&quot;)" calcext:base-cell-address="'TC-003'.I38"/>
          </calcext:conditional-format>
          <calcext:conditional-format calcext:target-range-address="'TC-003'.I39:'TC-003'.I39">
            <calcext:condition calcext:apply-style-name="ConditionalStyle_682" calcext:value="contains-text(&quot;Fail&quot;)" calcext:base-cell-address="'TC-003'.I39"/>
            <calcext:condition calcext:apply-style-name="ConditionalStyle_681" calcext:value="contains-text(&quot;Pass&quot;)" calcext:base-cell-address="'TC-003'.I39"/>
          </calcext:conditional-format>
          <calcext:conditional-format calcext:target-range-address="'TC-003'.I34:'TC-003'.I34">
            <calcext:condition calcext:apply-style-name="ConditionalStyle_680" calcext:value="contains-text(&quot;Fail&quot;)" calcext:base-cell-address="'TC-003'.I34"/>
            <calcext:condition calcext:apply-style-name="ConditionalStyle_679" calcext:value="contains-text(&quot;Pass&quot;)" calcext:base-cell-address="'TC-003'.I34"/>
          </calcext:conditional-format>
          <calcext:conditional-format calcext:target-range-address="'TC-003'.I35:'TC-003'.I35">
            <calcext:condition calcext:apply-style-name="ConditionalStyle_678" calcext:value="contains-text(&quot;Fail&quot;)" calcext:base-cell-address="'TC-003'.I35"/>
            <calcext:condition calcext:apply-style-name="ConditionalStyle_677" calcext:value="contains-text(&quot;Pass&quot;)" calcext:base-cell-address="'TC-003'.I35"/>
          </calcext:conditional-format>
        </calcext:conditional-formats>
      </table:table>
      <table:table table:name="TC-004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4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Keresés tag alapján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46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63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lorem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Nyissuk meg a Chrome böngészőt és adjuk meg a <text:a xlink:href="http://localhost:1667/" xlink:type="simple">http://localhost:1667</text:a> URL-t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betölt a homepage oldal (<text:a xlink:href="http://localhost:1667/#/" xlink:type="simple">http://localhost:1667/#/</text:a>)</text:p>
          </table:table-cell>
          <table:covered-table-cell table:style-name="ce67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Ellenőrizzük a tag-ek jelenlétét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Látszik a Popular tags listája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67" office:value-type="string" calcext:value-type="string" table:number-columns-spanned="2" table:number-rows-spanned="1">
            <text:p>Kattintsunk a tag-re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a global feed mellett megjelenik a #tag és a taget tartalnazó cikkek listája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 office:value-type="string" calcext:value-type="string">
            <text:p>bejelentkezés nélkül nem látszanak a blogbejegyzések</text:p>
          </table:table-cell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67" office:value-type="string" calcext:value-type="string" table:number-columns-spanned="2" table:number-rows-spanned="1">
            <text:p>ellenőrizzük, hogy a kilistázott cikkek valóban tartalmazzák a tag-et</text:p>
          </table:table-cell>
          <table:covered-table-cell table:style-name="ce73"/>
          <table:table-cell table:style-name="ce67" office:value-type="string" calcext:value-type="string" table:number-columns-spanned="2" table:number-rows-spanned="1">
            <text:p>minden cikknél jelen van a tag</text:p>
          </table:table-cell>
          <table:covered-table-cell table:style-name="ce7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 office:value-type="float" office:value="5" calcext:value-type="float">
            <text:p>5</text:p>
          </table:table-cell>
          <table:table-cell table:style-name="ce67" table:number-columns-spanned="2" table:number-rows-spanned="1"/>
          <table:covered-table-cell table:style-name="ce73"/>
          <table:table-cell table:style-name="ce67" table:number-columns-spanned="2" table:number-rows-spanned="1"/>
          <table:covered-table-cell table:style-name="ce73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6" table:number-columns-spanned="2" table:number-rows-spanned="1"/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68" table:number-columns-spanned="2" table:number-rows-spanned="1"/>
          <table:covered-table-cell table:style-name="ce73"/>
          <table:table-cell table:style-name="ce67" table:number-columns-spanned="2" table:number-rows-spanned="1"/>
          <table:covered-table-cell table:style-name="ce73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7" table:number-columns-spanned="2" table:number-rows-spanned="1"/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 office:value-type="float" office:value="7" calcext:value-type="float">
            <text:p>7</text:p>
          </table:table-cell>
          <table:table-cell table:style-name="ce67" table:number-columns-spanned="2" table:number-rows-spanned="1"/>
          <table:covered-table-cell table:style-name="ce73"/>
          <table:table-cell table:style-name="ce67" table:number-columns-spanned="2" table:number-rows-spanned="1"/>
          <table:covered-table-cell table:style-name="ce73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8" table:number-columns-spanned="2" table:number-rows-spanned="1"/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 office:value-type="float" office:value="8" calcext:value-type="float">
            <text:p>8</text:p>
          </table:table-cell>
          <table:table-cell table:style-name="ce67" table:number-columns-spanned="2" table:number-rows-spanned="1"/>
          <table:covered-table-cell table:style-name="ce73"/>
          <table:table-cell table:style-name="ce67" table:number-columns-spanned="2" table:number-rows-spanned="1"/>
          <table:covered-table-cell table:style-name="ce73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8" table:number-columns-spanned="2" table:number-rows-spanned="1"/>
          <table:covered-table-cell table:style-name="ce103"/>
          <table:table-cell table:style-name="ce107"/>
          <table:table-cell table:number-columns-repeated="1013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9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39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124" table:number-columns-spanned="2" table:number-rows-spanned="1"/>
          <table:covered-table-cell table:style-name="ce124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40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41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42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43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44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45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4'.J5:'TC-004'.J5">
            <calcext:condition calcext:apply-style-name="Excel_CondFormat_14_1_1" calcext:value="formula-is(NOT(ISERROR(SEARCH(&quot;Pass&quot;;[.J5]))))" calcext:base-cell-address="'TC-004'.J5"/>
            <calcext:condition calcext:apply-style-name="Excel_CondFormat_14_1_2" calcext:value="formula-is(NOT(ISERROR(SEARCH(&quot;Fail&quot;;[.J5]))))" calcext:base-cell-address="'TC-004'.J5"/>
          </calcext:conditional-format>
          <calcext:conditional-format calcext:target-range-address="'TC-004'.I25:'TC-004'.I33">
            <calcext:condition calcext:apply-style-name="ConditionalStyle_692" calcext:value="contains-text(&quot;Fail&quot;)" calcext:base-cell-address="'TC-004'.I25"/>
            <calcext:condition calcext:apply-style-name="ConditionalStyle_691" calcext:value="contains-text(&quot;Pass&quot;)" calcext:base-cell-address="'TC-004'.I25"/>
          </calcext:conditional-format>
          <calcext:conditional-format calcext:target-range-address="'TC-004'.I37:'TC-004'.I37">
            <calcext:condition calcext:apply-style-name="ConditionalStyle_690" calcext:value="contains-text(&quot;Fail&quot;)" calcext:base-cell-address="'TC-004'.I37"/>
            <calcext:condition calcext:apply-style-name="ConditionalStyle_689" calcext:value="contains-text(&quot;Pass&quot;)" calcext:base-cell-address="'TC-004'.I37"/>
          </calcext:conditional-format>
          <calcext:conditional-format calcext:target-range-address="'TC-004'.I36:'TC-004'.I36">
            <calcext:condition calcext:apply-style-name="ConditionalStyle_686" calcext:value="contains-text(&quot;Fail&quot;)" calcext:base-cell-address="'TC-004'.I36"/>
            <calcext:condition calcext:apply-style-name="ConditionalStyle_685" calcext:value="contains-text(&quot;Pass&quot;)" calcext:base-cell-address="'TC-004'.I36"/>
          </calcext:conditional-format>
          <calcext:conditional-format calcext:target-range-address="'TC-004'.I38:'TC-004'.I38">
            <calcext:condition calcext:apply-style-name="ConditionalStyle_684" calcext:value="contains-text(&quot;Fail&quot;)" calcext:base-cell-address="'TC-004'.I38"/>
            <calcext:condition calcext:apply-style-name="ConditionalStyle_683" calcext:value="contains-text(&quot;Pass&quot;)" calcext:base-cell-address="'TC-004'.I38"/>
          </calcext:conditional-format>
          <calcext:conditional-format calcext:target-range-address="'TC-004'.I39:'TC-004'.I39">
            <calcext:condition calcext:apply-style-name="ConditionalStyle_682" calcext:value="contains-text(&quot;Fail&quot;)" calcext:base-cell-address="'TC-004'.I39"/>
            <calcext:condition calcext:apply-style-name="ConditionalStyle_681" calcext:value="contains-text(&quot;Pass&quot;)" calcext:base-cell-address="'TC-004'.I39"/>
          </calcext:conditional-format>
          <calcext:conditional-format calcext:target-range-address="'TC-004'.I34:'TC-004'.I34">
            <calcext:condition calcext:apply-style-name="ConditionalStyle_680" calcext:value="contains-text(&quot;Fail&quot;)" calcext:base-cell-address="'TC-004'.I34"/>
            <calcext:condition calcext:apply-style-name="ConditionalStyle_679" calcext:value="contains-text(&quot;Pass&quot;)" calcext:base-cell-address="'TC-004'.I34"/>
          </calcext:conditional-format>
          <calcext:conditional-format calcext:target-range-address="'TC-004'.I35:'TC-004'.I35">
            <calcext:condition calcext:apply-style-name="ConditionalStyle_678" calcext:value="contains-text(&quot;Fail&quot;)" calcext:base-cell-address="'TC-004'.I35"/>
            <calcext:condition calcext:apply-style-name="ConditionalStyle_677" calcext:value="contains-text(&quot;Pass&quot;)" calcext:base-cell-address="'TC-004'.I35"/>
          </calcext:conditional-format>
          <calcext:conditional-format calcext:target-range-address="'TC-004'.I24:'TC-004'.I26">
            <calcext:condition calcext:apply-style-name="ConditionalStyle_706" calcext:value="contains-text(&quot;Fail&quot;)" calcext:base-cell-address="'TC-004'.I24"/>
            <calcext:condition calcext:apply-style-name="ConditionalStyle_705" calcext:value="contains-text(&quot;Pass&quot;)" calcext:base-cell-address="'TC-004'.I24"/>
          </calcext:conditional-format>
          <calcext:conditional-format calcext:target-range-address="'TC-004'.I28:'TC-004'.I28 'TC-004'.I30:'TC-004'.I31">
            <calcext:condition calcext:apply-style-name="ConditionalStyle_702" calcext:value="contains-text(&quot;Fail&quot;)" calcext:base-cell-address="'TC-004'.I28"/>
            <calcext:condition calcext:apply-style-name="ConditionalStyle_701" calcext:value="contains-text(&quot;Pass&quot;)" calcext:base-cell-address="'TC-004'.I28"/>
          </calcext:conditional-format>
          <calcext:conditional-format calcext:target-range-address="'TC-004'.I29:'TC-004'.I29">
            <calcext:condition calcext:apply-style-name="ConditionalStyle_700" calcext:value="contains-text(&quot;Fail&quot;)" calcext:base-cell-address="'TC-004'.I29"/>
            <calcext:condition calcext:apply-style-name="ConditionalStyle_699" calcext:value="contains-text(&quot;Pass&quot;)" calcext:base-cell-address="'TC-004'.I29"/>
          </calcext:conditional-format>
          <calcext:conditional-format calcext:target-range-address="'TC-004'.I27:'TC-004'.I27">
            <calcext:condition calcext:apply-style-name="ConditionalStyle_698" calcext:value="contains-text(&quot;Fail&quot;)" calcext:base-cell-address="'TC-004'.I27"/>
            <calcext:condition calcext:apply-style-name="ConditionalStyle_697" calcext:value="contains-text(&quot;Pass&quot;)" calcext:base-cell-address="'TC-004'.I27"/>
          </calcext:conditional-format>
        </calcext:conditional-formats>
      </table:table>
      <table:table table:name="TC-005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5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Blogposztok listázása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63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48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http://localhost:1667/#/és a Global Feed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48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4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152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office:value-type="string" calcext:value-type="string" table:number-columns-spanned="2" table:number-rows-spanned="1">
            <text:p>Görgessünk le az oldal al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e tudunk görgetni az oldal aljára és közben egymás után sorban láthatók a posztok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124" table:number-columns-spanned="2" table:number-rows-spanned="1"/>
          <table:covered-table-cell table:style-name="ce124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5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5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5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60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61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62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5'.J5:'TC-005'.J5">
            <calcext:condition calcext:apply-style-name="Excel_CondFormat_14_1_1" calcext:value="formula-is(NOT(ISERROR(SEARCH(&quot;Pass&quot;;[.J5]))))" calcext:base-cell-address="'TC-005'.J5"/>
            <calcext:condition calcext:apply-style-name="Excel_CondFormat_14_1_2" calcext:value="formula-is(NOT(ISERROR(SEARCH(&quot;Fail&quot;;[.J5]))))" calcext:base-cell-address="'TC-005'.J5"/>
          </calcext:conditional-format>
          <calcext:conditional-format calcext:target-range-address="'TC-005'.I37:'TC-005'.I37">
            <calcext:condition calcext:apply-style-name="ConditionalStyle_690" calcext:value="contains-text(&quot;Fail&quot;)" calcext:base-cell-address="'TC-005'.I37"/>
            <calcext:condition calcext:apply-style-name="ConditionalStyle_689" calcext:value="contains-text(&quot;Pass&quot;)" calcext:base-cell-address="'TC-005'.I37"/>
          </calcext:conditional-format>
          <calcext:conditional-format calcext:target-range-address="'TC-005'.I36:'TC-005'.I36">
            <calcext:condition calcext:apply-style-name="ConditionalStyle_686" calcext:value="contains-text(&quot;Fail&quot;)" calcext:base-cell-address="'TC-005'.I36"/>
            <calcext:condition calcext:apply-style-name="ConditionalStyle_685" calcext:value="contains-text(&quot;Pass&quot;)" calcext:base-cell-address="'TC-005'.I36"/>
          </calcext:conditional-format>
          <calcext:conditional-format calcext:target-range-address="'TC-005'.I38:'TC-005'.I38">
            <calcext:condition calcext:apply-style-name="ConditionalStyle_684" calcext:value="contains-text(&quot;Fail&quot;)" calcext:base-cell-address="'TC-005'.I38"/>
            <calcext:condition calcext:apply-style-name="ConditionalStyle_683" calcext:value="contains-text(&quot;Pass&quot;)" calcext:base-cell-address="'TC-005'.I38"/>
          </calcext:conditional-format>
          <calcext:conditional-format calcext:target-range-address="'TC-005'.I39:'TC-005'.I39">
            <calcext:condition calcext:apply-style-name="ConditionalStyle_682" calcext:value="contains-text(&quot;Fail&quot;)" calcext:base-cell-address="'TC-005'.I39"/>
            <calcext:condition calcext:apply-style-name="ConditionalStyle_681" calcext:value="contains-text(&quot;Pass&quot;)" calcext:base-cell-address="'TC-005'.I39"/>
          </calcext:conditional-format>
          <calcext:conditional-format calcext:target-range-address="'TC-005'.I34:'TC-005'.I34">
            <calcext:condition calcext:apply-style-name="ConditionalStyle_680" calcext:value="contains-text(&quot;Fail&quot;)" calcext:base-cell-address="'TC-005'.I34"/>
            <calcext:condition calcext:apply-style-name="ConditionalStyle_679" calcext:value="contains-text(&quot;Pass&quot;)" calcext:base-cell-address="'TC-005'.I34"/>
          </calcext:conditional-format>
          <calcext:conditional-format calcext:target-range-address="'TC-005'.I35:'TC-005'.I35">
            <calcext:condition calcext:apply-style-name="ConditionalStyle_678" calcext:value="contains-text(&quot;Fail&quot;)" calcext:base-cell-address="'TC-005'.I35"/>
            <calcext:condition calcext:apply-style-name="ConditionalStyle_677" calcext:value="contains-text(&quot;Pass&quot;)" calcext:base-cell-address="'TC-005'.I35"/>
          </calcext:conditional-format>
          <calcext:conditional-format calcext:target-range-address="'TC-005'.I26:'TC-005'.I26">
            <calcext:condition calcext:apply-style-name="ConditionalStyle_270" calcext:value="contains-text(&quot;Fail&quot;)" calcext:base-cell-address="'TC-005'.I26"/>
            <calcext:condition calcext:apply-style-name="ConditionalStyle_269" calcext:value="contains-text(&quot;Pass&quot;)" calcext:base-cell-address="'TC-005'.I26"/>
          </calcext:conditional-format>
          <calcext:conditional-format calcext:target-range-address="'TC-005'.I24:'TC-005'.I25">
            <calcext:condition calcext:apply-style-name="ConditionalStyle_268" calcext:value="contains-text(&quot;Fail&quot;)" calcext:base-cell-address="'TC-005'.I24"/>
            <calcext:condition calcext:apply-style-name="ConditionalStyle_267" calcext:value="contains-text(&quot;Pass&quot;)" calcext:base-cell-address="'TC-005'.I24"/>
          </calcext:conditional-format>
          <calcext:conditional-format calcext:target-range-address="'TC-005'.I33:'TC-005'.I33">
            <calcext:condition calcext:apply-style-name="ConditionalStyle_266" calcext:value="contains-text(&quot;Fail&quot;)" calcext:base-cell-address="'TC-005'.I33"/>
            <calcext:condition calcext:apply-style-name="ConditionalStyle_265" calcext:value="contains-text(&quot;Pass&quot;)" calcext:base-cell-address="'TC-005'.I33"/>
          </calcext:conditional-format>
          <calcext:conditional-format calcext:target-range-address="'TC-005'.I27:'TC-005'.I27">
            <calcext:condition calcext:apply-style-name="ConditionalStyle_264" calcext:value="contains-text(&quot;Fail&quot;)" calcext:base-cell-address="'TC-005'.I27"/>
            <calcext:condition calcext:apply-style-name="ConditionalStyle_263" calcext:value="contains-text(&quot;Pass&quot;)" calcext:base-cell-address="'TC-005'.I27"/>
          </calcext:conditional-format>
          <calcext:conditional-format calcext:target-range-address="'TC-005'.I28:'TC-005'.I28">
            <calcext:condition calcext:apply-style-name="ConditionalStyle_262" calcext:value="contains-text(&quot;Fail&quot;)" calcext:base-cell-address="'TC-005'.I28"/>
            <calcext:condition calcext:apply-style-name="ConditionalStyle_261" calcext:value="contains-text(&quot;Pass&quot;)" calcext:base-cell-address="'TC-005'.I28"/>
          </calcext:conditional-format>
          <calcext:conditional-format calcext:target-range-address="'TC-005'.I29:'TC-005'.I29">
            <calcext:condition calcext:apply-style-name="ConditionalStyle_260" calcext:value="contains-text(&quot;Fail&quot;)" calcext:base-cell-address="'TC-005'.I29"/>
            <calcext:condition calcext:apply-style-name="ConditionalStyle_259" calcext:value="contains-text(&quot;Pass&quot;)" calcext:base-cell-address="'TC-005'.I29"/>
          </calcext:conditional-format>
          <calcext:conditional-format calcext:target-range-address="'TC-005'.I30:'TC-005'.I30">
            <calcext:condition calcext:apply-style-name="ConditionalStyle_258" calcext:value="contains-text(&quot;Fail&quot;)" calcext:base-cell-address="'TC-005'.I30"/>
            <calcext:condition calcext:apply-style-name="ConditionalStyle_257" calcext:value="contains-text(&quot;Pass&quot;)" calcext:base-cell-address="'TC-005'.I30"/>
          </calcext:conditional-format>
          <calcext:conditional-format calcext:target-range-address="'TC-005'.I31:'TC-005'.I31">
            <calcext:condition calcext:apply-style-name="ConditionalStyle_256" calcext:value="contains-text(&quot;Fail&quot;)" calcext:base-cell-address="'TC-005'.I31"/>
            <calcext:condition calcext:apply-style-name="ConditionalStyle_255" calcext:value="contains-text(&quot;Pass&quot;)" calcext:base-cell-address="'TC-005'.I31"/>
          </calcext:conditional-format>
          <calcext:conditional-format calcext:target-range-address="'TC-005'.I32:'TC-005'.I32">
            <calcext:condition calcext:apply-style-name="ConditionalStyle_254" calcext:value="contains-text(&quot;Fail&quot;)" calcext:base-cell-address="'TC-005'.I32"/>
            <calcext:condition calcext:apply-style-name="ConditionalStyle_253" calcext:value="contains-text(&quot;Pass&quot;)" calcext:base-cell-address="'TC-005'.I32"/>
          </calcext:conditional-format>
        </calcext:conditional-formats>
      </table:table>
      <table:table table:name="TC-006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6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Posztok lapozhatósága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79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sername: user2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Email: <text:a xlink:href="mailto:user2@hotmail.com" xlink:type="simple">user2@hotmail.com</text:a>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Password: Userpass1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6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http://localhost:1667/#/és a Global Feed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6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6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6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6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168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6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7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7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office:value-type="string" calcext:value-type="string" table:number-columns-spanned="2" table:number-rows-spanned="1">
            <text:p>Görgessünk le az oldal al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e tudunk görgetni az oldal aljára és közben egymás után sorban láthatók a posztok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7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6">
          <table:table-cell/>
          <table:table-cell table:style-name="ce86" office:value-type="string" calcext:value-type="string" table:number-columns-spanned="2" table:number-rows-spanned="1">
            <text:p>Ellenőrizzük le, hogy látható-e a következő oldal gombj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átható az aktuális oldal gombja és a következő oldalé is. Az aktuális oldal gombja mutatkozik aktívnak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7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6">
          <table:table-cell/>
          <table:table-cell table:style-name="ce86" office:value-type="string" calcext:value-type="string" table:number-columns-spanned="2" table:number-rows-spanned="1">
            <text:p>Kattintsunk a következő oldal gomb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rendszer a következő 10 bejegyzést teszi láthatóvá és a lapozó gomb második eleme aktív. Az első nem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7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6">
          <table:table-cell/>
          <table:table-cell table:style-name="ce86" office:value-type="string" calcext:value-type="string" table:number-columns-spanned="2" table:number-rows-spanned="1">
            <text:p>Kattintsunk az előző oldal gomb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rendszer <text:s/>ismét az előző 10 bejegyzést teszi láthatóvá és a lapozó gomb első eleme aktív. Az második nem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7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76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77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78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6'.J5:'TC-006'.J5">
            <calcext:condition calcext:apply-style-name="Excel_CondFormat_14_1_1" calcext:value="formula-is(NOT(ISERROR(SEARCH(&quot;Pass&quot;;[.J5]))))" calcext:base-cell-address="'TC-006'.J5"/>
            <calcext:condition calcext:apply-style-name="Excel_CondFormat_14_1_2" calcext:value="formula-is(NOT(ISERROR(SEARCH(&quot;Fail&quot;;[.J5]))))" calcext:base-cell-address="'TC-006'.J5"/>
          </calcext:conditional-format>
          <calcext:conditional-format calcext:target-range-address="'TC-006'.I37:'TC-006'.I37">
            <calcext:condition calcext:apply-style-name="ConditionalStyle_690" calcext:value="contains-text(&quot;Fail&quot;)" calcext:base-cell-address="'TC-006'.I37"/>
            <calcext:condition calcext:apply-style-name="ConditionalStyle_689" calcext:value="contains-text(&quot;Pass&quot;)" calcext:base-cell-address="'TC-006'.I37"/>
          </calcext:conditional-format>
          <calcext:conditional-format calcext:target-range-address="'TC-006'.I38:'TC-006'.I38">
            <calcext:condition calcext:apply-style-name="ConditionalStyle_684" calcext:value="contains-text(&quot;Fail&quot;)" calcext:base-cell-address="'TC-006'.I38"/>
            <calcext:condition calcext:apply-style-name="ConditionalStyle_683" calcext:value="contains-text(&quot;Pass&quot;)" calcext:base-cell-address="'TC-006'.I38"/>
          </calcext:conditional-format>
          <calcext:conditional-format calcext:target-range-address="'TC-006'.I39:'TC-006'.I39">
            <calcext:condition calcext:apply-style-name="ConditionalStyle_682" calcext:value="contains-text(&quot;Fail&quot;)" calcext:base-cell-address="'TC-006'.I39"/>
            <calcext:condition calcext:apply-style-name="ConditionalStyle_681" calcext:value="contains-text(&quot;Pass&quot;)" calcext:base-cell-address="'TC-006'.I39"/>
          </calcext:conditional-format>
          <calcext:conditional-format calcext:target-range-address="'TC-006'.I26:'TC-006'.I26">
            <calcext:condition calcext:apply-style-name="ConditionalStyle_250" calcext:value="contains-text(&quot;Fail&quot;)" calcext:base-cell-address="'TC-006'.I26"/>
            <calcext:condition calcext:apply-style-name="ConditionalStyle_249" calcext:value="contains-text(&quot;Pass&quot;)" calcext:base-cell-address="'TC-006'.I26"/>
          </calcext:conditional-format>
          <calcext:conditional-format calcext:target-range-address="'TC-006'.I24:'TC-006'.I25">
            <calcext:condition calcext:apply-style-name="ConditionalStyle_248" calcext:value="contains-text(&quot;Fail&quot;)" calcext:base-cell-address="'TC-006'.I24"/>
            <calcext:condition calcext:apply-style-name="ConditionalStyle_247" calcext:value="contains-text(&quot;Pass&quot;)" calcext:base-cell-address="'TC-006'.I24"/>
          </calcext:conditional-format>
          <calcext:conditional-format calcext:target-range-address="'TC-006'.I33:'TC-006'.I33">
            <calcext:condition calcext:apply-style-name="ConditionalStyle_246" calcext:value="contains-text(&quot;Fail&quot;)" calcext:base-cell-address="'TC-006'.I33"/>
            <calcext:condition calcext:apply-style-name="ConditionalStyle_245" calcext:value="contains-text(&quot;Pass&quot;)" calcext:base-cell-address="'TC-006'.I33"/>
          </calcext:conditional-format>
          <calcext:conditional-format calcext:target-range-address="'TC-006'.I27:'TC-006'.I27">
            <calcext:condition calcext:apply-style-name="ConditionalStyle_244" calcext:value="contains-text(&quot;Fail&quot;)" calcext:base-cell-address="'TC-006'.I27"/>
            <calcext:condition calcext:apply-style-name="ConditionalStyle_243" calcext:value="contains-text(&quot;Pass&quot;)" calcext:base-cell-address="'TC-006'.I27"/>
          </calcext:conditional-format>
          <calcext:conditional-format calcext:target-range-address="'TC-006'.I28:'TC-006'.I28">
            <calcext:condition calcext:apply-style-name="ConditionalStyle_242" calcext:value="contains-text(&quot;Fail&quot;)" calcext:base-cell-address="'TC-006'.I28"/>
            <calcext:condition calcext:apply-style-name="ConditionalStyle_241" calcext:value="contains-text(&quot;Pass&quot;)" calcext:base-cell-address="'TC-006'.I28"/>
          </calcext:conditional-format>
          <calcext:conditional-format calcext:target-range-address="'TC-006'.I29:'TC-006'.I29">
            <calcext:condition calcext:apply-style-name="ConditionalStyle_240" calcext:value="contains-text(&quot;Fail&quot;)" calcext:base-cell-address="'TC-006'.I29"/>
            <calcext:condition calcext:apply-style-name="ConditionalStyle_239" calcext:value="contains-text(&quot;Pass&quot;)" calcext:base-cell-address="'TC-006'.I29"/>
          </calcext:conditional-format>
          <calcext:conditional-format calcext:target-range-address="'TC-006'.I30:'TC-006'.I30">
            <calcext:condition calcext:apply-style-name="ConditionalStyle_238" calcext:value="contains-text(&quot;Fail&quot;)" calcext:base-cell-address="'TC-006'.I30"/>
            <calcext:condition calcext:apply-style-name="ConditionalStyle_237" calcext:value="contains-text(&quot;Pass&quot;)" calcext:base-cell-address="'TC-006'.I30"/>
          </calcext:conditional-format>
          <calcext:conditional-format calcext:target-range-address="'TC-006'.I31:'TC-006'.I31">
            <calcext:condition calcext:apply-style-name="ConditionalStyle_236" calcext:value="contains-text(&quot;Fail&quot;)" calcext:base-cell-address="'TC-006'.I31"/>
            <calcext:condition calcext:apply-style-name="ConditionalStyle_235" calcext:value="contains-text(&quot;Pass&quot;)" calcext:base-cell-address="'TC-006'.I31"/>
          </calcext:conditional-format>
          <calcext:conditional-format calcext:target-range-address="'TC-006'.I32:'TC-006'.I32">
            <calcext:condition calcext:apply-style-name="ConditionalStyle_234" calcext:value="contains-text(&quot;Fail&quot;)" calcext:base-cell-address="'TC-006'.I32"/>
            <calcext:condition calcext:apply-style-name="ConditionalStyle_233" calcext:value="contains-text(&quot;Pass&quot;)" calcext:base-cell-address="'TC-006'.I32"/>
          </calcext:conditional-format>
          <calcext:conditional-format calcext:target-range-address="'TC-006'.I34:'TC-006'.I34">
            <calcext:condition calcext:apply-style-name="ConditionalStyle_232" calcext:value="contains-text(&quot;Fail&quot;)" calcext:base-cell-address="'TC-006'.I34"/>
            <calcext:condition calcext:apply-style-name="ConditionalStyle_231" calcext:value="contains-text(&quot;Pass&quot;)" calcext:base-cell-address="'TC-006'.I34"/>
          </calcext:conditional-format>
          <calcext:conditional-format calcext:target-range-address="'TC-006'.I35:'TC-006'.I35">
            <calcext:condition calcext:apply-style-name="ConditionalStyle_230" calcext:value="contains-text(&quot;Fail&quot;)" calcext:base-cell-address="'TC-006'.I35"/>
            <calcext:condition calcext:apply-style-name="ConditionalStyle_229" calcext:value="contains-text(&quot;Pass&quot;)" calcext:base-cell-address="'TC-006'.I35"/>
          </calcext:conditional-format>
          <calcext:conditional-format calcext:target-range-address="'TC-006'.I36:'TC-006'.I36">
            <calcext:condition calcext:apply-style-name="ConditionalStyle_228" calcext:value="contains-text(&quot;Fail&quot;)" calcext:base-cell-address="'TC-006'.I36"/>
            <calcext:condition calcext:apply-style-name="ConditionalStyle_227" calcext:value="contains-text(&quot;Pass&quot;)" calcext:base-cell-address="'TC-006'.I36"/>
          </calcext:conditional-format>
        </calcext:conditional-formats>
      </table:table>
      <table:table table:name="TC-007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0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7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Új cikk létrehozása minden mező kitöltésével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00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20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84" office:value-type="string" calcext:value-type="string" table:number-columns-spanned="3" table:number-rows-spanned="1">
            <text:p>Article Title:</text:p>
          </table:table-cell>
          <table:covered-table-cell table:number-columns-repeated="2" table:style-name="ce63"/>
          <table:table-cell table:style-name="ce202" office:value-type="string" calcext:value-type="string">
            <text:p>Teszt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184" office:value-type="string" calcext:value-type="string" table:number-columns-spanned="3" table:number-rows-spanned="1">
            <text:p>What's this article about?:</text:p>
          </table:table-cell>
          <table:covered-table-cell table:number-columns-repeated="2" table:style-name="ce63"/>
          <table:table-cell table:style-name="ce203" office:value-type="string" calcext:value-type="string">
            <text:p>me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80"/>
          <table:table-cell table:style-name="ce111" table:number-columns-repeated="2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184" office:value-type="string" calcext:value-type="string" table:number-columns-spanned="3" table:number-rows-spanned="1">
            <text:p>Write your article (in markdown)</text:p>
          </table:table-cell>
          <table:covered-table-cell table:number-columns-repeated="2" table:style-name="ce63"/>
          <table:table-cell table:style-name="ce203" office:value-type="string" calcext:value-type="string">
            <text:p>Valami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Default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185" office:value-type="string" calcext:value-type="string" table:number-columns-spanned="3" table:number-rows-spanned="1">
            <text:p>Enter tags:</text:p>
          </table:table-cell>
          <table:covered-table-cell table:number-columns-repeated="2" table:style-name="ce64"/>
          <table:table-cell table:style-name="ce203" office:value-type="string" calcext:value-type="string">
            <text:p>key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204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81" office:value-type="string" calcext:value-type="string" table:number-columns-spanned="2" table:number-rows-spanned="1">
            <text:p>Ellenőrizzük, hogy látszik-e a New Article menüpont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látszik</text:p>
          </table:table-cell>
          <table:covered-table-cell table:style-name="ce181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181" office:value-type="string" calcext:value-type="string" table:number-columns-spanned="2" table:number-rows-spanned="1">
            <text:p>Ellenőrizzük, hogy kattintásra átirányít-e az új poszt hozzáadása oldalra</text:p>
          </table:table-cell>
          <table:covered-table-cell table:style-name="ce182"/>
          <table:table-cell table:style-name="ce181" office:value-type="string" calcext:value-type="string" table:number-columns-spanned="2" table:number-rows-spanned="1">
            <text:p>A New Article gombra kattintva az oldal átirányít a http://localhost:1667/#/editor oldalra</text:p>
          </table:table-cell>
          <table:covered-table-cell table:style-name="ce181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12">
          <table:table-cell table:style-name="ce31" office:value-type="float" office:value="3" calcext:value-type="float">
            <text:p>3</text:p>
          </table:table-cell>
          <table:table-cell table:style-name="ce181" office:value-type="string" calcext:value-type="string" table:number-columns-spanned="2" table:number-rows-spanned="1">
            <text:p>Ellenőrizzük le, hogy megjelennek-e a beviteli mezők és a publikálás gomb</text:p>
          </table:table-cell>
          <table:covered-table-cell table:style-name="ce183"/>
          <table:table-cell table:style-name="ce181" office:value-type="string" calcext:value-type="string" table:number-columns-spanned="2" table:number-rows-spanned="1">
            <text:p>Az alábbi beviteli mezők látszanak:</text:p>
            <text:p>- Article Title</text:p>
            <text:p>- What's this article about?</text:p>
            <text:p>- Write your article (in markdown)</text:p>
            <text:p>- Enter tags</text:p>
            <text:p>Valamint egy Publish Article gomb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81" office:value-type="string" calcext:value-type="string" table:number-columns-spanned="2" table:number-rows-spanned="1">
            <text:p>Ellenőrizzük, hogy az Article Title mezőbe a tesztadat beírható</text:p>
          </table:table-cell>
          <table:covered-table-cell table:style-name="ce182"/>
          <table:table-cell table:style-name="ce181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81" office:value-type="string" calcext:value-type="string" table:number-columns-spanned="2" table:number-rows-spanned="1">
            <text:p>Ellenőrizzük, hogy a What's this article about? mezőbe a tesztadat beírható</text:p>
          </table:table-cell>
          <table:covered-table-cell table:style-name="ce182"/>
          <table:table-cell table:style-name="ce181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181" office:value-type="string" calcext:value-type="string" table:number-columns-spanned="2" table:number-rows-spanned="1">
            <text:p>Ellenőrizzük, hogy az Write your article mezőbe a tesztadat beírható</text:p>
          </table:table-cell>
          <table:covered-table-cell table:style-name="ce182"/>
          <table:table-cell table:style-name="ce181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81" office:value-type="string" calcext:value-type="string" table:number-columns-spanned="2" table:number-rows-spanned="1">
            <text:p>Ellenőrizzük, hogy az Enter tags mezőbe a tesztadat beírható</text:p>
          </table:table-cell>
          <table:covered-table-cell table:style-name="ce182"/>
          <table:table-cell table:style-name="ce181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3">
          <table:table-cell table:style-name="ce31" office:value-type="float" office:value="8" calcext:value-type="float">
            <text:p>8</text:p>
          </table:table-cell>
          <table:table-cell table:style-name="ce181" office:value-type="string" calcext:value-type="string" table:number-columns-spanned="2" table:number-rows-spanned="1">
            <text:p>Ellenőrizzük, hogy a Publish Article gomb kattintható</text:p>
          </table:table-cell>
          <table:covered-table-cell table:style-name="ce182"/>
          <table:table-cell table:style-name="ce181" office:value-type="string" calcext:value-type="string" table:number-columns-spanned="2" table:number-rows-spanned="1">
            <text:p>Kattintásra a rendszer menti a bevitt adatokat és átirányít az új poszt oldalára, ahol új bejegyésként megjeleníti a bevitt tartalmat.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3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3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124" table:number-columns-spanned="2" table:number-rows-spanned="1"/>
          <table:covered-table-cell table:style-name="ce124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4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5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6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7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8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199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7'.J5:'TC-007'.J5">
            <calcext:condition calcext:apply-style-name="Excel_CondFormat_14_1_1" calcext:value="formula-is(NOT(ISERROR(SEARCH(&quot;Pass&quot;;[.J5]))))" calcext:base-cell-address="'TC-007'.J5"/>
            <calcext:condition calcext:apply-style-name="Excel_CondFormat_14_1_2" calcext:value="formula-is(NOT(ISERROR(SEARCH(&quot;Fail&quot;;[.J5]))))" calcext:base-cell-address="'TC-007'.J5"/>
          </calcext:conditional-format>
          <calcext:conditional-format calcext:target-range-address="'TC-007'.I25:'TC-007'.I33">
            <calcext:condition calcext:apply-style-name="ConditionalStyle_692" calcext:value="contains-text(&quot;Fail&quot;)" calcext:base-cell-address="'TC-007'.I25"/>
            <calcext:condition calcext:apply-style-name="ConditionalStyle_691" calcext:value="contains-text(&quot;Pass&quot;)" calcext:base-cell-address="'TC-007'.I25"/>
          </calcext:conditional-format>
          <calcext:conditional-format calcext:target-range-address="'TC-007'.I37:'TC-007'.I37">
            <calcext:condition calcext:apply-style-name="ConditionalStyle_690" calcext:value="contains-text(&quot;Fail&quot;)" calcext:base-cell-address="'TC-007'.I37"/>
            <calcext:condition calcext:apply-style-name="ConditionalStyle_689" calcext:value="contains-text(&quot;Pass&quot;)" calcext:base-cell-address="'TC-007'.I37"/>
          </calcext:conditional-format>
          <calcext:conditional-format calcext:target-range-address="'TC-007'.I36:'TC-007'.I36">
            <calcext:condition calcext:apply-style-name="ConditionalStyle_686" calcext:value="contains-text(&quot;Fail&quot;)" calcext:base-cell-address="'TC-007'.I36"/>
            <calcext:condition calcext:apply-style-name="ConditionalStyle_685" calcext:value="contains-text(&quot;Pass&quot;)" calcext:base-cell-address="'TC-007'.I36"/>
          </calcext:conditional-format>
          <calcext:conditional-format calcext:target-range-address="'TC-007'.I38:'TC-007'.I38">
            <calcext:condition calcext:apply-style-name="ConditionalStyle_684" calcext:value="contains-text(&quot;Fail&quot;)" calcext:base-cell-address="'TC-007'.I38"/>
            <calcext:condition calcext:apply-style-name="ConditionalStyle_683" calcext:value="contains-text(&quot;Pass&quot;)" calcext:base-cell-address="'TC-007'.I38"/>
          </calcext:conditional-format>
          <calcext:conditional-format calcext:target-range-address="'TC-007'.I39:'TC-007'.I39">
            <calcext:condition calcext:apply-style-name="ConditionalStyle_682" calcext:value="contains-text(&quot;Fail&quot;)" calcext:base-cell-address="'TC-007'.I39"/>
            <calcext:condition calcext:apply-style-name="ConditionalStyle_681" calcext:value="contains-text(&quot;Pass&quot;)" calcext:base-cell-address="'TC-007'.I39"/>
          </calcext:conditional-format>
          <calcext:conditional-format calcext:target-range-address="'TC-007'.I34:'TC-007'.I34">
            <calcext:condition calcext:apply-style-name="ConditionalStyle_680" calcext:value="contains-text(&quot;Fail&quot;)" calcext:base-cell-address="'TC-007'.I34"/>
            <calcext:condition calcext:apply-style-name="ConditionalStyle_679" calcext:value="contains-text(&quot;Pass&quot;)" calcext:base-cell-address="'TC-007'.I34"/>
          </calcext:conditional-format>
          <calcext:conditional-format calcext:target-range-address="'TC-007'.I35:'TC-007'.I35">
            <calcext:condition calcext:apply-style-name="ConditionalStyle_678" calcext:value="contains-text(&quot;Fail&quot;)" calcext:base-cell-address="'TC-007'.I35"/>
            <calcext:condition calcext:apply-style-name="ConditionalStyle_677" calcext:value="contains-text(&quot;Pass&quot;)" calcext:base-cell-address="'TC-007'.I35"/>
          </calcext:conditional-format>
          <calcext:conditional-format calcext:target-range-address="'TC-007'.I26:'TC-007'.I26">
            <calcext:condition calcext:apply-style-name="ConditionalStyle_518" calcext:value="contains-text(&quot;Fail&quot;)" calcext:base-cell-address="'TC-007'.I26"/>
            <calcext:condition calcext:apply-style-name="ConditionalStyle_517" calcext:value="contains-text(&quot;Pass&quot;)" calcext:base-cell-address="'TC-007'.I26"/>
          </calcext:conditional-format>
          <calcext:conditional-format calcext:target-range-address="'TC-007'.I24:'TC-007'.I25">
            <calcext:condition calcext:apply-style-name="ConditionalStyle_514" calcext:value="contains-text(&quot;Fail&quot;)" calcext:base-cell-address="'TC-007'.I24"/>
            <calcext:condition calcext:apply-style-name="ConditionalStyle_513" calcext:value="contains-text(&quot;Pass&quot;)" calcext:base-cell-address="'TC-007'.I24"/>
          </calcext:conditional-format>
          <calcext:conditional-format calcext:target-range-address="'TC-007'.I27:'TC-007'.I27">
            <calcext:condition calcext:apply-style-name="ConditionalStyle_512" calcext:value="contains-text(&quot;Fail&quot;)" calcext:base-cell-address="'TC-007'.I27"/>
            <calcext:condition calcext:apply-style-name="ConditionalStyle_511" calcext:value="contains-text(&quot;Pass&quot;)" calcext:base-cell-address="'TC-007'.I27"/>
          </calcext:conditional-format>
          <calcext:conditional-format calcext:target-range-address="'TC-007'.I28:'TC-007'.I28">
            <calcext:condition calcext:apply-style-name="ConditionalStyle_510" calcext:value="contains-text(&quot;Fail&quot;)" calcext:base-cell-address="'TC-007'.I28"/>
            <calcext:condition calcext:apply-style-name="ConditionalStyle_509" calcext:value="contains-text(&quot;Pass&quot;)" calcext:base-cell-address="'TC-007'.I28"/>
          </calcext:conditional-format>
          <calcext:conditional-format calcext:target-range-address="'TC-007'.I29:'TC-007'.I29">
            <calcext:condition calcext:apply-style-name="ConditionalStyle_508" calcext:value="contains-text(&quot;Fail&quot;)" calcext:base-cell-address="'TC-007'.I29"/>
            <calcext:condition calcext:apply-style-name="ConditionalStyle_507" calcext:value="contains-text(&quot;Pass&quot;)" calcext:base-cell-address="'TC-007'.I29"/>
          </calcext:conditional-format>
          <calcext:conditional-format calcext:target-range-address="'TC-007'.I30:'TC-007'.I30">
            <calcext:condition calcext:apply-style-name="ConditionalStyle_506" calcext:value="contains-text(&quot;Fail&quot;)" calcext:base-cell-address="'TC-007'.I30"/>
            <calcext:condition calcext:apply-style-name="ConditionalStyle_505" calcext:value="contains-text(&quot;Pass&quot;)" calcext:base-cell-address="'TC-007'.I30"/>
          </calcext:conditional-format>
          <calcext:conditional-format calcext:target-range-address="'TC-007'.I31:'TC-007'.I31">
            <calcext:condition calcext:apply-style-name="ConditionalStyle_504" calcext:value="contains-text(&quot;Fail&quot;)" calcext:base-cell-address="'TC-007'.I31"/>
            <calcext:condition calcext:apply-style-name="ConditionalStyle_503" calcext:value="contains-text(&quot;Pass&quot;)" calcext:base-cell-address="'TC-007'.I31"/>
          </calcext:conditional-format>
        </calcext:conditional-formats>
      </table:table>
      <table:table table:name="TC-008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7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8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Saját cikk cimének szerkesztése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25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63" office:value-type="string" calcext:value-type="string" table:number-columns-spanned="3" table:number-rows-spanned="1">
            <text:p>TC007 végrehajtva</text:p>
          </table:table-cell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Default" office:value-type="string" calcext:value-type="string">
            <text:p>user2</text:p>
          </table:table-cell>
          <table:table-cell table:style-name="Default" table:number-columns-repeated="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184" office:value-type="string" calcext:value-type="string" table:number-columns-spanned="3" table:number-rows-spanned="1">
            <text:p>Article Title:</text:p>
          </table:table-cell>
          <table:covered-table-cell table:number-columns-repeated="2" table:style-name="ce63"/>
          <table:table-cell table:style-name="ce202" office:value-type="string" calcext:value-type="string">
            <text:p>Módosult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184" table:number-columns-spanned="3" table:number-rows-spanned="1"/>
          <table:covered-table-cell table:number-columns-repeated="2" table:style-name="ce63"/>
          <table:table-cell table:style-name="ce20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185" table:number-columns-spanned="3" table:number-rows-spanned="1"/>
          <table:covered-table-cell table:number-columns-repeated="2" table:style-name="ce64"/>
          <table:table-cell table:style-name="ce20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204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Profil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0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<text:a xlink:href="http://localhost:1667/#/@user2/" xlink:type="simple">http://localhost:1667/#/@user2/</text:a> és a My articles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0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13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csak a felhasználó által a publikált bejegyzések jelennek meg a My articles fül alat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Csak a felhasználó által publikált bejegyzések Címel, alcímmel és tag-ekkel jelennek meg az oldalon. Alattuk egy-egy Read more… gomb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0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4" calcext:value-type="float">
            <text:p>4</text:p>
          </table:table-cell>
          <table:table-cell table:style-name="ce86" office:value-type="string" calcext:value-type="string" table:number-columns-spanned="2" table:number-rows-spanned="1">
            <text:p>Kattintsuk az első olyan bejegyzésnél látható Read more… gombra, amelyet a felahasználó hozott létre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rendszer átirányít a bejegyzés oldalára http://localhost:1667/#/articles/cikk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0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86" office:value-type="string" calcext:value-type="string" table:number-columns-spanned="2" table:number-rows-spanned="1">
            <text:p>Ellenőrizzük az oldal tartalmá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0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0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09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11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Edit Article gomb és egy Delete Articl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kommentelési mező és a hozzá tartozó Post Comment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6">
          <table:table-cell/>
          <table:table-cell table:style-name="ce86" office:value-type="string" calcext:value-type="string" table:number-columns-spanned="2" table:number-rows-spanned="1">
            <text:p>Kattintsunk az Edit Article gomb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rendszer átirányít a bejegyzés szerkesztési oldalára http://localhost:1667/#/editor/cikk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 le az oldal elemei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z Article Title mező és látható benne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What's this article about? mező és látható benne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Write your article mező és látható benne a bejegyzés szöveg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z Enter tags mező és látható benne a korábban hozzáadott tag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Publish Articl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, hogy az Article Title mezőbe a tesztadat beírható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, hogy a What's this article about? mezőbe a tesztadat beírható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, hogy az Write your article mezőbe a tesztadat beírható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, hogy az Enter tags mezőbe a tesztadat beírható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4">
          <table:table-cell/>
          <table:table-cell table:style-name="ce86" office:value-type="string" calcext:value-type="string" table:number-columns-spanned="2" table:number-rows-spanned="1">
            <text:p>Ellenőrizzük, hogy a Publish Article gomb kattintható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Kattintásra a rendszer menti a bevitt adatokat és átirányít az új poszt oldalára, ahol új bejegyésként megjeleníti a bevitt tartalmat és a tag-eket. Alatta megjelenik a kommentelési mező és a hozzá tartozó Post Comment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8'.J5:'TC-008'.J5">
            <calcext:condition calcext:apply-style-name="Excel_CondFormat_14_1_1" calcext:value="formula-is(NOT(ISERROR(SEARCH(&quot;Pass&quot;;[.J5]))))" calcext:base-cell-address="'TC-008'.J5"/>
            <calcext:condition calcext:apply-style-name="Excel_CondFormat_14_1_2" calcext:value="formula-is(NOT(ISERROR(SEARCH(&quot;Fail&quot;;[.J5]))))" calcext:base-cell-address="'TC-008'.J5"/>
          </calcext:conditional-format>
          <calcext:conditional-format calcext:target-range-address="'TC-008'.I26:'TC-008'.I27">
            <calcext:condition calcext:apply-style-name="ConditionalStyle_418" calcext:value="contains-text(&quot;Fail&quot;)" calcext:base-cell-address="'TC-008'.I26"/>
            <calcext:condition calcext:apply-style-name="ConditionalStyle_417" calcext:value="contains-text(&quot;Pass&quot;)" calcext:base-cell-address="'TC-008'.I26"/>
          </calcext:conditional-format>
          <calcext:conditional-format calcext:target-range-address="'TC-008'.I24:'TC-008'.I25">
            <calcext:condition calcext:apply-style-name="ConditionalStyle_412" calcext:value="contains-text(&quot;Fail&quot;)" calcext:base-cell-address="'TC-008'.I24"/>
            <calcext:condition calcext:apply-style-name="ConditionalStyle_411" calcext:value="contains-text(&quot;Pass&quot;)" calcext:base-cell-address="'TC-008'.I24"/>
          </calcext:conditional-format>
          <calcext:conditional-format calcext:target-range-address="'TC-008'.I36:'TC-008'.I36">
            <calcext:condition calcext:apply-style-name="ConditionalStyle_410" calcext:value="contains-text(&quot;Fail&quot;)" calcext:base-cell-address="'TC-008'.I36"/>
            <calcext:condition calcext:apply-style-name="ConditionalStyle_409" calcext:value="contains-text(&quot;Pass&quot;)" calcext:base-cell-address="'TC-008'.I36"/>
          </calcext:conditional-format>
          <calcext:conditional-format calcext:target-range-address="'TC-008'.I35:'TC-008'.I35">
            <calcext:condition calcext:apply-style-name="ConditionalStyle_408" calcext:value="contains-text(&quot;Fail&quot;)" calcext:base-cell-address="'TC-008'.I35"/>
            <calcext:condition calcext:apply-style-name="ConditionalStyle_407" calcext:value="contains-text(&quot;Pass&quot;)" calcext:base-cell-address="'TC-008'.I35"/>
          </calcext:conditional-format>
          <calcext:conditional-format calcext:target-range-address="'TC-008'.I28:'TC-008'.I28">
            <calcext:condition calcext:apply-style-name="ConditionalStyle_406" calcext:value="contains-text(&quot;Fail&quot;)" calcext:base-cell-address="'TC-008'.I28"/>
            <calcext:condition calcext:apply-style-name="ConditionalStyle_405" calcext:value="contains-text(&quot;Pass&quot;)" calcext:base-cell-address="'TC-008'.I28"/>
          </calcext:conditional-format>
          <calcext:conditional-format calcext:target-range-address="'TC-008'.I29:'TC-008'.I29">
            <calcext:condition calcext:apply-style-name="ConditionalStyle_404" calcext:value="contains-text(&quot;Fail&quot;)" calcext:base-cell-address="'TC-008'.I29"/>
            <calcext:condition calcext:apply-style-name="ConditionalStyle_403" calcext:value="contains-text(&quot;Pass&quot;)" calcext:base-cell-address="'TC-008'.I29"/>
          </calcext:conditional-format>
          <calcext:conditional-format calcext:target-range-address="'TC-008'.I30:'TC-008'.I30">
            <calcext:condition calcext:apply-style-name="ConditionalStyle_402" calcext:value="contains-text(&quot;Fail&quot;)" calcext:base-cell-address="'TC-008'.I30"/>
            <calcext:condition calcext:apply-style-name="ConditionalStyle_401" calcext:value="contains-text(&quot;Pass&quot;)" calcext:base-cell-address="'TC-008'.I30"/>
          </calcext:conditional-format>
          <calcext:conditional-format calcext:target-range-address="'TC-008'.I31:'TC-008'.I31">
            <calcext:condition calcext:apply-style-name="ConditionalStyle_400" calcext:value="contains-text(&quot;Fail&quot;)" calcext:base-cell-address="'TC-008'.I31"/>
            <calcext:condition calcext:apply-style-name="ConditionalStyle_399" calcext:value="contains-text(&quot;Pass&quot;)" calcext:base-cell-address="'TC-008'.I31"/>
          </calcext:conditional-format>
          <calcext:conditional-format calcext:target-range-address="'TC-008'.I32:'TC-008'.I32">
            <calcext:condition calcext:apply-style-name="ConditionalStyle_398" calcext:value="contains-text(&quot;Fail&quot;)" calcext:base-cell-address="'TC-008'.I32"/>
            <calcext:condition calcext:apply-style-name="ConditionalStyle_397" calcext:value="contains-text(&quot;Pass&quot;)" calcext:base-cell-address="'TC-008'.I32"/>
          </calcext:conditional-format>
          <calcext:conditional-format calcext:target-range-address="'TC-008'.I33:'TC-008'.I33">
            <calcext:condition calcext:apply-style-name="ConditionalStyle_396" calcext:value="contains-text(&quot;Fail&quot;)" calcext:base-cell-address="'TC-008'.I33"/>
            <calcext:condition calcext:apply-style-name="ConditionalStyle_395" calcext:value="contains-text(&quot;Pass&quot;)" calcext:base-cell-address="'TC-008'.I33"/>
          </calcext:conditional-format>
          <calcext:conditional-format calcext:target-range-address="'TC-008'.I34:'TC-008'.I34">
            <calcext:condition calcext:apply-style-name="ConditionalStyle_394" calcext:value="contains-text(&quot;Fail&quot;)" calcext:base-cell-address="'TC-008'.I34"/>
            <calcext:condition calcext:apply-style-name="ConditionalStyle_393" calcext:value="contains-text(&quot;Pass&quot;)" calcext:base-cell-address="'TC-008'.I34"/>
          </calcext:conditional-format>
          <calcext:conditional-format calcext:target-range-address="'TC-008'.I37:'TC-008'.I37">
            <calcext:condition calcext:apply-style-name="ConditionalStyle_392" calcext:value="contains-text(&quot;Fail&quot;)" calcext:base-cell-address="'TC-008'.I37"/>
            <calcext:condition calcext:apply-style-name="ConditionalStyle_391" calcext:value="contains-text(&quot;Pass&quot;)" calcext:base-cell-address="'TC-008'.I37"/>
          </calcext:conditional-format>
          <calcext:conditional-format calcext:target-range-address="'TC-008'.I38:'TC-008'.I38">
            <calcext:condition calcext:apply-style-name="ConditionalStyle_390" calcext:value="contains-text(&quot;Fail&quot;)" calcext:base-cell-address="'TC-008'.I38"/>
            <calcext:condition calcext:apply-style-name="ConditionalStyle_389" calcext:value="contains-text(&quot;Pass&quot;)" calcext:base-cell-address="'TC-008'.I38"/>
          </calcext:conditional-format>
          <calcext:conditional-format calcext:target-range-address="'TC-008'.I39:'TC-008'.I39">
            <calcext:condition calcext:apply-style-name="ConditionalStyle_388" calcext:value="contains-text(&quot;Fail&quot;)" calcext:base-cell-address="'TC-008'.I39"/>
            <calcext:condition calcext:apply-style-name="ConditionalStyle_387" calcext:value="contains-text(&quot;Pass&quot;)" calcext:base-cell-address="'TC-008'.I39"/>
          </calcext:conditional-format>
          <calcext:conditional-format calcext:target-range-address="'TC-008'.I40:'TC-008'.I40">
            <calcext:condition calcext:apply-style-name="ConditionalStyle_386" calcext:value="contains-text(&quot;Fail&quot;)" calcext:base-cell-address="'TC-008'.I40"/>
            <calcext:condition calcext:apply-style-name="ConditionalStyle_385" calcext:value="contains-text(&quot;Pass&quot;)" calcext:base-cell-address="'TC-008'.I40"/>
          </calcext:conditional-format>
          <calcext:conditional-format calcext:target-range-address="'TC-008'.I41:'TC-008'.I41">
            <calcext:condition calcext:apply-style-name="ConditionalStyle_384" calcext:value="contains-text(&quot;Fail&quot;)" calcext:base-cell-address="'TC-008'.I41"/>
            <calcext:condition calcext:apply-style-name="ConditionalStyle_383" calcext:value="contains-text(&quot;Pass&quot;)" calcext:base-cell-address="'TC-008'.I41"/>
          </calcext:conditional-format>
          <calcext:conditional-format calcext:target-range-address="'TC-008'.I42:'TC-008'.I42">
            <calcext:condition calcext:apply-style-name="ConditionalStyle_382" calcext:value="contains-text(&quot;Fail&quot;)" calcext:base-cell-address="'TC-008'.I42"/>
            <calcext:condition calcext:apply-style-name="ConditionalStyle_381" calcext:value="contains-text(&quot;Pass&quot;)" calcext:base-cell-address="'TC-008'.I42"/>
          </calcext:conditional-format>
          <calcext:conditional-format calcext:target-range-address="'TC-008'.I43:'TC-008'.I43">
            <calcext:condition calcext:apply-style-name="ConditionalStyle_380" calcext:value="contains-text(&quot;Fail&quot;)" calcext:base-cell-address="'TC-008'.I43"/>
            <calcext:condition calcext:apply-style-name="ConditionalStyle_379" calcext:value="contains-text(&quot;Pass&quot;)" calcext:base-cell-address="'TC-008'.I43"/>
          </calcext:conditional-format>
          <calcext:conditional-format calcext:target-range-address="'TC-008'.I44:'TC-008'.I44">
            <calcext:condition calcext:apply-style-name="ConditionalStyle_378" calcext:value="contains-text(&quot;Fail&quot;)" calcext:base-cell-address="'TC-008'.I44"/>
            <calcext:condition calcext:apply-style-name="ConditionalStyle_377" calcext:value="contains-text(&quot;Pass&quot;)" calcext:base-cell-address="'TC-008'.I44"/>
          </calcext:conditional-format>
          <calcext:conditional-format calcext:target-range-address="'TC-008'.I45:'TC-008'.I45">
            <calcext:condition calcext:apply-style-name="ConditionalStyle_376" calcext:value="contains-text(&quot;Fail&quot;)" calcext:base-cell-address="'TC-008'.I45"/>
            <calcext:condition calcext:apply-style-name="ConditionalStyle_375" calcext:value="contains-text(&quot;Pass&quot;)" calcext:base-cell-address="'TC-008'.I45"/>
          </calcext:conditional-format>
        </calcext:conditional-formats>
      </table:table>
      <table:table table:name="TC-009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09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Saját cikk törlése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38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63" office:value-type="string" calcext:value-type="string" table:number-columns-spanned="3" table:number-rows-spanned="1">
            <text:p>TC007 végrehajtva</text:p>
          </table:table-cell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Profil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http://localhost:1667/#/@user1/ és a My articles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13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csak a felhasználó által a publikált bejegyzések jelennek meg a My articles fül alat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Csak a felhasználó által publikált bejegyzések Címel, alcímmel és tag-ekkel jelennek meg az oldalon. Alattuk egy-egy Read more… gomb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4" calcext:value-type="float">
            <text:p>4</text:p>
          </table:table-cell>
          <table:table-cell table:style-name="ce86" office:value-type="string" calcext:value-type="string" table:number-columns-spanned="2" table:number-rows-spanned="1">
            <text:p>Kattintsuk az első olyan bejegyzésnél látható Read more… gombra, amelyet a felahasználó hozott létre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rendszer átirányít a bejegyzés oldalára http://localhost:1667/#/articles/cikk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86" office:value-type="string" calcext:value-type="string" table:number-columns-spanned="2" table:number-rows-spanned="1">
            <text:p>Ellenőrizzük az oldal tartalmá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30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11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Edit Article gomb és egy Delete Articl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kommentelési mező és a hozzá tartozó Post Comment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5">
          <table:table-cell/>
          <table:table-cell table:style-name="ce86" office:value-type="string" calcext:value-type="string" table:number-columns-spanned="2" table:number-rows-spanned="1">
            <text:p>Kattintsunk az Delete Article gomb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Felugrik egy figyelmeztető ablak, ahol a törlés megerősítését kéri. Alatta egy Mégse és egy OK gombbal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felugrik egy mező: deleted post, going home</text:p>
          </table:table-cell>
          <table:covered-table-cell table:style-name="ce89"/>
          <table:covered-table-cell table:style-name="ce90"/>
          <table:table-cell table:style-name="ce2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1">
          <table:table-cell/>
          <table:table-cell table:style-name="ce86" office:value-type="string" calcext:value-type="string" table:number-columns-spanned="2" table:number-rows-spanned="1">
            <text:p>ellenőrizzük, hogy visszakerültünk a föoldal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<text:a xlink:href="http://localhost:1667/" xlink:type="simple">http://localhost:1667/</text:a># 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35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36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37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9'.J5:'TC-009'.J5">
            <calcext:condition calcext:apply-style-name="Excel_CondFormat_14_1_1" calcext:value="formula-is(NOT(ISERROR(SEARCH(&quot;Pass&quot;;[.J5]))))" calcext:base-cell-address="'TC-009'.J5"/>
            <calcext:condition calcext:apply-style-name="Excel_CondFormat_14_1_2" calcext:value="formula-is(NOT(ISERROR(SEARCH(&quot;Fail&quot;;[.J5]))))" calcext:base-cell-address="'TC-009'.J5"/>
          </calcext:conditional-format>
          <calcext:conditional-format calcext:target-range-address="'TC-009'.I37:'TC-009'.I37">
            <calcext:condition calcext:apply-style-name="ConditionalStyle_690" calcext:value="contains-text(&quot;Fail&quot;)" calcext:base-cell-address="'TC-009'.I37"/>
            <calcext:condition calcext:apply-style-name="ConditionalStyle_689" calcext:value="contains-text(&quot;Pass&quot;)" calcext:base-cell-address="'TC-009'.I37"/>
          </calcext:conditional-format>
          <calcext:conditional-format calcext:target-range-address="'TC-009'.I38:'TC-009'.I38">
            <calcext:condition calcext:apply-style-name="ConditionalStyle_684" calcext:value="contains-text(&quot;Fail&quot;)" calcext:base-cell-address="'TC-009'.I38"/>
            <calcext:condition calcext:apply-style-name="ConditionalStyle_683" calcext:value="contains-text(&quot;Pass&quot;)" calcext:base-cell-address="'TC-009'.I38"/>
          </calcext:conditional-format>
          <calcext:conditional-format calcext:target-range-address="'TC-009'.I39:'TC-009'.I39">
            <calcext:condition calcext:apply-style-name="ConditionalStyle_682" calcext:value="contains-text(&quot;Fail&quot;)" calcext:base-cell-address="'TC-009'.I39"/>
            <calcext:condition calcext:apply-style-name="ConditionalStyle_681" calcext:value="contains-text(&quot;Pass&quot;)" calcext:base-cell-address="'TC-009'.I39"/>
          </calcext:conditional-format>
          <calcext:conditional-format calcext:target-range-address="'TC-009'.I27:'TC-009'.I27">
            <calcext:condition calcext:apply-style-name="ConditionalStyle_298" calcext:value="contains-text(&quot;Fail&quot;)" calcext:base-cell-address="'TC-009'.I27"/>
            <calcext:condition calcext:apply-style-name="ConditionalStyle_297" calcext:value="contains-text(&quot;Pass&quot;)" calcext:base-cell-address="'TC-009'.I27"/>
          </calcext:conditional-format>
          <calcext:conditional-format calcext:target-range-address="'TC-009'.I24:'TC-009'.I26">
            <calcext:condition calcext:apply-style-name="ConditionalStyle_292" calcext:value="contains-text(&quot;Fail&quot;)" calcext:base-cell-address="'TC-009'.I24"/>
            <calcext:condition calcext:apply-style-name="ConditionalStyle_291" calcext:value="contains-text(&quot;Pass&quot;)" calcext:base-cell-address="'TC-009'.I24"/>
          </calcext:conditional-format>
          <calcext:conditional-format calcext:target-range-address="'TC-009'.I28:'TC-009'.I28">
            <calcext:condition calcext:apply-style-name="ConditionalStyle_286" calcext:value="contains-text(&quot;Fail&quot;)" calcext:base-cell-address="'TC-009'.I28"/>
            <calcext:condition calcext:apply-style-name="ConditionalStyle_285" calcext:value="contains-text(&quot;Pass&quot;)" calcext:base-cell-address="'TC-009'.I28"/>
          </calcext:conditional-format>
          <calcext:conditional-format calcext:target-range-address="'TC-009'.I29:'TC-009'.I29">
            <calcext:condition calcext:apply-style-name="ConditionalStyle_284" calcext:value="contains-text(&quot;Fail&quot;)" calcext:base-cell-address="'TC-009'.I29"/>
            <calcext:condition calcext:apply-style-name="ConditionalStyle_283" calcext:value="contains-text(&quot;Pass&quot;)" calcext:base-cell-address="'TC-009'.I29"/>
          </calcext:conditional-format>
          <calcext:conditional-format calcext:target-range-address="'TC-009'.I30:'TC-009'.I30">
            <calcext:condition calcext:apply-style-name="ConditionalStyle_282" calcext:value="contains-text(&quot;Fail&quot;)" calcext:base-cell-address="'TC-009'.I30"/>
            <calcext:condition calcext:apply-style-name="ConditionalStyle_281" calcext:value="contains-text(&quot;Pass&quot;)" calcext:base-cell-address="'TC-009'.I30"/>
          </calcext:conditional-format>
          <calcext:conditional-format calcext:target-range-address="'TC-009'.I31:'TC-009'.I31">
            <calcext:condition calcext:apply-style-name="ConditionalStyle_280" calcext:value="contains-text(&quot;Fail&quot;)" calcext:base-cell-address="'TC-009'.I31"/>
            <calcext:condition calcext:apply-style-name="ConditionalStyle_279" calcext:value="contains-text(&quot;Pass&quot;)" calcext:base-cell-address="'TC-009'.I31"/>
          </calcext:conditional-format>
          <calcext:conditional-format calcext:target-range-address="'TC-009'.I32:'TC-009'.I32">
            <calcext:condition calcext:apply-style-name="ConditionalStyle_278" calcext:value="contains-text(&quot;Fail&quot;)" calcext:base-cell-address="'TC-009'.I32"/>
            <calcext:condition calcext:apply-style-name="ConditionalStyle_277" calcext:value="contains-text(&quot;Pass&quot;)" calcext:base-cell-address="'TC-009'.I32"/>
          </calcext:conditional-format>
          <calcext:conditional-format calcext:target-range-address="'TC-009'.I33:'TC-009'.I33">
            <calcext:condition calcext:apply-style-name="ConditionalStyle_276" calcext:value="contains-text(&quot;Fail&quot;)" calcext:base-cell-address="'TC-009'.I33"/>
            <calcext:condition calcext:apply-style-name="ConditionalStyle_275" calcext:value="contains-text(&quot;Pass&quot;)" calcext:base-cell-address="'TC-009'.I33"/>
          </calcext:conditional-format>
          <calcext:conditional-format calcext:target-range-address="'TC-009'.I34:'TC-009'.I36">
            <calcext:condition calcext:apply-style-name="ConditionalStyle_274" calcext:value="contains-text(&quot;Fail&quot;)" calcext:base-cell-address="'TC-009'.I34"/>
            <calcext:condition calcext:apply-style-name="ConditionalStyle_273" calcext:value="contains-text(&quot;Pass&quot;)" calcext:base-cell-address="'TC-009'.I34"/>
          </calcext:conditional-format>
        </calcext:conditional-formats>
      </table:table>
      <table:table table:name="TC-010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10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Kijelentkezés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49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bejelentkezett felhasználóval látszik-e a Log out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Van Log out gomb az oldalon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9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kiléptet-e a rendszer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kezdő képernyőt kell látnunk és nem szabad, hogy bejelentkezve mutasson a rendszer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a regisztrációs oldal tartalmá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Nem látszódhat felhasználónév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12" table:number-columns-spanned="2" table:number-rows-spanned="1"/>
          <table:covered-table-cell table:style-name="ce114"/>
          <table:table-cell table:style-name="ce86" office:value-type="string" calcext:value-type="string" table:number-columns-spanned="2" table:number-rows-spanned="1">
            <text:p>Nem látszódhat a Log out gomb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szódnia kell a Sign up gombna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szódnia kell a Sign in gombna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1" table:number-columns-spanned="2" table:number-rows-spanned="1"/>
          <table:covered-table-cell table:style-name="ce103"/>
          <table:table-cell table:style-name="ce107"/>
          <table:table-cell table:number-columns-repeated="1013"/>
        </table:table-row>
        <table:table-row table:style-name="ro7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2" table:number-columns-spanned="2" table:number-rows-spanned="1"/>
          <table:covered-table-cell table:style-name="ce103"/>
          <table:table-cell table:style-name="ce108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2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2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3" table:number-columns-spanned="2" table:number-rows-spanned="1"/>
          <table:covered-table-cell table:style-name="ce103"/>
          <table:table-cell table:number-columns-repeated="1014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4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5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6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7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48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0'.J5:'TC-010'.J5">
            <calcext:condition calcext:apply-style-name="Excel_CondFormat_14_1_1" calcext:value="formula-is(NOT(ISERROR(SEARCH(&quot;Pass&quot;;[.J5]))))" calcext:base-cell-address="'TC-010'.J5"/>
            <calcext:condition calcext:apply-style-name="Excel_CondFormat_14_1_2" calcext:value="formula-is(NOT(ISERROR(SEARCH(&quot;Fail&quot;;[.J5]))))" calcext:base-cell-address="'TC-010'.J5"/>
          </calcext:conditional-format>
          <calcext:conditional-format calcext:target-range-address="'TC-010'.I25:'TC-010'.I30">
            <calcext:condition calcext:apply-style-name="ConditionalStyle_694" calcext:value="contains-text(&quot;Fail&quot;)" calcext:base-cell-address="'TC-010'.I25"/>
            <calcext:condition calcext:apply-style-name="ConditionalStyle_693" calcext:value="contains-text(&quot;Pass&quot;)" calcext:base-cell-address="'TC-010'.I25"/>
          </calcext:conditional-format>
          <calcext:conditional-format calcext:target-range-address="'TC-010'.I31:'TC-010'.I33">
            <calcext:condition calcext:apply-style-name="ConditionalStyle_692" calcext:value="contains-text(&quot;Fail&quot;)" calcext:base-cell-address="'TC-010'.I31"/>
            <calcext:condition calcext:apply-style-name="ConditionalStyle_691" calcext:value="contains-text(&quot;Pass&quot;)" calcext:base-cell-address="'TC-010'.I31"/>
          </calcext:conditional-format>
          <calcext:conditional-format calcext:target-range-address="'TC-010'.I37:'TC-010'.I37">
            <calcext:condition calcext:apply-style-name="ConditionalStyle_690" calcext:value="contains-text(&quot;Fail&quot;)" calcext:base-cell-address="'TC-010'.I37"/>
            <calcext:condition calcext:apply-style-name="ConditionalStyle_689" calcext:value="contains-text(&quot;Pass&quot;)" calcext:base-cell-address="'TC-010'.I37"/>
          </calcext:conditional-format>
          <calcext:conditional-format calcext:target-range-address="'TC-010'.I36:'TC-010'.I36">
            <calcext:condition calcext:apply-style-name="ConditionalStyle_686" calcext:value="contains-text(&quot;Fail&quot;)" calcext:base-cell-address="'TC-010'.I36"/>
            <calcext:condition calcext:apply-style-name="ConditionalStyle_685" calcext:value="contains-text(&quot;Pass&quot;)" calcext:base-cell-address="'TC-010'.I36"/>
          </calcext:conditional-format>
          <calcext:conditional-format calcext:target-range-address="'TC-010'.I38:'TC-010'.I38">
            <calcext:condition calcext:apply-style-name="ConditionalStyle_684" calcext:value="contains-text(&quot;Fail&quot;)" calcext:base-cell-address="'TC-010'.I38"/>
            <calcext:condition calcext:apply-style-name="ConditionalStyle_683" calcext:value="contains-text(&quot;Pass&quot;)" calcext:base-cell-address="'TC-010'.I38"/>
          </calcext:conditional-format>
          <calcext:conditional-format calcext:target-range-address="'TC-010'.I39:'TC-010'.I39">
            <calcext:condition calcext:apply-style-name="ConditionalStyle_682" calcext:value="contains-text(&quot;Fail&quot;)" calcext:base-cell-address="'TC-010'.I39"/>
            <calcext:condition calcext:apply-style-name="ConditionalStyle_681" calcext:value="contains-text(&quot;Pass&quot;)" calcext:base-cell-address="'TC-010'.I39"/>
          </calcext:conditional-format>
          <calcext:conditional-format calcext:target-range-address="'TC-010'.I34:'TC-010'.I34">
            <calcext:condition calcext:apply-style-name="ConditionalStyle_680" calcext:value="contains-text(&quot;Fail&quot;)" calcext:base-cell-address="'TC-010'.I34"/>
            <calcext:condition calcext:apply-style-name="ConditionalStyle_679" calcext:value="contains-text(&quot;Pass&quot;)" calcext:base-cell-address="'TC-010'.I34"/>
          </calcext:conditional-format>
          <calcext:conditional-format calcext:target-range-address="'TC-010'.I35:'TC-010'.I35">
            <calcext:condition calcext:apply-style-name="ConditionalStyle_678" calcext:value="contains-text(&quot;Fail&quot;)" calcext:base-cell-address="'TC-010'.I35"/>
            <calcext:condition calcext:apply-style-name="ConditionalStyle_677" calcext:value="contains-text(&quot;Pass&quot;)" calcext:base-cell-address="'TC-010'.I35"/>
          </calcext:conditional-format>
          <calcext:conditional-format calcext:target-range-address="'TC-010'.I24:'TC-010'.I29">
            <calcext:condition calcext:apply-style-name="ConditionalStyle_674" calcext:value="contains-text(&quot;Fail&quot;)" calcext:base-cell-address="'TC-010'.I24"/>
            <calcext:condition calcext:apply-style-name="ConditionalStyle_673" calcext:value="contains-text(&quot;Pass&quot;)" calcext:base-cell-address="'TC-010'.I24"/>
          </calcext:conditional-format>
        </calcext:conditional-formats>
      </table:table>
      <table:table table:name="TC-011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11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Cookie-k elfogadása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63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z oldal alján a cookie kezelési értesítés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11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 a tartalmá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átszik a tájékoztató szöveg "We use cookies to ensure…"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86" table:number-columns-spanned="2" table:number-rows-spanned="1"/>
          <table:covered-table-cell table:style-name="ce90"/>
          <table:table-cell table:style-name="ce86" office:value-type="string" calcext:value-type="string" table:number-columns-spanned="2" table:number-rows-spanned="1">
            <text:p>Látszik a Learn More… link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szik az "I decline!"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szik az "I accept!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86" office:value-type="string" calcext:value-type="string" table:number-columns-spanned="2" table:number-rows-spanned="1">
            <text:p>Kattintsunk az I accept! Gomb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cookie kezelési tájékoztató bezáródik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/>
          <table:table-cell table:style-name="ce86" office:value-type="string" calcext:value-type="string" table:number-columns-spanned="2" table:number-rows-spanned="1">
            <text:p>Kattintsunk a Home gomb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cookie kezelési tájékoztató nem jelenik meg újr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 table:style-name="ce31"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56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56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90"/>
          <table:table-cell table:style-name="ce86" table:number-columns-spanned="2" table:number-rows-spanned="1"/>
          <table:covered-table-cell table:style-name="ce90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56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124" table:number-columns-spanned="2" table:number-rows-spanned="1"/>
          <table:covered-table-cell table:style-name="ce124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57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58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59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60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61" table:number-columns-spanned="2" table:number-rows-spanned="1"/>
          <table:covered-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spanned="2" table:number-rows-spanned="1"/>
          <table:covered-table-cell table:style-name="ce113"/>
          <table:table-cell table:style-name="ce86" table:number-columns-spanned="2" table:number-rows-spanned="1"/>
          <table:covered-table-cell table:style-name="ce86"/>
          <table:table-cell table:style-name="ce86" table:number-columns-spanned="3" table:number-rows-spanned="1"/>
          <table:covered-table-cell table:style-name="ce89"/>
          <table:covered-table-cell table:style-name="ce90"/>
          <table:table-cell table:style-name="ce262" table:number-columns-spanned="2" table:number-rows-spanned="1"/>
          <table:covered-table-cell table:style-name="ce103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1'.J5:'TC-011'.J5">
            <calcext:condition calcext:apply-style-name="Excel_CondFormat_14_1_1" calcext:value="formula-is(NOT(ISERROR(SEARCH(&quot;Pass&quot;;[.J5]))))" calcext:base-cell-address="'TC-011'.J5"/>
            <calcext:condition calcext:apply-style-name="Excel_CondFormat_14_1_2" calcext:value="formula-is(NOT(ISERROR(SEARCH(&quot;Fail&quot;;[.J5]))))" calcext:base-cell-address="'TC-011'.J5"/>
          </calcext:conditional-format>
          <calcext:conditional-format calcext:target-range-address="'TC-011'.I31:'TC-011'.I33">
            <calcext:condition calcext:apply-style-name="ConditionalStyle_692" calcext:value="contains-text(&quot;Fail&quot;)" calcext:base-cell-address="'TC-011'.I31"/>
            <calcext:condition calcext:apply-style-name="ConditionalStyle_691" calcext:value="contains-text(&quot;Pass&quot;)" calcext:base-cell-address="'TC-011'.I31"/>
          </calcext:conditional-format>
          <calcext:conditional-format calcext:target-range-address="'TC-011'.I37:'TC-011'.I37">
            <calcext:condition calcext:apply-style-name="ConditionalStyle_690" calcext:value="contains-text(&quot;Fail&quot;)" calcext:base-cell-address="'TC-011'.I37"/>
            <calcext:condition calcext:apply-style-name="ConditionalStyle_689" calcext:value="contains-text(&quot;Pass&quot;)" calcext:base-cell-address="'TC-011'.I37"/>
          </calcext:conditional-format>
          <calcext:conditional-format calcext:target-range-address="'TC-011'.I36:'TC-011'.I36">
            <calcext:condition calcext:apply-style-name="ConditionalStyle_686" calcext:value="contains-text(&quot;Fail&quot;)" calcext:base-cell-address="'TC-011'.I36"/>
            <calcext:condition calcext:apply-style-name="ConditionalStyle_685" calcext:value="contains-text(&quot;Pass&quot;)" calcext:base-cell-address="'TC-011'.I36"/>
          </calcext:conditional-format>
          <calcext:conditional-format calcext:target-range-address="'TC-011'.I38:'TC-011'.I38">
            <calcext:condition calcext:apply-style-name="ConditionalStyle_684" calcext:value="contains-text(&quot;Fail&quot;)" calcext:base-cell-address="'TC-011'.I38"/>
            <calcext:condition calcext:apply-style-name="ConditionalStyle_683" calcext:value="contains-text(&quot;Pass&quot;)" calcext:base-cell-address="'TC-011'.I38"/>
          </calcext:conditional-format>
          <calcext:conditional-format calcext:target-range-address="'TC-011'.I39:'TC-011'.I39">
            <calcext:condition calcext:apply-style-name="ConditionalStyle_682" calcext:value="contains-text(&quot;Fail&quot;)" calcext:base-cell-address="'TC-011'.I39"/>
            <calcext:condition calcext:apply-style-name="ConditionalStyle_681" calcext:value="contains-text(&quot;Pass&quot;)" calcext:base-cell-address="'TC-011'.I39"/>
          </calcext:conditional-format>
          <calcext:conditional-format calcext:target-range-address="'TC-011'.I34:'TC-011'.I34">
            <calcext:condition calcext:apply-style-name="ConditionalStyle_680" calcext:value="contains-text(&quot;Fail&quot;)" calcext:base-cell-address="'TC-011'.I34"/>
            <calcext:condition calcext:apply-style-name="ConditionalStyle_679" calcext:value="contains-text(&quot;Pass&quot;)" calcext:base-cell-address="'TC-011'.I34"/>
          </calcext:conditional-format>
          <calcext:conditional-format calcext:target-range-address="'TC-011'.I35:'TC-011'.I35">
            <calcext:condition calcext:apply-style-name="ConditionalStyle_678" calcext:value="contains-text(&quot;Fail&quot;)" calcext:base-cell-address="'TC-011'.I35"/>
            <calcext:condition calcext:apply-style-name="ConditionalStyle_677" calcext:value="contains-text(&quot;Pass&quot;)" calcext:base-cell-address="'TC-011'.I35"/>
          </calcext:conditional-format>
          <calcext:conditional-format calcext:target-range-address="'TC-011'.I26:'TC-011'.I26">
            <calcext:condition calcext:apply-style-name="ConditionalStyle_12" calcext:value="contains-text(&quot;Fail&quot;)" calcext:base-cell-address="'TC-011'.I26"/>
            <calcext:condition calcext:apply-style-name="ConditionalStyle_11" calcext:value="contains-text(&quot;Pass&quot;)" calcext:base-cell-address="'TC-011'.I26"/>
          </calcext:conditional-format>
          <calcext:conditional-format calcext:target-range-address="'TC-011'.I24:'TC-011'.I25">
            <calcext:condition calcext:apply-style-name="ConditionalStyle_10" calcext:value="contains-text(&quot;Fail&quot;)" calcext:base-cell-address="'TC-011'.I24"/>
            <calcext:condition calcext:apply-style-name="ConditionalStyle_9" calcext:value="contains-text(&quot;Pass&quot;)" calcext:base-cell-address="'TC-011'.I24"/>
          </calcext:conditional-format>
          <calcext:conditional-format calcext:target-range-address="'TC-011'.I27:'TC-011'.I27">
            <calcext:condition calcext:apply-style-name="ConditionalStyle_8" calcext:value="contains-text(&quot;Fail&quot;)" calcext:base-cell-address="'TC-011'.I27"/>
            <calcext:condition calcext:apply-style-name="ConditionalStyle_7" calcext:value="contains-text(&quot;Pass&quot;)" calcext:base-cell-address="'TC-011'.I27"/>
          </calcext:conditional-format>
          <calcext:conditional-format calcext:target-range-address="'TC-011'.I28:'TC-011'.I28">
            <calcext:condition calcext:apply-style-name="ConditionalStyle_6" calcext:value="contains-text(&quot;Fail&quot;)" calcext:base-cell-address="'TC-011'.I28"/>
            <calcext:condition calcext:apply-style-name="ConditionalStyle_5" calcext:value="contains-text(&quot;Pass&quot;)" calcext:base-cell-address="'TC-011'.I28"/>
          </calcext:conditional-format>
          <calcext:conditional-format calcext:target-range-address="'TC-011'.I29:'TC-011'.I29">
            <calcext:condition calcext:apply-style-name="ConditionalStyle_4" calcext:value="contains-text(&quot;Fail&quot;)" calcext:base-cell-address="'TC-011'.I29"/>
            <calcext:condition calcext:apply-style-name="ConditionalStyle_3" calcext:value="contains-text(&quot;Pass&quot;)" calcext:base-cell-address="'TC-011'.I29"/>
          </calcext:conditional-format>
          <calcext:conditional-format calcext:target-range-address="'TC-011'.I30:'TC-011'.I30">
            <calcext:condition calcext:apply-style-name="ConditionalStyle_2" calcext:value="contains-text(&quot;Fail&quot;)" calcext:base-cell-address="'TC-011'.I30"/>
            <calcext:condition calcext:apply-style-name="ConditionalStyle_1" calcext:value="contains-text(&quot;Pass&quot;)" calcext:base-cell-address="'TC-011'.I30"/>
          </calcext:conditional-format>
        </calcext:conditional-formats>
      </table:table>
      <table:table table:name="TC-012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12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Blogposzt olvasása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8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http://localhost:1667/#/és a Global Feed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4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68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3">
          <table:table-cell/>
          <table:table-cell table:style-name="ce86" office:value-type="string" calcext:value-type="string" table:number-columns-spanned="2" table:number-rows-spanned="1">
            <text:p>Kattintsunk a legfelső bejegyzés Read more… gomb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 bejegyzés oldala, http://localhost:1667/#/articles/cikk cime ahol látható a poszt teljes szöveg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office:value-type="string" calcext:value-type="string" table:number-columns-spanned="2" table:number-rows-spanned="1">
            <text:p>Ellenőrizzük le, az oldal elemei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szerző nev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szerző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dátum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helyes dátum jelenik meg</text:p>
          </table:table-cell>
          <table:covered-table-cell table:style-name="ce89"/>
          <table:covered-table-cell table:style-name="ce90"/>
          <table:table-cell table:style-name="ce276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Favorite Articl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k a hozzáadott tag-ek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kommentelési lehetőség és a hozzá tartozó Post Comment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2'.J5:'TC-012'.J5">
            <calcext:condition calcext:apply-style-name="Excel_CondFormat_14_1_1" calcext:value="formula-is(NOT(ISERROR(SEARCH(&quot;Pass&quot;;[.J5]))))" calcext:base-cell-address="'TC-012'.J5"/>
            <calcext:condition calcext:apply-style-name="Excel_CondFormat_14_1_2" calcext:value="formula-is(NOT(ISERROR(SEARCH(&quot;Fail&quot;;[.J5]))))" calcext:base-cell-address="'TC-012'.J5"/>
          </calcext:conditional-format>
          <calcext:conditional-format calcext:target-range-address="'TC-012'.I26:'TC-012'.I26">
            <calcext:condition calcext:apply-style-name="ConditionalStyle_224" calcext:value="contains-text(&quot;Fail&quot;)" calcext:base-cell-address="'TC-012'.I26"/>
            <calcext:condition calcext:apply-style-name="ConditionalStyle_223" calcext:value="contains-text(&quot;Pass&quot;)" calcext:base-cell-address="'TC-012'.I26"/>
          </calcext:conditional-format>
          <calcext:conditional-format calcext:target-range-address="'TC-012'.I24:'TC-012'.I25">
            <calcext:condition calcext:apply-style-name="ConditionalStyle_222" calcext:value="contains-text(&quot;Fail&quot;)" calcext:base-cell-address="'TC-012'.I24"/>
            <calcext:condition calcext:apply-style-name="ConditionalStyle_221" calcext:value="contains-text(&quot;Pass&quot;)" calcext:base-cell-address="'TC-012'.I24"/>
          </calcext:conditional-format>
          <calcext:conditional-format calcext:target-range-address="'TC-012'.I33:'TC-012'.I33">
            <calcext:condition calcext:apply-style-name="ConditionalStyle_220" calcext:value="contains-text(&quot;Fail&quot;)" calcext:base-cell-address="'TC-012'.I33"/>
            <calcext:condition calcext:apply-style-name="ConditionalStyle_219" calcext:value="contains-text(&quot;Pass&quot;)" calcext:base-cell-address="'TC-012'.I33"/>
          </calcext:conditional-format>
          <calcext:conditional-format calcext:target-range-address="'TC-012'.I27:'TC-012'.I27">
            <calcext:condition calcext:apply-style-name="ConditionalStyle_218" calcext:value="contains-text(&quot;Fail&quot;)" calcext:base-cell-address="'TC-012'.I27"/>
            <calcext:condition calcext:apply-style-name="ConditionalStyle_217" calcext:value="contains-text(&quot;Pass&quot;)" calcext:base-cell-address="'TC-012'.I27"/>
          </calcext:conditional-format>
          <calcext:conditional-format calcext:target-range-address="'TC-012'.I28:'TC-012'.I28">
            <calcext:condition calcext:apply-style-name="ConditionalStyle_216" calcext:value="contains-text(&quot;Fail&quot;)" calcext:base-cell-address="'TC-012'.I28"/>
            <calcext:condition calcext:apply-style-name="ConditionalStyle_215" calcext:value="contains-text(&quot;Pass&quot;)" calcext:base-cell-address="'TC-012'.I28"/>
          </calcext:conditional-format>
          <calcext:conditional-format calcext:target-range-address="'TC-012'.I29:'TC-012'.I29">
            <calcext:condition calcext:apply-style-name="ConditionalStyle_214" calcext:value="contains-text(&quot;Fail&quot;)" calcext:base-cell-address="'TC-012'.I29"/>
            <calcext:condition calcext:apply-style-name="ConditionalStyle_213" calcext:value="contains-text(&quot;Pass&quot;)" calcext:base-cell-address="'TC-012'.I29"/>
          </calcext:conditional-format>
          <calcext:conditional-format calcext:target-range-address="'TC-012'.I30:'TC-012'.I30">
            <calcext:condition calcext:apply-style-name="ConditionalStyle_212" calcext:value="contains-text(&quot;Fail&quot;)" calcext:base-cell-address="'TC-012'.I30"/>
            <calcext:condition calcext:apply-style-name="ConditionalStyle_211" calcext:value="contains-text(&quot;Pass&quot;)" calcext:base-cell-address="'TC-012'.I30"/>
          </calcext:conditional-format>
          <calcext:conditional-format calcext:target-range-address="'TC-012'.I31:'TC-012'.I31">
            <calcext:condition calcext:apply-style-name="ConditionalStyle_210" calcext:value="contains-text(&quot;Fail&quot;)" calcext:base-cell-address="'TC-012'.I31"/>
            <calcext:condition calcext:apply-style-name="ConditionalStyle_209" calcext:value="contains-text(&quot;Pass&quot;)" calcext:base-cell-address="'TC-012'.I31"/>
          </calcext:conditional-format>
          <calcext:conditional-format calcext:target-range-address="'TC-012'.I32:'TC-012'.I32">
            <calcext:condition calcext:apply-style-name="ConditionalStyle_208" calcext:value="contains-text(&quot;Fail&quot;)" calcext:base-cell-address="'TC-012'.I32"/>
            <calcext:condition calcext:apply-style-name="ConditionalStyle_207" calcext:value="contains-text(&quot;Pass&quot;)" calcext:base-cell-address="'TC-012'.I32"/>
          </calcext:conditional-format>
          <calcext:conditional-format calcext:target-range-address="'TC-012'.I34:'TC-012'.I34">
            <calcext:condition calcext:apply-style-name="ConditionalStyle_206" calcext:value="contains-text(&quot;Fail&quot;)" calcext:base-cell-address="'TC-012'.I34"/>
            <calcext:condition calcext:apply-style-name="ConditionalStyle_205" calcext:value="contains-text(&quot;Pass&quot;)" calcext:base-cell-address="'TC-012'.I34"/>
          </calcext:conditional-format>
          <calcext:conditional-format calcext:target-range-address="'TC-012'.I35:'TC-012'.I35">
            <calcext:condition calcext:apply-style-name="ConditionalStyle_204" calcext:value="contains-text(&quot;Fail&quot;)" calcext:base-cell-address="'TC-012'.I35"/>
            <calcext:condition calcext:apply-style-name="ConditionalStyle_203" calcext:value="contains-text(&quot;Pass&quot;)" calcext:base-cell-address="'TC-012'.I35"/>
          </calcext:conditional-format>
          <calcext:conditional-format calcext:target-range-address="'TC-012'.I36:'TC-012'.I36">
            <calcext:condition calcext:apply-style-name="ConditionalStyle_202" calcext:value="contains-text(&quot;Fail&quot;)" calcext:base-cell-address="'TC-012'.I36"/>
            <calcext:condition calcext:apply-style-name="ConditionalStyle_201" calcext:value="contains-text(&quot;Pass&quot;)" calcext:base-cell-address="'TC-012'.I36"/>
          </calcext:conditional-format>
          <calcext:conditional-format calcext:target-range-address="'TC-012'.I38:'TC-012'.I38">
            <calcext:condition calcext:apply-style-name="ConditionalStyle_200" calcext:value="contains-text(&quot;Fail&quot;)" calcext:base-cell-address="'TC-012'.I38"/>
            <calcext:condition calcext:apply-style-name="ConditionalStyle_199" calcext:value="contains-text(&quot;Pass&quot;)" calcext:base-cell-address="'TC-012'.I38"/>
          </calcext:conditional-format>
          <calcext:conditional-format calcext:target-range-address="'TC-012'.I39:'TC-012'.I39">
            <calcext:condition calcext:apply-style-name="ConditionalStyle_198" calcext:value="contains-text(&quot;Fail&quot;)" calcext:base-cell-address="'TC-012'.I39"/>
            <calcext:condition calcext:apply-style-name="ConditionalStyle_197" calcext:value="contains-text(&quot;Pass&quot;)" calcext:base-cell-address="'TC-012'.I39"/>
          </calcext:conditional-format>
          <calcext:conditional-format calcext:target-range-address="'TC-012'.I40:'TC-012'.I40">
            <calcext:condition calcext:apply-style-name="ConditionalStyle_196" calcext:value="contains-text(&quot;Fail&quot;)" calcext:base-cell-address="'TC-012'.I40"/>
            <calcext:condition calcext:apply-style-name="ConditionalStyle_195" calcext:value="contains-text(&quot;Pass&quot;)" calcext:base-cell-address="'TC-012'.I40"/>
          </calcext:conditional-format>
          <calcext:conditional-format calcext:target-range-address="'TC-012'.I41:'TC-012'.I41">
            <calcext:condition calcext:apply-style-name="ConditionalStyle_194" calcext:value="contains-text(&quot;Fail&quot;)" calcext:base-cell-address="'TC-012'.I41"/>
            <calcext:condition calcext:apply-style-name="ConditionalStyle_193" calcext:value="contains-text(&quot;Pass&quot;)" calcext:base-cell-address="'TC-012'.I41"/>
          </calcext:conditional-format>
          <calcext:conditional-format calcext:target-range-address="'TC-012'.I42:'TC-012'.I42">
            <calcext:condition calcext:apply-style-name="ConditionalStyle_192" calcext:value="contains-text(&quot;Fail&quot;)" calcext:base-cell-address="'TC-012'.I42"/>
            <calcext:condition calcext:apply-style-name="ConditionalStyle_191" calcext:value="contains-text(&quot;Pass&quot;)" calcext:base-cell-address="'TC-012'.I42"/>
          </calcext:conditional-format>
          <calcext:conditional-format calcext:target-range-address="'TC-012'.I37:'TC-012'.I37">
            <calcext:condition calcext:apply-style-name="ConditionalStyle_190" calcext:value="contains-text(&quot;Fail&quot;)" calcext:base-cell-address="'TC-012'.I37"/>
            <calcext:condition calcext:apply-style-name="ConditionalStyle_189" calcext:value="contains-text(&quot;Pass&quot;)" calcext:base-cell-address="'TC-012'.I37"/>
          </calcext:conditional-format>
        </calcext:conditional-formats>
      </table:table>
      <table:table table:name="TC-013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13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más szerző bekövetése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0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testuser2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http://localhost:1667/#/és a Global Feed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88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3">
          <table:table-cell/>
          <table:table-cell table:style-name="ce86" office:value-type="string" calcext:value-type="string" table:number-columns-spanned="2" table:number-rows-spanned="1">
            <text:p>Kattintsunk a legfelső bejegyzés szerzőjének nevére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 szerző oldala, http://localhost:1667/#/@testuser2 ahol látható a szerző összes bejegyzés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95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A bejegyzések mellett egy szív és egy számláló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office:value-type="string" calcext:value-type="string" table:number-columns-spanned="2" table:number-rows-spanned="1">
            <text:p>Kattintsunk a Follow szerzőneve gomb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gomb színe megváltozik és a szövege + Unfollow szerző nev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3'.J5:'TC-013'.J5">
            <calcext:condition calcext:apply-style-name="Excel_CondFormat_14_1_1" calcext:value="formula-is(NOT(ISERROR(SEARCH(&quot;Pass&quot;;[.J5]))))" calcext:base-cell-address="'TC-013'.J5"/>
            <calcext:condition calcext:apply-style-name="Excel_CondFormat_14_1_2" calcext:value="formula-is(NOT(ISERROR(SEARCH(&quot;Fail&quot;;[.J5]))))" calcext:base-cell-address="'TC-013'.J5"/>
          </calcext:conditional-format>
          <calcext:conditional-format calcext:target-range-address="'TC-013'.I43:'TC-013'.I43 'TC-013'.I25:'TC-013'.I28"/>
          <calcext:conditional-format calcext:target-range-address="'TC-013'.I27:'TC-013'.I27 'TC-013'.I33:'TC-013'.I33">
            <calcext:condition calcext:apply-style-name="ConditionalStyle_220" calcext:value="contains-text(&quot;Fail&quot;)" calcext:base-cell-address="'TC-013'.I27"/>
            <calcext:condition calcext:apply-style-name="ConditionalStyle_219" calcext:value="contains-text(&quot;Pass&quot;)" calcext:base-cell-address="'TC-013'.I27"/>
          </calcext:conditional-format>
          <calcext:conditional-format calcext:target-range-address="'TC-013'.I24:'TC-013'.I24 'TC-013'.I30:'TC-013'.I30">
            <calcext:condition calcext:apply-style-name="ConditionalStyle_212" calcext:value="contains-text(&quot;Fail&quot;)" calcext:base-cell-address="'TC-013'.I24"/>
            <calcext:condition calcext:apply-style-name="ConditionalStyle_211" calcext:value="contains-text(&quot;Pass&quot;)" calcext:base-cell-address="'TC-013'.I24"/>
          </calcext:conditional-format>
          <calcext:conditional-format calcext:target-range-address="'TC-013'.I25:'TC-013'.I25 'TC-013'.I31:'TC-013'.I31">
            <calcext:condition calcext:apply-style-name="ConditionalStyle_210" calcext:value="contains-text(&quot;Fail&quot;)" calcext:base-cell-address="'TC-013'.I25"/>
            <calcext:condition calcext:apply-style-name="ConditionalStyle_209" calcext:value="contains-text(&quot;Pass&quot;)" calcext:base-cell-address="'TC-013'.I25"/>
          </calcext:conditional-format>
          <calcext:conditional-format calcext:target-range-address="'TC-013'.I26:'TC-013'.I26 'TC-013'.I32:'TC-013'.I32">
            <calcext:condition calcext:apply-style-name="ConditionalStyle_208" calcext:value="contains-text(&quot;Fail&quot;)" calcext:base-cell-address="'TC-013'.I26"/>
            <calcext:condition calcext:apply-style-name="ConditionalStyle_207" calcext:value="contains-text(&quot;Pass&quot;)" calcext:base-cell-address="'TC-013'.I26"/>
          </calcext:conditional-format>
          <calcext:conditional-format calcext:target-range-address="'TC-013'.I28:'TC-013'.I28 'TC-013'.I34:'TC-013'.I34">
            <calcext:condition calcext:apply-style-name="ConditionalStyle_206" calcext:value="contains-text(&quot;Fail&quot;)" calcext:base-cell-address="'TC-013'.I28"/>
            <calcext:condition calcext:apply-style-name="ConditionalStyle_205" calcext:value="contains-text(&quot;Pass&quot;)" calcext:base-cell-address="'TC-013'.I28"/>
          </calcext:conditional-format>
          <calcext:conditional-format calcext:target-range-address="'TC-013'.I29:'TC-013'.I29">
            <calcext:condition calcext:apply-style-name="ConditionalStyle_214" calcext:value="contains-text(&quot;Fail&quot;)" calcext:base-cell-address="'TC-013'.I29"/>
            <calcext:condition calcext:apply-style-name="ConditionalStyle_213" calcext:value="contains-text(&quot;Pass&quot;)" calcext:base-cell-address="'TC-013'.I29"/>
          </calcext:conditional-format>
          <calcext:conditional-format calcext:target-range-address="'TC-013'.I35:'TC-013'.I35">
            <calcext:condition calcext:apply-style-name="ConditionalStyle_204" calcext:value="contains-text(&quot;Fail&quot;)" calcext:base-cell-address="'TC-013'.I35"/>
            <calcext:condition calcext:apply-style-name="ConditionalStyle_203" calcext:value="contains-text(&quot;Pass&quot;)" calcext:base-cell-address="'TC-013'.I35"/>
          </calcext:conditional-format>
          <calcext:conditional-format calcext:target-range-address="'TC-013'.I36:'TC-013'.I36">
            <calcext:condition calcext:apply-style-name="ConditionalStyle_202" calcext:value="contains-text(&quot;Fail&quot;)" calcext:base-cell-address="'TC-013'.I36"/>
            <calcext:condition calcext:apply-style-name="ConditionalStyle_201" calcext:value="contains-text(&quot;Pass&quot;)" calcext:base-cell-address="'TC-013'.I36"/>
          </calcext:conditional-format>
          <calcext:conditional-format calcext:target-range-address="'TC-013'.I38:'TC-013'.I38">
            <calcext:condition calcext:apply-style-name="ConditionalStyle_200" calcext:value="contains-text(&quot;Fail&quot;)" calcext:base-cell-address="'TC-013'.I38"/>
            <calcext:condition calcext:apply-style-name="ConditionalStyle_199" calcext:value="contains-text(&quot;Pass&quot;)" calcext:base-cell-address="'TC-013'.I38"/>
          </calcext:conditional-format>
          <calcext:conditional-format calcext:target-range-address="'TC-013'.I39:'TC-013'.I39">
            <calcext:condition calcext:apply-style-name="ConditionalStyle_198" calcext:value="contains-text(&quot;Fail&quot;)" calcext:base-cell-address="'TC-013'.I39"/>
            <calcext:condition calcext:apply-style-name="ConditionalStyle_197" calcext:value="contains-text(&quot;Pass&quot;)" calcext:base-cell-address="'TC-013'.I39"/>
          </calcext:conditional-format>
          <calcext:conditional-format calcext:target-range-address="'TC-013'.I40:'TC-013'.I40">
            <calcext:condition calcext:apply-style-name="ConditionalStyle_196" calcext:value="contains-text(&quot;Fail&quot;)" calcext:base-cell-address="'TC-013'.I40"/>
            <calcext:condition calcext:apply-style-name="ConditionalStyle_195" calcext:value="contains-text(&quot;Pass&quot;)" calcext:base-cell-address="'TC-013'.I40"/>
          </calcext:conditional-format>
          <calcext:conditional-format calcext:target-range-address="'TC-013'.I41:'TC-013'.I41">
            <calcext:condition calcext:apply-style-name="ConditionalStyle_194" calcext:value="contains-text(&quot;Fail&quot;)" calcext:base-cell-address="'TC-013'.I41"/>
            <calcext:condition calcext:apply-style-name="ConditionalStyle_193" calcext:value="contains-text(&quot;Pass&quot;)" calcext:base-cell-address="'TC-013'.I41"/>
          </calcext:conditional-format>
          <calcext:conditional-format calcext:target-range-address="'TC-013'.I42:'TC-013'.I42">
            <calcext:condition calcext:apply-style-name="ConditionalStyle_192" calcext:value="contains-text(&quot;Fail&quot;)" calcext:base-cell-address="'TC-013'.I42"/>
            <calcext:condition calcext:apply-style-name="ConditionalStyle_191" calcext:value="contains-text(&quot;Pass&quot;)" calcext:base-cell-address="'TC-013'.I42"/>
          </calcext:conditional-format>
          <calcext:conditional-format calcext:target-range-address="'TC-013'.I37:'TC-013'.I37">
            <calcext:condition calcext:apply-style-name="ConditionalStyle_190" calcext:value="contains-text(&quot;Fail&quot;)" calcext:base-cell-address="'TC-013'.I37"/>
            <calcext:condition calcext:apply-style-name="ConditionalStyle_189" calcext:value="contains-text(&quot;Pass&quot;)" calcext:base-cell-address="'TC-013'.I37"/>
          </calcext:conditional-format>
        </calcext:conditional-formats>
      </table:table>
      <table:table table:name="TC-014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8" table:default-cell-style-name="ce32"/>
        <table:table-column table:style-name="co9" table:default-cell-style-name="ce32"/>
        <table:table-column table:style-name="co8" table:default-cell-style-name="ce32"/>
        <table:table-column table:style-name="co1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14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cikk kedvelése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2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/>
          <table:table-cell table:style-name="ce83" office:value-type="string" calcext:value-type="string">
            <text:p>magas</text:p>
          </table:table-cell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63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63"/>
          <table:table-cell table:style-name="ce7"/>
          <table:table-cell table:style-name="ce11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11" office:value-type="string" calcext:value-type="string">
            <text:p>Teszt adatok</text:p>
          </table:covered-table-cell>
          <table:table-cell table:style-name="ce1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testuser2</text:p>
          </table:table-cell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63" table:number-columns-spanned="3" table:number-rows-spanned="1"/>
          <table:covered-table-cell table:number-columns-repeated="2" table:style-name="ce63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http://localhost:1667/#/és a Global Feed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08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3">
          <table:table-cell/>
          <table:table-cell table:style-name="ce86" office:value-type="string" calcext:value-type="string" table:number-columns-spanned="2" table:number-rows-spanned="1">
            <text:p>Kattintsunk a legfelső bejegyzés szerzőjének nevére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 szerző oldala, http://localhost:1667/#/@testuser2 ahol látható a szerző összes bejegyzés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15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A bejegyzések mellett egy szív és egy számláló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office:value-type="string" calcext:value-type="string" table:number-columns-spanned="2" table:number-rows-spanned="1">
            <text:p>Kattintsunk a Follow szerzőneve gomb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gomb színe megváltozik és a szövege + Unfollow szerző nev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4'.J5:'TC-014'.J5">
            <calcext:condition calcext:apply-style-name="Excel_CondFormat_14_1_1" calcext:value="formula-is(NOT(ISERROR(SEARCH(&quot;Pass&quot;;[.J5]))))" calcext:base-cell-address="'TC-014'.J5"/>
            <calcext:condition calcext:apply-style-name="Excel_CondFormat_14_1_2" calcext:value="formula-is(NOT(ISERROR(SEARCH(&quot;Fail&quot;;[.J5]))))" calcext:base-cell-address="'TC-014'.J5"/>
          </calcext:conditional-format>
          <calcext:conditional-format calcext:target-range-address="'TC-014'.I43:'TC-014'.I43 'TC-014'.I25:'TC-014'.I28"/>
          <calcext:conditional-format calcext:target-range-address="'TC-014'.I33:'TC-014'.I33 'TC-014'.I27:'TC-014'.I27">
            <calcext:condition calcext:apply-style-name="ConditionalStyle_220" calcext:value="contains-text(&quot;Fail&quot;)" calcext:base-cell-address="'TC-014'.I27"/>
            <calcext:condition calcext:apply-style-name="ConditionalStyle_219" calcext:value="contains-text(&quot;Pass&quot;)" calcext:base-cell-address="'TC-014'.I27"/>
          </calcext:conditional-format>
          <calcext:conditional-format calcext:target-range-address="'TC-014'.I29:'TC-014'.I29">
            <calcext:condition calcext:apply-style-name="ConditionalStyle_214" calcext:value="contains-text(&quot;Fail&quot;)" calcext:base-cell-address="'TC-014'.I29"/>
            <calcext:condition calcext:apply-style-name="ConditionalStyle_213" calcext:value="contains-text(&quot;Pass&quot;)" calcext:base-cell-address="'TC-014'.I29"/>
          </calcext:conditional-format>
          <calcext:conditional-format calcext:target-range-address="'TC-014'.I30:'TC-014'.I30 'TC-014'.I24:'TC-014'.I24">
            <calcext:condition calcext:apply-style-name="ConditionalStyle_212" calcext:value="contains-text(&quot;Fail&quot;)" calcext:base-cell-address="'TC-014'.I24"/>
            <calcext:condition calcext:apply-style-name="ConditionalStyle_211" calcext:value="contains-text(&quot;Pass&quot;)" calcext:base-cell-address="'TC-014'.I24"/>
          </calcext:conditional-format>
          <calcext:conditional-format calcext:target-range-address="'TC-014'.I31:'TC-014'.I31 'TC-014'.I25:'TC-014'.I25">
            <calcext:condition calcext:apply-style-name="ConditionalStyle_210" calcext:value="contains-text(&quot;Fail&quot;)" calcext:base-cell-address="'TC-014'.I25"/>
            <calcext:condition calcext:apply-style-name="ConditionalStyle_209" calcext:value="contains-text(&quot;Pass&quot;)" calcext:base-cell-address="'TC-014'.I25"/>
          </calcext:conditional-format>
          <calcext:conditional-format calcext:target-range-address="'TC-014'.I32:'TC-014'.I32 'TC-014'.I26:'TC-014'.I26">
            <calcext:condition calcext:apply-style-name="ConditionalStyle_208" calcext:value="contains-text(&quot;Fail&quot;)" calcext:base-cell-address="'TC-014'.I26"/>
            <calcext:condition calcext:apply-style-name="ConditionalStyle_207" calcext:value="contains-text(&quot;Pass&quot;)" calcext:base-cell-address="'TC-014'.I26"/>
          </calcext:conditional-format>
          <calcext:conditional-format calcext:target-range-address="'TC-014'.I34:'TC-014'.I34 'TC-014'.I28:'TC-014'.I28">
            <calcext:condition calcext:apply-style-name="ConditionalStyle_206" calcext:value="contains-text(&quot;Fail&quot;)" calcext:base-cell-address="'TC-014'.I28"/>
            <calcext:condition calcext:apply-style-name="ConditionalStyle_205" calcext:value="contains-text(&quot;Pass&quot;)" calcext:base-cell-address="'TC-014'.I28"/>
          </calcext:conditional-format>
          <calcext:conditional-format calcext:target-range-address="'TC-014'.I35:'TC-014'.I35">
            <calcext:condition calcext:apply-style-name="ConditionalStyle_204" calcext:value="contains-text(&quot;Fail&quot;)" calcext:base-cell-address="'TC-014'.I35"/>
            <calcext:condition calcext:apply-style-name="ConditionalStyle_203" calcext:value="contains-text(&quot;Pass&quot;)" calcext:base-cell-address="'TC-014'.I35"/>
          </calcext:conditional-format>
          <calcext:conditional-format calcext:target-range-address="'TC-014'.I36:'TC-014'.I36">
            <calcext:condition calcext:apply-style-name="ConditionalStyle_202" calcext:value="contains-text(&quot;Fail&quot;)" calcext:base-cell-address="'TC-014'.I36"/>
            <calcext:condition calcext:apply-style-name="ConditionalStyle_201" calcext:value="contains-text(&quot;Pass&quot;)" calcext:base-cell-address="'TC-014'.I36"/>
          </calcext:conditional-format>
          <calcext:conditional-format calcext:target-range-address="'TC-014'.I38:'TC-014'.I38">
            <calcext:condition calcext:apply-style-name="ConditionalStyle_200" calcext:value="contains-text(&quot;Fail&quot;)" calcext:base-cell-address="'TC-014'.I38"/>
            <calcext:condition calcext:apply-style-name="ConditionalStyle_199" calcext:value="contains-text(&quot;Pass&quot;)" calcext:base-cell-address="'TC-014'.I38"/>
          </calcext:conditional-format>
          <calcext:conditional-format calcext:target-range-address="'TC-014'.I39:'TC-014'.I39">
            <calcext:condition calcext:apply-style-name="ConditionalStyle_198" calcext:value="contains-text(&quot;Fail&quot;)" calcext:base-cell-address="'TC-014'.I39"/>
            <calcext:condition calcext:apply-style-name="ConditionalStyle_197" calcext:value="contains-text(&quot;Pass&quot;)" calcext:base-cell-address="'TC-014'.I39"/>
          </calcext:conditional-format>
          <calcext:conditional-format calcext:target-range-address="'TC-014'.I40:'TC-014'.I40">
            <calcext:condition calcext:apply-style-name="ConditionalStyle_196" calcext:value="contains-text(&quot;Fail&quot;)" calcext:base-cell-address="'TC-014'.I40"/>
            <calcext:condition calcext:apply-style-name="ConditionalStyle_195" calcext:value="contains-text(&quot;Pass&quot;)" calcext:base-cell-address="'TC-014'.I40"/>
          </calcext:conditional-format>
          <calcext:conditional-format calcext:target-range-address="'TC-014'.I41:'TC-014'.I41">
            <calcext:condition calcext:apply-style-name="ConditionalStyle_194" calcext:value="contains-text(&quot;Fail&quot;)" calcext:base-cell-address="'TC-014'.I41"/>
            <calcext:condition calcext:apply-style-name="ConditionalStyle_193" calcext:value="contains-text(&quot;Pass&quot;)" calcext:base-cell-address="'TC-014'.I41"/>
          </calcext:conditional-format>
          <calcext:conditional-format calcext:target-range-address="'TC-014'.I42:'TC-014'.I42">
            <calcext:condition calcext:apply-style-name="ConditionalStyle_192" calcext:value="contains-text(&quot;Fail&quot;)" calcext:base-cell-address="'TC-014'.I42"/>
            <calcext:condition calcext:apply-style-name="ConditionalStyle_191" calcext:value="contains-text(&quot;Pass&quot;)" calcext:base-cell-address="'TC-014'.I42"/>
          </calcext:conditional-format>
          <calcext:conditional-format calcext:target-range-address="'TC-014'.I37:'TC-014'.I37">
            <calcext:condition calcext:apply-style-name="ConditionalStyle_190" calcext:value="contains-text(&quot;Fail&quot;)" calcext:base-cell-address="'TC-014'.I37"/>
            <calcext:condition calcext:apply-style-name="ConditionalStyle_189" calcext:value="contains-text(&quot;Pass&quot;)" calcext:base-cell-address="'TC-014'.I37"/>
          </calcext:conditional-format>
        </calcext:conditional-formats>
      </table:table>
      <table:table table:name="TC-015" table:style-name="ta2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0" table:default-cell-style-name="ce32"/>
        <table:table-column table:style-name="co1" table:default-cell-style-name="ce32"/>
        <table:table-column table:style-name="co6" table:default-cell-style-name="ce32"/>
        <table:table-column table:style-name="co1" table:number-columns-repeated="3" table:default-cell-style-name="ce32"/>
        <table:table-column table:style-name="co7" table:default-cell-style-name="ce32"/>
        <table:table-column table:style-name="co1" table:number-columns-repeated="246" table:default-cell-style-name="ce32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34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34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34"/>
          <table:table-cell table:style-name="ce70" office:value-type="string" calcext:value-type="string">
            <text:p>TC-015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34"/>
          <table:table-cell table:style-name="ce80" office:value-type="string" calcext:value-type="string" table:number-columns-spanned="5" table:number-rows-spanned="1">
            <text:p>cikk kommentelése</text:p>
          </table:table-cell>
          <table:covered-table-cell table:number-columns-repeated="4" table:style-name="ce80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34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34"/>
          <table:table-cell table:style-name="ce81" office:value-type="string" calcext:value-type="string" table:number-columns-spanned="2" table:number-rows-spanned="1">
            <text:p>Teszt Elek</text:p>
          </table:table-cell>
          <table:covered-table-cell table:style-name="ce81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34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2021.08.04</text:p>
          </table:table-cell>
          <table:covered-table-cell table:style-name="ce82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43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83" office:value-type="string" calcext:value-type="string" table:number-columns-spanned="2" table:number-rows-spanned="1">
            <text:p>Előfeltételek teljesültek?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Megjegyzése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63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63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63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63"/>
          <table:table-cell table:style-name="ce7"/>
          <table:table-cell table:number-columns-repeated="1019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63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63"/>
          <table:table-cell table:style-name="ce7"/>
          <table:table-cell table:style-name="ce83" office:value-type="string" calcext:value-type="string" table:number-columns-spanned="2" table:number-rows-spanned="1">
            <text:p>Prioritás</text:p>
          </table:table-cell>
          <table:covered-table-cell table:style-name="ce83"/>
          <table:table-cell/>
          <table:table-cell table:style-name="ce83" office:value-type="string" calcext:value-type="string" table:number-columns-spanned="2" table:number-rows-spanned="1">
            <text:p>Hibák</text:p>
          </table:table-cell>
          <table:covered-table-cell table:style-name="ce83"/>
          <table:table-cell table:number-columns-repeated="101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64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101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64" table:number-columns-spanned="3" table:number-rows-spanned="1"/>
          <table:covered-table-cell table:number-columns-repeated="2" table:style-name="ce64"/>
          <table:table-cell table:style-name="ce7"/>
          <table:table-cell table:style-name="ce83" table:number-columns-repeated="2"/>
          <table:table-cell/>
          <table:table-cell table:style-name="ce83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63" table:number-columns-spanned="3" table:number-rows-spanned="1"/>
          <table:covered-table-cell table:number-columns-repeated="2" table:style-name="ce63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16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6"/>
          <table:table-cell table:number-columns-repeated="1021"/>
        </table:table-row>
        <table:table-row table:style-name="ro2">
          <table:table-cell table:style-name="ce21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26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21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85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26"/>
          <table:covered-table-cell table:number-columns-repeated="2" table:style-name="ce66"/>
          <table:covered-table-cell table:number-columns-repeated="2" table:style-name="ce34"/>
          <table:covered-table-cell table:number-columns-repeated="3" table:style-name="ce85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86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látszi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3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86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aktív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3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86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5" calcext:value-type="float">
            <text:p>5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 table:style-name="ce31" office:value-type="float" office:value="6" calcext:value-type="float">
            <text:p>6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27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3">
          <table:table-cell/>
          <table:table-cell table:style-name="ce86" office:value-type="string" calcext:value-type="string" table:number-columns-spanned="2" table:number-rows-spanned="1">
            <text:p>Kattintsunk a legfelső bejegyzés Read more… gombjára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 bejegyzés oldala, http://localhost:1667/#/articles/cikk cime ahol látható a poszt teljes szöveg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office:value-type="string" calcext:value-type="string" table:number-columns-spanned="2" table:number-rows-spanned="1">
            <text:p>Ellenőrizzük le, az oldal elemei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szerző nev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szerző alapértelmezett profilkép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1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dátum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Nem a helyes dátum jelenik meg</text:p>
          </table:table-cell>
          <table:covered-table-cell table:style-name="ce89"/>
          <table:covered-table-cell table:style-name="ce90"/>
          <table:table-cell table:style-name="ce335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egy Favorite Article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Láthatók a hozzáadott tag-ek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5">
          <table:table-cell/>
          <table:table-cell table:style-name="ce86" table:number-columns-spanned="2" table:number-rows-spanned="1"/>
          <table:covered-table-cell table:style-name="ce113"/>
          <table:table-cell table:style-name="ce86" office:value-type="string" calcext:value-type="string" table:number-columns-spanned="2" table:number-rows-spanned="1">
            <text:p>Megjelenik a kommentelési lehetőség és a hozzá tartozó Post Comment gomb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/>
          <table:table-cell table:style-name="ce86" office:value-type="string" calcext:value-type="string" table:number-columns-spanned="2" table:number-rows-spanned="1">
            <text:p>Ellenőrizzük le, hogy beírható-e a mezőbe a tesztada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 beírt szöveg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15">
          <table:table-cell/>
          <table:table-cell table:style-name="ce86" office:value-type="string" calcext:value-type="string" table:number-columns-spanned="2" table:number-rows-spanned="1">
            <text:p>Ellenőrizzük le, hogy a Post Comment gombra kattintva megjelenik-e a hozzászólás a poszt alatt</text:p>
          </table:table-cell>
          <table:covered-table-cell table:style-name="ce113"/>
          <table:table-cell table:style-name="ce86" office:value-type="string" calcext:value-type="string" table:number-columns-spanned="2" table:number-rows-spanned="1">
            <text:p>Megjelenik A komment mező alatt. A kommentél látszik a hozzászóló alapértelmezett profilképe, a neve és a hozzászólás dátuma</text:p>
          </table:table-cell>
          <table:covered-table-cell table:style-name="ce90"/>
          <table:table-cell table:style-name="ce86" office:value-type="string" calcext:value-type="string" table:number-columns-spanned="3" table:number-rows-spanned="1">
            <text:p>Megjelenik A komment mező alatt. A kommentél látszik a hozzászóló alapértelmezett profilképe, a neve. De a dátum hibásan jelenik meg.</text:p>
          </table:table-cell>
          <table:covered-table-cell table:style-name="ce89"/>
          <table:covered-table-cell table:style-name="ce90"/>
          <table:table-cell table:style-name="ce342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47" office:value-type="string" calcext:value-type="string">
            <text:p>A dátum hibásan jelenik meg: 1970. január 1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5'.J5:'TC-015'.J5">
            <calcext:condition calcext:apply-style-name="Excel_CondFormat_14_1_1" calcext:value="formula-is(NOT(ISERROR(SEARCH(&quot;Pass&quot;;[.J5]))))" calcext:base-cell-address="'TC-015'.J5"/>
            <calcext:condition calcext:apply-style-name="Excel_CondFormat_14_1_2" calcext:value="formula-is(NOT(ISERROR(SEARCH(&quot;Fail&quot;;[.J5]))))" calcext:base-cell-address="'TC-015'.J5"/>
          </calcext:conditional-format>
          <calcext:conditional-format calcext:target-range-address="'TC-015'.I20:'TC-015'.I20">
            <calcext:condition calcext:apply-style-name="ConditionalStyle_162" calcext:value="contains-text(&quot;Fail&quot;)" calcext:base-cell-address="'TC-015'.I20"/>
            <calcext:condition calcext:apply-style-name="ConditionalStyle_161" calcext:value="contains-text(&quot;Pass&quot;)" calcext:base-cell-address="'TC-015'.I20"/>
          </calcext:conditional-format>
          <calcext:conditional-format calcext:target-range-address="'TC-015'.I18:'TC-015'.I19">
            <calcext:condition calcext:apply-style-name="ConditionalStyle_160" calcext:value="contains-text(&quot;Fail&quot;)" calcext:base-cell-address="'TC-015'.I18"/>
            <calcext:condition calcext:apply-style-name="ConditionalStyle_159" calcext:value="contains-text(&quot;Pass&quot;)" calcext:base-cell-address="'TC-015'.I18"/>
          </calcext:conditional-format>
          <calcext:conditional-format calcext:target-range-address="'TC-015'.I27:'TC-015'.I27">
            <calcext:condition calcext:apply-style-name="ConditionalStyle_158" calcext:value="contains-text(&quot;Fail&quot;)" calcext:base-cell-address="'TC-015'.I27"/>
            <calcext:condition calcext:apply-style-name="ConditionalStyle_157" calcext:value="contains-text(&quot;Pass&quot;)" calcext:base-cell-address="'TC-015'.I27"/>
          </calcext:conditional-format>
          <calcext:conditional-format calcext:target-range-address="'TC-015'.I21:'TC-015'.I21">
            <calcext:condition calcext:apply-style-name="ConditionalStyle_156" calcext:value="contains-text(&quot;Fail&quot;)" calcext:base-cell-address="'TC-015'.I21"/>
            <calcext:condition calcext:apply-style-name="ConditionalStyle_155" calcext:value="contains-text(&quot;Pass&quot;)" calcext:base-cell-address="'TC-015'.I21"/>
          </calcext:conditional-format>
          <calcext:conditional-format calcext:target-range-address="'TC-015'.I22:'TC-015'.I22">
            <calcext:condition calcext:apply-style-name="ConditionalStyle_154" calcext:value="contains-text(&quot;Fail&quot;)" calcext:base-cell-address="'TC-015'.I22"/>
            <calcext:condition calcext:apply-style-name="ConditionalStyle_153" calcext:value="contains-text(&quot;Pass&quot;)" calcext:base-cell-address="'TC-015'.I22"/>
          </calcext:conditional-format>
          <calcext:conditional-format calcext:target-range-address="'TC-015'.I23:'TC-015'.I23">
            <calcext:condition calcext:apply-style-name="ConditionalStyle_152" calcext:value="contains-text(&quot;Fail&quot;)" calcext:base-cell-address="'TC-015'.I23"/>
            <calcext:condition calcext:apply-style-name="ConditionalStyle_151" calcext:value="contains-text(&quot;Pass&quot;)" calcext:base-cell-address="'TC-015'.I23"/>
          </calcext:conditional-format>
          <calcext:conditional-format calcext:target-range-address="'TC-015'.I24:'TC-015'.I24">
            <calcext:condition calcext:apply-style-name="ConditionalStyle_150" calcext:value="contains-text(&quot;Fail&quot;)" calcext:base-cell-address="'TC-015'.I24"/>
            <calcext:condition calcext:apply-style-name="ConditionalStyle_149" calcext:value="contains-text(&quot;Pass&quot;)" calcext:base-cell-address="'TC-015'.I24"/>
          </calcext:conditional-format>
          <calcext:conditional-format calcext:target-range-address="'TC-015'.I25:'TC-015'.I25">
            <calcext:condition calcext:apply-style-name="ConditionalStyle_148" calcext:value="contains-text(&quot;Fail&quot;)" calcext:base-cell-address="'TC-015'.I25"/>
            <calcext:condition calcext:apply-style-name="ConditionalStyle_147" calcext:value="contains-text(&quot;Pass&quot;)" calcext:base-cell-address="'TC-015'.I25"/>
          </calcext:conditional-format>
          <calcext:conditional-format calcext:target-range-address="'TC-015'.I26:'TC-015'.I26">
            <calcext:condition calcext:apply-style-name="ConditionalStyle_146" calcext:value="contains-text(&quot;Fail&quot;)" calcext:base-cell-address="'TC-015'.I26"/>
            <calcext:condition calcext:apply-style-name="ConditionalStyle_145" calcext:value="contains-text(&quot;Pass&quot;)" calcext:base-cell-address="'TC-015'.I26"/>
          </calcext:conditional-format>
          <calcext:conditional-format calcext:target-range-address="'TC-015'.I28:'TC-015'.I28">
            <calcext:condition calcext:apply-style-name="ConditionalStyle_144" calcext:value="contains-text(&quot;Fail&quot;)" calcext:base-cell-address="'TC-015'.I28"/>
            <calcext:condition calcext:apply-style-name="ConditionalStyle_143" calcext:value="contains-text(&quot;Pass&quot;)" calcext:base-cell-address="'TC-015'.I28"/>
          </calcext:conditional-format>
          <calcext:conditional-format calcext:target-range-address="'TC-015'.I29:'TC-015'.I29">
            <calcext:condition calcext:apply-style-name="ConditionalStyle_142" calcext:value="contains-text(&quot;Fail&quot;)" calcext:base-cell-address="'TC-015'.I29"/>
            <calcext:condition calcext:apply-style-name="ConditionalStyle_141" calcext:value="contains-text(&quot;Pass&quot;)" calcext:base-cell-address="'TC-015'.I29"/>
          </calcext:conditional-format>
          <calcext:conditional-format calcext:target-range-address="'TC-015'.I30:'TC-015'.I30">
            <calcext:condition calcext:apply-style-name="ConditionalStyle_140" calcext:value="contains-text(&quot;Fail&quot;)" calcext:base-cell-address="'TC-015'.I30"/>
            <calcext:condition calcext:apply-style-name="ConditionalStyle_139" calcext:value="contains-text(&quot;Pass&quot;)" calcext:base-cell-address="'TC-015'.I30"/>
          </calcext:conditional-format>
          <calcext:conditional-format calcext:target-range-address="'TC-015'.I32:'TC-015'.I32">
            <calcext:condition calcext:apply-style-name="ConditionalStyle_138" calcext:value="contains-text(&quot;Fail&quot;)" calcext:base-cell-address="'TC-015'.I32"/>
            <calcext:condition calcext:apply-style-name="ConditionalStyle_137" calcext:value="contains-text(&quot;Pass&quot;)" calcext:base-cell-address="'TC-015'.I32"/>
          </calcext:conditional-format>
          <calcext:conditional-format calcext:target-range-address="'TC-015'.I33:'TC-015'.I33">
            <calcext:condition calcext:apply-style-name="ConditionalStyle_136" calcext:value="contains-text(&quot;Fail&quot;)" calcext:base-cell-address="'TC-015'.I33"/>
            <calcext:condition calcext:apply-style-name="ConditionalStyle_135" calcext:value="contains-text(&quot;Pass&quot;)" calcext:base-cell-address="'TC-015'.I33"/>
          </calcext:conditional-format>
          <calcext:conditional-format calcext:target-range-address="'TC-015'.I34:'TC-015'.I34">
            <calcext:condition calcext:apply-style-name="ConditionalStyle_134" calcext:value="contains-text(&quot;Fail&quot;)" calcext:base-cell-address="'TC-015'.I34"/>
            <calcext:condition calcext:apply-style-name="ConditionalStyle_133" calcext:value="contains-text(&quot;Pass&quot;)" calcext:base-cell-address="'TC-015'.I34"/>
          </calcext:conditional-format>
          <calcext:conditional-format calcext:target-range-address="'TC-015'.I35:'TC-015'.I35">
            <calcext:condition calcext:apply-style-name="ConditionalStyle_132" calcext:value="contains-text(&quot;Fail&quot;)" calcext:base-cell-address="'TC-015'.I35"/>
            <calcext:condition calcext:apply-style-name="ConditionalStyle_131" calcext:value="contains-text(&quot;Pass&quot;)" calcext:base-cell-address="'TC-015'.I35"/>
          </calcext:conditional-format>
          <calcext:conditional-format calcext:target-range-address="'TC-015'.I36:'TC-015'.I36">
            <calcext:condition calcext:apply-style-name="ConditionalStyle_130" calcext:value="contains-text(&quot;Fail&quot;)" calcext:base-cell-address="'TC-015'.I36"/>
            <calcext:condition calcext:apply-style-name="ConditionalStyle_129" calcext:value="contains-text(&quot;Pass&quot;)" calcext:base-cell-address="'TC-015'.I36"/>
          </calcext:conditional-format>
          <calcext:conditional-format calcext:target-range-address="'TC-015'.I31:'TC-015'.I31">
            <calcext:condition calcext:apply-style-name="ConditionalStyle_128" calcext:value="contains-text(&quot;Fail&quot;)" calcext:base-cell-address="'TC-015'.I31"/>
            <calcext:condition calcext:apply-style-name="ConditionalStyle_127" calcext:value="contains-text(&quot;Pass&quot;)" calcext:base-cell-address="'TC-015'.I31"/>
          </calcext:conditional-format>
          <calcext:conditional-format calcext:target-range-address="'TC-015'.I37:'TC-015'.I37">
            <calcext:condition calcext:apply-style-name="ConditionalStyle_126" calcext:value="contains-text(&quot;Fail&quot;)" calcext:base-cell-address="'TC-015'.I37"/>
            <calcext:condition calcext:apply-style-name="ConditionalStyle_125" calcext:value="contains-text(&quot;Pass&quot;)" calcext:base-cell-address="'TC-015'.I37"/>
          </calcext:conditional-format>
          <calcext:conditional-format calcext:target-range-address="'TC-015'.I38:'TC-015'.I38">
            <calcext:condition calcext:apply-style-name="ConditionalStyle_124" calcext:value="contains-text(&quot;Fail&quot;)" calcext:base-cell-address="'TC-015'.I38"/>
            <calcext:condition calcext:apply-style-name="ConditionalStyle_123" calcext:value="contains-text(&quot;Pass&quot;)" calcext:base-cell-address="'TC-015'.I38"/>
          </calcext:conditional-format>
        </calcext:conditional-formats>
      </table:table>
      <table:table table:name="TESTCASE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14" table:default-cell-style-name="Default"/>
        <table:table-row table:style-name="ro16">
          <table:table-cell table:style-name="ce344" office:value-type="string" calcext:value-type="string">
            <text:p>Test Case ID</text:p>
          </table:table-cell>
          <table:table-cell table:style-name="ce344" office:value-type="string" calcext:value-type="string">
            <text:p>Funkció ID</text:p>
          </table:table-cell>
          <table:table-cell table:style-name="ce344" office:value-type="string" calcext:value-type="string">
            <text:p>Funkció neve</text:p>
          </table:table-cell>
          <table:table-cell table:style-name="ce344" office:value-type="string" calcext:value-type="string">
            <text:p>Prioritás</text:p>
          </table:table-cell>
          <table:table-cell table:style-name="ce344" office:value-type="string" calcext:value-type="string">
            <text:p>Test Case neve</text:p>
          </table:table-cell>
          <table:table-cell table:style-name="ce348" office:value-type="string" calcext:value-type="string">
            <text:p>Eredmény</text:p>
          </table:table-cell>
          <table:table-cell table:style-name="ce344" office:value-type="string" calcext:value-type="string">
            <text:p>Hiba ID</text:p>
          </table:table-cell>
          <table:table-cell table:style-name="ce344" office:value-type="string" calcext:value-type="string">
            <text:p>Hiba leírása</text:p>
          </table:table-cell>
          <table:table-cell table:style-name="ce344" office:value-type="string" calcext:value-type="string">
            <text:p>Készítette</text:p>
          </table:table-cell>
          <table:table-cell table:style-name="ce344" office:value-type="string" calcext:value-type="string">
            <text:p>Megjegyzés</text:p>
          </table:table-cell>
          <table:table-cell table:style-name="ce352" office:value-type="string" calcext:value-type="string">
            <text:p>Dátum</text:p>
          </table:table-cell>
          <table:table-cell table:style-name="ce344" office:value-type="string" calcext:value-type="string">
            <text:p>Auto Test Case ID</text:p>
          </table:table-cell>
          <table:table-cell table:style-name="ce344" office:value-type="string" calcext:value-type="string">
            <text:p>Megjegyzés</text:p>
          </table:table-cell>
          <table:table-cell table:style-name="ce354" table:number-columns-repeated="1011"/>
        </table:table-row>
        <table:table-row table:style-name="ro17">
          <table:table-cell table:style-name="ce345" office:value-type="string" calcext:value-type="string">
            <text:p>TC-0001</text:p>
          </table:table-cell>
          <table:table-cell table:style-name="ce345"/>
          <table:table-cell table:style-name="ce346" office:value-type="string" calcext:value-type="string">
            <text:p>kezdő képernyő betöltése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Kezdő képernyő belépés nélkül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böngész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18">
          <table:table-cell table:style-name="ce345" office:value-type="string" calcext:value-type="string">
            <text:p>TC-0002</text:p>
          </table:table-cell>
          <table:table-cell table:style-name="ce345" office:value-type="string" calcext:value-type="string">
            <text:p>R001</text:p>
          </table:table-cell>
          <table:table-cell table:style-name="ce346" office:value-type="string" calcext:value-type="string">
            <text:p>Regisztráció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Regisztráció helyes adatokkal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19">
          <table:table-cell table:style-name="ce345" office:value-type="string" calcext:value-type="string">
            <text:p>TC-0003</text:p>
          </table:table-cell>
          <table:table-cell table:style-name="ce345" office:value-type="string" calcext:value-type="string">
            <text:p>R003</text:p>
          </table:table-cell>
          <table:table-cell table:style-name="ce346" office:value-type="string" calcext:value-type="string">
            <text:p>Bejelentkezés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Bejelentkezés helyes adatokkal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20">
          <table:table-cell table:style-name="ce345" office:value-type="string" calcext:value-type="string">
            <text:p>TC-0004</text:p>
          </table:table-cell>
          <table:table-cell table:style-name="ce345" office:value-type="string" calcext:value-type="string">
            <text:p>R013</text:p>
          </table:table-cell>
          <table:table-cell table:style-name="ce346" office:value-type="string" calcext:value-type="string">
            <text:p>keresés tag alapján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keresés tag alapján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office:value-type="string" calcext:value-type="string">
            <text:p><text:s/></text:p>
          </table:table-cell>
          <table:table-cell table:style-name="ce354" table:number-columns-repeated="1010"/>
        </table:table-row>
        <table:table-row table:style-name="ro18">
          <table:table-cell table:style-name="ce345" office:value-type="string" calcext:value-type="string">
            <text:p>TC-0005</text:p>
          </table:table-cell>
          <table:table-cell table:style-name="ce345" office:value-type="string" calcext:value-type="string">
            <text:p>R011</text:p>
          </table:table-cell>
          <table:table-cell table:style-name="ce346" office:value-type="string" calcext:value-type="string">
            <text:p>adatok listázása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blogposztok listázása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8">
          <table:table-cell table:style-name="ce345" office:value-type="string" calcext:value-type="string">
            <text:p>TC-0006</text:p>
          </table:table-cell>
          <table:table-cell table:style-name="ce345" office:value-type="string" calcext:value-type="string">
            <text:p>R010</text:p>
          </table:table-cell>
          <table:table-cell table:style-name="ce346" office:value-type="string" calcext:value-type="string">
            <text:p>lapozó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posztok lapozhatósága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07</text:p>
          </table:table-cell>
          <table:table-cell table:style-name="ce345" office:value-type="string" calcext:value-type="string">
            <text:p>R005</text:p>
          </table:table-cell>
          <table:table-cell table:style-name="ce346" office:value-type="string" calcext:value-type="string">
            <text:p>új cikk létrehozása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új cikk létrehozása minden mező kitöltésével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08</text:p>
          </table:table-cell>
          <table:table-cell table:style-name="ce345" office:value-type="string" calcext:value-type="string">
            <text:p>R007</text:p>
          </table:table-cell>
          <table:table-cell table:style-name="ce346" office:value-type="string" calcext:value-type="string">
            <text:p>saját cikk módositása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saját cikk cimének szerkesztése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09</text:p>
          </table:table-cell>
          <table:table-cell table:style-name="ce345" office:value-type="string" calcext:value-type="string">
            <text:p>R008</text:p>
          </table:table-cell>
          <table:table-cell table:style-name="ce346" office:value-type="string" calcext:value-type="string">
            <text:p>saját cikk törlése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saját cikk törlése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10</text:p>
          </table:table-cell>
          <table:table-cell table:style-name="ce345" office:value-type="string" calcext:value-type="string">
            <text:p>R003</text:p>
          </table:table-cell>
          <table:table-cell table:style-name="ce346" office:value-type="string" calcext:value-type="string">
            <text:p>kijelentkezés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kijelentkezés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11</text:p>
          </table:table-cell>
          <table:table-cell table:style-name="ce345"/>
          <table:table-cell table:style-name="ce346" office:value-type="string" calcext:value-type="string">
            <text:p>Cookie-k elfogadása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Cookie-k elfogadása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12</text:p>
          </table:table-cell>
          <table:table-cell table:style-name="ce345" office:value-type="string" calcext:value-type="string">
            <text:p>R006</text:p>
          </table:table-cell>
          <table:table-cell table:style-name="ce346" office:value-type="string" calcext:value-type="string">
            <text:p>cikk olvasása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Blogposzt olvasása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13</text:p>
          </table:table-cell>
          <table:table-cell table:style-name="ce345" office:value-type="string" calcext:value-type="string">
            <text:p>R004</text:p>
          </table:table-cell>
          <table:table-cell table:style-name="ce346" office:value-type="string" calcext:value-type="string">
            <text:p>szerző bekövetése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szerző bekövetése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14</text:p>
          </table:table-cell>
          <table:table-cell table:style-name="ce345" office:value-type="string" calcext:value-type="string">
            <text:p>R009</text:p>
          </table:table-cell>
          <table:table-cell table:style-name="ce346" office:value-type="string" calcext:value-type="string">
            <text:p>cikk kedvelése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cikk kedvelése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8">
          <table:table-cell table:style-name="ce345" office:value-type="string" calcext:value-type="string">
            <text:p>TC-0015</text:p>
          </table:table-cell>
          <table:table-cell table:style-name="ce345"/>
          <table:table-cell table:style-name="ce346" office:value-type="string" calcext:value-type="string">
            <text:p>cikk kommentelése</text:p>
          </table:table-cell>
          <table:table-cell table:style-name="ce347" office:value-type="string" calcext:value-type="string">
            <text:p>magas</text:p>
          </table:table-cell>
          <table:table-cell table:style-name="ce346" office:value-type="string" calcext:value-type="string">
            <text:p>cikk kommentelése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">
          <table:table-cell table:number-columns-repeated="10"/>
          <table:table-cell table:style-name="ce353"/>
          <table:table-cell table:number-columns-repeated="1013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CASES.F6:TESTCASES.F16">
            <calcext:condition calcext:apply-style-name="ConditionalStyle_815" calcext:value="contains-text(&quot;FAILED&quot;)" calcext:base-cell-address="TESTCASES.F6"/>
            <calcext:condition calcext:apply-style-name="ConditionalStyle_814" calcext:value="contains-text(&quot;PASS&quot;)" calcext:base-cell-address="TESTCASES.F6"/>
          </calcext:conditional-format>
          <calcext:conditional-format calcext:target-range-address="TESTCASES.F6:TESTCASES.F16">
            <calcext:condition calcext:apply-style-name="ConditionalStyle_813" calcext:value="contains-text(&quot;block&quot;)" calcext:base-cell-address="TESTCASES.F6"/>
          </calcext:conditional-format>
          <calcext:conditional-format calcext:target-range-address="TESTCASES.F2:TESTCASES.F5">
            <calcext:condition calcext:apply-style-name="ConditionalStyle_821" calcext:value="contains-text(&quot;FAILED&quot;)" calcext:base-cell-address="TESTCASES.F2"/>
            <calcext:condition calcext:apply-style-name="ConditionalStyle_820" calcext:value="contains-text(&quot;PASS&quot;)" calcext:base-cell-address="TESTCASES.F2"/>
          </calcext:conditional-format>
          <calcext:conditional-format calcext:target-range-address="TESTCASES.F1:TESTCASES.F1">
            <calcext:condition calcext:apply-style-name="ConditionalStyle_819" calcext:value="contains-text(&quot;FAILED&quot;)" calcext:base-cell-address="TESTCASES.F1"/>
            <calcext:condition calcext:apply-style-name="ConditionalStyle_818" calcext:value="contains-text(&quot;PASS&quot;)" calcext:base-cell-address="TESTCASES.F1"/>
          </calcext:conditional-format>
          <calcext:conditional-format calcext:target-range-address="TESTCASES.F2:TESTCASES.F5">
            <calcext:condition calcext:apply-style-name="ConditionalStyle_817" calcext:value="contains-text(&quot;block&quot;)" calcext:base-cell-address="TESTCASES.F2"/>
          </calcext:conditional-format>
          <calcext:conditional-format calcext:target-range-address="TESTCASES.D2:TESTCASES.D16">
            <calcext:condition calcext:apply-style-name="ConditionalStyle_711" calcext:value="contains-text(&quot;high&quot;)" calcext:base-cell-address="TESTCASES.D2"/>
          </calcext:conditional-format>
        </calcext:conditional-formats>
      </table:table>
      <table:table table:name="REQ" table:style-name="ta2">
        <office:forms form:automatic-focus="false" form:apply-design-mode="false"/>
        <table:table-column table:style-name="co17" table:default-cell-style-name="ce57"/>
        <table:table-column table:style-name="co6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17" table:number-columns-repeated="250" table:default-cell-style-name="ce57"/>
        <table:table-column table:style-name="co17" table:number-columns-repeated="767" table:default-cell-style-name="Default"/>
        <table:table-row table:style-name="ro22">
          <table:table-cell table:style-name="ce55" office:value-type="string" calcext:value-type="string">
            <text:p>Req.Id</text:p>
          </table:table-cell>
          <table:table-cell table:style-name="ce58" office:value-type="string" calcext:value-type="string">
            <text:p>As a</text:p>
          </table:table-cell>
          <table:table-cell table:style-name="ce58" office:value-type="string" calcext:value-type="string">
            <text:p>I want to</text:p>
          </table:table-cell>
          <table:table-cell table:style-name="ce58" office:value-type="string" calcext:value-type="string">
            <text:p>so that I can</text:p>
          </table:table-cell>
          <table:table-cell table:style-name="ce58" office:value-type="string" calcext:value-type="string">
            <text:p>Given</text:p>
          </table:table-cell>
          <table:table-cell table:style-name="ce58" office:value-type="string" calcext:value-type="string">
            <text:p>When </text:p>
          </table:table-cell>
          <table:table-cell table:style-name="ce58" office:value-type="string" calcext:value-type="string">
            <text:p>Then</text:p>
          </table:table-cell>
          <table:table-cell table:style-name="ce55" table:number-columns-repeated="1017"/>
        </table:table-row>
        <table:table-row table:style-name="ro22">
          <table:table-cell table:style-name="ce55"/>
          <table:table-cell table:style-name="ce58" table:number-columns-repeated="6"/>
          <table:table-cell table:style-name="ce55" table:number-columns-repeated="1017"/>
        </table:table-row>
        <table:table-row table:style-name="ro23">
          <table:table-cell table:style-name="ce56" office:value-type="string" calcext:value-type="string">
            <text:p>R001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register</text:p>
          </table:table-cell>
          <table:table-cell table:style-name="ce59" office:value-type="string" calcext:value-type="string">
            <text:p>manage my posts and interact with other users.</text:p>
          </table:table-cell>
          <table:table-cell table:style-name="ce59" office:value-type="string" calcext:value-type="string">
            <text:p>the blog author does not yet have an account</text:p>
          </table:table-cell>
          <table:table-cell table:style-name="ce59" office:value-type="string" calcext:value-type="string">
            <text:p>new registration is requested through the registration screen</text:p>
          </table:table-cell>
          <table:table-cell table:style-name="ce59" office:value-type="string" calcext:value-type="string">
            <text:p>new blog account is registered, and the user remains logged in after registration.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02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log in with my credentials</text:p>
          </table:table-cell>
          <table:table-cell table:style-name="ce59" office:value-type="string" calcext:value-type="string">
            <text:p>create new blog content and access my profile.</text:p>
          </table:table-cell>
          <table:table-cell table:style-name="ce59" office:value-type="string" calcext:value-type="string">
            <text:p>no active session</text:p>
          </table:table-cell>
          <table:table-cell table:style-name="ce59" office:value-type="string" calcext:value-type="string">
            <text:p>proper credentials are provided on the login screen</text:p>
          </table:table-cell>
          <table:table-cell table:style-name="ce59" office:value-type="string" calcext:value-type="string">
            <text:p>new session is created and proper account profile is loaded.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03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sure that my active session is securely destroyed and my account is protected</text:p>
          </table:table-cell>
          <table:table-cell table:style-name="ce59" office:value-type="string" calcext:value-type="string">
            <text:p>be sure that my active session is securely destroyed and my account is protected.</text:p>
          </table:table-cell>
          <table:table-cell table:style-name="ce59" office:value-type="string" calcext:value-type="string">
            <text:p>a blog author is logged in and has an active session</text:p>
          </table:table-cell>
          <table:table-cell table:style-name="ce59" office:value-type="string" calcext:value-type="string">
            <text:p>logout button is clicked in the profile page</text:p>
          </table:table-cell>
          <table:table-cell table:style-name="ce59" office:value-type="string" calcext:value-type="string">
            <text:p>all active sessions are destroyed and the user appears to be logged out.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04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follow other authors</text:p>
          </table:table-cell>
          <table:table-cell table:style-name="ce59" office:value-type="string" calcext:value-type="string">
            <text:p>collect blog posts of followed users in a separate feed.</text:p>
          </table:table-cell>
          <table:table-cell table:style-name="ce59" office:value-type="string" calcext:value-type="string">
            <text:p>blog author is logged into his/her account</text:p>
          </table:table-cell>
          <table:table-cell table:style-name="ce59" office:value-type="string" calcext:value-type="string">
            <text:p>“Your feed” page is visited</text:p>
          </table:table-cell>
          <table:table-cell table:style-name="ce59" office:value-type="string" calcext:value-type="string">
            <text:p>the feed contains posts of the followed blog authors.</text:p>
          </table:table-cell>
          <table:table-cell table:number-columns-repeated="1017"/>
        </table:table-row>
        <table:table-row table:style-name="ro24">
          <table:table-cell table:style-name="ce56" office:value-type="string" calcext:value-type="string">
            <text:p>R005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create new blog post</text:p>
          </table:table-cell>
          <table:table-cell table:style-name="ce59" office:value-type="string" calcext:value-type="string">
            <text:p>share my thoughts with other users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new blog content is entered on screen and save button clicked</text:p>
          </table:table-cell>
          <table:table-cell table:style-name="ce59" office:value-type="string" calcext:value-type="string">
            <text:p>a new blog post is created and saved in the application and other blog authors can see this new content in the application.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06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select any blog post from a blog post feed and present the details screen</text:p>
          </table:table-cell>
          <table:table-cell table:style-name="ce59" office:value-type="string" calcext:value-type="string">
            <text:p>read the full blog post content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clicks the title of any given blog post </text:p>
          </table:table-cell>
          <table:table-cell table:style-name="ce59" office:value-type="string" calcext:value-type="string">
            <text:p>the “Article Details” screen appears and the content of the selected blog post is presented on it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07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edit my blog posts</text:p>
          </table:table-cell>
          <table:table-cell table:style-name="ce59" office:value-type="string" calcext:value-type="string">
            <text:p>change the content as I see fit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clicks Edit article on “Article Detail Page”</text:p>
          </table:table-cell>
          <table:table-cell table:style-name="ce59" office:value-type="string" calcext:value-type="string">
            <text:p>the blog post content editor appears and is prefilled with content from the existing post.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08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delete my blog posts</text:p>
          </table:table-cell>
          <table:table-cell table:style-name="ce59" office:value-type="string" calcext:value-type="string">
            <text:p>clean up obsolete or otherwise unwanted blog posts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clicks Delete article on “Article Detail Page”</text:p>
          </table:table-cell>
          <table:table-cell table:style-name="ce59" office:value-type="string" calcext:value-type="string">
            <text:p>the blog post content should be lost forever and shall not be stored anymore.</text:p>
          </table:table-cell>
          <table:table-cell table:number-columns-repeated="1017"/>
        </table:table-row>
        <table:table-row table:style-name="ro24">
          <table:table-cell table:style-name="ce56" office:value-type="string" calcext:value-type="string">
            <text:p>R009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favorite and unfavorite blog posts of other blog authors as I see fit</text:p>
          </table:table-cell>
          <table:table-cell table:style-name="ce59" office:value-type="string" calcext:value-type="string">
            <text:p>express my liking</text:p>
          </table:table-cell>
          <table:table-cell table:style-name="ce59" office:value-type="string" calcext:value-type="string">
            <text:p>the blog author is logged in</text:p>
          </table:table-cell>
          <table:table-cell table:style-name="ce59" office:value-type="string" calcext:value-type="string">
            <text:p>blog author visits a blog feed and toggles the heart icon to favorite/unfavorite any blot post</text:p>
          </table:table-cell>
          <table:table-cell table:style-name="ce59" office:value-type="string" calcext:value-type="string">
            <text:p>the blog post favorite count and favorite list is adjusted accordingly.</text:p>
            <text:p/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10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conveniently browse through blog posts of other users</text:p>
          </table:table-cell>
          <table:table-cell table:style-name="ce59" office:value-type="string" calcext:value-type="string">
            <text:p>consume content on a fast loading and performant screen.</text:p>
          </table:table-cell>
          <table:table-cell table:style-name="ce59" office:value-type="string" calcext:value-type="string">
            <text:p>more than 10 blog posts exist for the blog author</text:p>
          </table:table-cell>
          <table:table-cell table:style-name="ce59" office:value-type="string" calcext:value-type="string">
            <text:p>blog author visits the home feed</text:p>
          </table:table-cell>
          <table:table-cell table:style-name="ce59" office:value-type="string" calcext:value-type="string">
            <text:p>the blog list is shown in a paginated list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11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access the list of available blogs to read</text:p>
          </table:table-cell>
          <table:table-cell table:style-name="ce59" office:value-type="string" calcext:value-type="string">
            <text:p>choose the content I want to consume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feed screen is visited</text:p>
          </table:table-cell>
          <table:table-cell table:style-name="ce59" office:value-type="string" calcext:value-type="string">
            <text:p>a set of blog posts is shown with an abstract to choose the next content to consume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12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tag my blog post</text:p>
          </table:table-cell>
          <table:table-cell table:style-name="ce59" office:value-type="string" calcext:value-type="string">
            <text:p>enable others to find my post through tags</text:p>
          </table:table-cell>
          <table:table-cell table:style-name="ce59" office:value-type="string" calcext:value-type="string">
            <text:p>blog author creates or edits a blog post</text:p>
          </table:table-cell>
          <table:table-cell table:style-name="ce59" office:value-type="string" calcext:value-type="string">
            <text:p>a tag is added to the post</text:p>
          </table:table-cell>
          <table:table-cell table:style-name="ce59" office:value-type="string" calcext:value-type="string">
            <text:p>the application stores that tag and makes the blog post available through the tag feed page belonging to that tag.</text:p>
          </table:table-cell>
          <table:table-cell table:number-columns-repeated="1017"/>
        </table:table-row>
        <table:table-row table:style-name="ro23">
          <table:table-cell table:style-name="ce56" office:value-type="string" calcext:value-type="string">
            <text:p>R013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find blog posts by tag</text:p>
          </table:table-cell>
          <table:table-cell table:style-name="ce59" office:value-type="string" calcext:value-type="string">
            <text:p>quickly find posts of my current interest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they choose one from the available tag list</text:p>
          </table:table-cell>
          <table:table-cell table:style-name="ce59" office:value-type="string" calcext:value-type="string">
            <text:p>the application presents a feed of blog posts that are “tagged” with the chosen tag.</text:p>
          </table:table-cell>
          <table:table-cell table:number-columns-repeated="1017"/>
        </table:table-row>
        <table:table-row table:style-name="ro22" table:number-rows-repeated="6">
          <table:table-cell table:style-name="ce56"/>
          <table:table-cell table:number-columns-repeated="1023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Ft</number:text>
    </number:number-style>
    <number:number-style style:name="N12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Ft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Ft</number:text>
    </number:number-style>
    <number:number-style style:name="N12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Ft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2" style:volatile="true">
      <loext:text> </loext:text>
      <loext:fill-character> </loext:fill-character>
      <number:text>- Ft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8P0" style:volatile="true">
      <number:text>Igen</number:text>
    </number:number-style>
    <number:number-style style:name="N168P1" style:volatile="true">
      <number:text>Igen</number:text>
    </number:number-style>
    <number:number-style style:name="N168">
      <number:text>Nem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Igaz</number:text>
    </number:number-style>
    <number:number-style style:name="N170P1" style:volatile="true">
      <number:text>Igaz</number:text>
    </number:number-style>
    <number:number-style style:name="N170">
      <number:text>Hamis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Be</number:text>
    </number:number-style>
    <number:number-style style:name="N172P1" style:volatile="true">
      <number:text>Be</number:text>
    </number:number-style>
    <number:number-style style:name="N172">
      <number:text>Ki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 number:language="en" number:country="US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74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74P0"/>
    </number:currency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Ft</number:text>
    </number:number-style>
    <number:number-style style:name="N183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  <number:text> Ft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  <number:text> Ft</number:text>
    </number:number-style>
    <number:number-style style:name="N18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  <number:text> Ft</number:text>
    </number:number-style>
    <number:number-style style:name="N18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8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87P2" style:volatile="true">
      <loext:text> </loext:text>
      <loext:fill-character> </loext:fill-character>
      <number:text>- Ft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89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89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1">
      <number:month number:style="long" number:textual="true"/>
      <number:text> </number:text>
      <number:day/>
      <number:text>, </number:text>
      <number:year number:style="long"/>
    </number:date-style>
    <number:number-style style:name="N192P0" style:volatile="true">
      <number:text>Igen</number:text>
    </number:number-style>
    <number:number-style style:name="N192P1" style:volatile="true">
      <number:text>Igen</number:text>
    </number:number-style>
    <number:number-style style:name="N192">
      <number:text>Nem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Igaz</number:text>
    </number:number-style>
    <number:number-style style:name="N193P1" style:volatile="true">
      <number:text>Igaz</number:text>
    </number:number-style>
    <number:number-style style:name="N193">
      <number:text>Hamis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Be</number:text>
    </number:number-style>
    <number:number-style style:name="N194P1" style:volatile="true">
      <number:text>Be</number:text>
    </number:number-style>
    <number:number-style style:name="N194">
      <number:text>Ki</number:text>
      <style:map style:condition="value()&gt;0" style:apply-style-name="N194P0"/>
      <style:map style:condition="value()&lt;0" style:apply-style-name="N194P1"/>
    </number:number-style>
    <number:currency-style style:name="N195P0" style:volatile="true">
      <number:currency-symbol number:language="en" number:country="US">¥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 </number:text>
    </number:currency-style>
    <number:currency-style style:name="N195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95P0"/>
    </number:currency-style>
    <number:currency-style style:name="N19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9P0"/>
    </number:currency-style>
    <number:date-style style:name="N200">
      <number:month/>
      <number:text>/</number:text>
      <number:day/>
      <number:text>/</number:text>
      <number:year number:style="long"/>
    </number:date-style>
    <number:date-style style:name="N201">
      <number:day/>
      <number:text>-</number:text>
      <number:month number:textual="true"/>
      <number:text>-</number:text>
      <number:year/>
    </number:date-style>
    <number:date-style style:name="N202">
      <number:day/>
      <number:text>-</number:text>
      <number:month number:textual="true"/>
    </number:date-style>
    <number:date-style style:name="N203">
      <number:month number:textual="true"/>
      <number:text>-</number:text>
      <number:year/>
    </number:date-style>
    <number:time-style style:name="N204">
      <number:hours/>
      <number:text>:</number:text>
      <number:minutes number:style="long"/>
      <number:text> </number:text>
      <number:am-pm/>
    </number:time-style>
    <number:time-style style:name="N20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6">
      <number:hours/>
      <number:text>:</number:text>
      <number:minutes number:style="long"/>
    </number:time-style>
    <number:time-style style:name="N207">
      <number:hours/>
      <number:text>:</number:text>
      <number:minutes number:style="long"/>
      <number:text>:</number:text>
      <number:seconds number:style="long"/>
    </number:time-style>
    <number:date-style style:name="N2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9P0" style:volatile="true">
      <number:number number:decimal-places="0" loext:min-decimal-places="0" number:min-integer-digits="1" number:grouping="true"/>
      <number:text> </number:text>
    </number:number-style>
    <number:number-style style:name="N20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9P0"/>
    </number:number-style>
    <number:number-style style:name="N210P0" style:volatile="true">
      <number:number number:decimal-places="2" loext:min-decimal-places="2" number:min-integer-digits="1" number:grouping="true"/>
      <number:text> </number:text>
    </number:number-style>
    <number:number-style style:name="N21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1P2" style:volatile="true">
      <loext:text> </loext:text>
      <loext:fill-character> </loext:fill-character>
      <number:text>-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2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2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12P2" style:volatile="true">
      <number:text> </number:text>
      <number:currency-symbol/>
      <loext:fill-character> </loext:fill-character>
      <number:text>- </number:text>
    </number:currency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4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4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14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2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number:date-style style:name="N20142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CondFormat_5f_14_5f_1_5f_1" style:display-name="Excel_CondFormat_14_1_1" style:family="table-cell" style:parent-style-name="Default">
      <style:table-cell-properties fo:background-color="#ccffcc"/>
      <style:text-properties fo:color="#008000"/>
    </style:style>
    <style:style style:name="Excel_5f_CondFormat_5f_14_5f_1_5f_2" style:display-name="Excel_CondFormat_14_1_2" style:family="table-cell" style:parent-style-name="Default">
      <style:table-cell-properties fo:background-color="#ff99cc"/>
      <style:text-properties fo:color="#800080"/>
    </style:style>
    <style:style style:name="Excel_5f_CondFormat_5f_14_5f_2_5f_1" style:display-name="Excel_CondFormat_14_2_1" style:family="table-cell" style:parent-style-name="Default">
      <style:table-cell-properties fo:background-color="#ff99cc"/>
      <style:text-properties fo:color="#800080"/>
    </style:style>
    <style:style style:name="Excel_5f_CondFormat_5f_14_5f_2_5f_2" style:display-name="Excel_CondFormat_14_2_2" style:family="table-cell" style:parent-style-name="Default">
      <style:table-cell-properties fo:background-color="#ccffcc"/>
      <style:text-properties fo:color="#008000"/>
    </style:style>
    <style:style style:name="Excel_5f_CondFormat_5f_14_5f_3_5f_1" style:display-name="Excel_CondFormat_14_3_1" style:family="table-cell" style:parent-style-name="Default">
      <style:table-cell-properties fo:background-color="#ff99cc"/>
      <style:text-properties fo:color="#800080"/>
    </style:style>
    <style:style style:name="Excel_5f_CondFormat_5f_14_5f_3_5f_2" style:display-name="Excel_CondFormat_14_3_2" style:family="table-cell" style:parent-style-name="Default">
      <style:table-cell-properties fo:background-color="#ccffcc"/>
      <style:text-properties fo:color="#008000"/>
    </style:style>
    <style:style style:name="Excel_5f_CondFormat_5f_14_5f_4_5f_1" style:display-name="Excel_CondFormat_14_4_1" style:family="table-cell" style:parent-style-name="Default">
      <style:table-cell-properties fo:background-color="#ff99cc"/>
      <style:text-properties fo:color="#800080"/>
    </style:style>
    <style:style style:name="Excel_5f_CondFormat_5f_14_5f_4_5f_2" style:display-name="Excel_CondFormat_14_4_2" style:family="table-cell" style:parent-style-name="Default">
      <style:table-cell-properties fo:background-color="#ccffcc"/>
      <style:text-properties fo:color="#008000"/>
    </style:style>
    <style:style style:name="ConditionalStyle_5f_706" style:display-name="ConditionalStyle_706" style:family="table-cell" style:parent-style-name="Default">
      <style:table-cell-properties fo:background-color="#ffc7ce"/>
      <style:text-properties fo:color="#9c0006"/>
    </style:style>
    <style:style style:name="ConditionalStyle_5f_705" style:display-name="ConditionalStyle_705" style:family="table-cell" style:parent-style-name="Default">
      <style:table-cell-properties fo:background-color="#c6efce"/>
      <style:text-properties fo:color="#006100"/>
    </style:style>
    <style:style style:name="ConditionalStyle_5f_702" style:display-name="ConditionalStyle_702" style:family="table-cell" style:parent-style-name="Default">
      <style:table-cell-properties fo:background-color="#ffc7ce"/>
      <style:text-properties fo:color="#9c0006"/>
    </style:style>
    <style:style style:name="ConditionalStyle_5f_701" style:display-name="ConditionalStyle_701" style:family="table-cell" style:parent-style-name="Default">
      <style:table-cell-properties fo:background-color="#c6efce"/>
      <style:text-properties fo:color="#006100"/>
    </style:style>
    <style:style style:name="ConditionalStyle_5f_700" style:display-name="ConditionalStyle_700" style:family="table-cell" style:parent-style-name="Default">
      <style:table-cell-properties fo:background-color="#ffc7ce"/>
      <style:text-properties fo:color="#9c0006"/>
    </style:style>
    <style:style style:name="ConditionalStyle_5f_699" style:display-name="ConditionalStyle_699" style:family="table-cell" style:parent-style-name="Default">
      <style:table-cell-properties fo:background-color="#c6efce"/>
      <style:text-properties fo:color="#006100"/>
    </style:style>
    <style:style style:name="ConditionalStyle_5f_698" style:display-name="ConditionalStyle_698" style:family="table-cell" style:parent-style-name="Default">
      <style:table-cell-properties fo:background-color="#ffc7ce"/>
      <style:text-properties fo:color="#9c0006"/>
    </style:style>
    <style:style style:name="ConditionalStyle_5f_697" style:display-name="ConditionalStyle_697" style:family="table-cell" style:parent-style-name="Default">
      <style:table-cell-properties fo:background-color="#c6efce"/>
      <style:text-properties fo:color="#006100"/>
    </style:style>
    <style:style style:name="ConditionalStyle_5f_696" style:display-name="ConditionalStyle_696" style:family="table-cell" style:parent-style-name="Default">
      <style:table-cell-properties fo:background-color="#ffc7ce"/>
      <style:text-properties fo:color="#9c0006"/>
    </style:style>
    <style:style style:name="ConditionalStyle_5f_695" style:display-name="ConditionalStyle_695" style:family="table-cell" style:parent-style-name="Default">
      <style:table-cell-properties fo:background-color="#c6efce"/>
      <style:text-properties fo:color="#006100"/>
    </style:style>
    <style:style style:name="ConditionalStyle_5f_694" style:display-name="ConditionalStyle_694" style:family="table-cell" style:parent-style-name="Default">
      <style:table-cell-properties fo:background-color="#ffc7ce"/>
      <style:text-properties fo:color="#9c0006"/>
    </style:style>
    <style:style style:name="ConditionalStyle_5f_693" style:display-name="ConditionalStyle_693" style:family="table-cell" style:parent-style-name="Default">
      <style:table-cell-properties fo:background-color="#c6efce"/>
      <style:text-properties fo:color="#006100"/>
    </style:style>
    <style:style style:name="ConditionalStyle_5f_692" style:display-name="ConditionalStyle_692" style:family="table-cell" style:parent-style-name="Default">
      <style:table-cell-properties fo:background-color="#ffc7ce"/>
      <style:text-properties fo:color="#9c0006"/>
    </style:style>
    <style:style style:name="ConditionalStyle_5f_691" style:display-name="ConditionalStyle_691" style:family="table-cell" style:parent-style-name="Default">
      <style:table-cell-properties fo:background-color="#c6efce"/>
      <style:text-properties fo:color="#006100"/>
    </style:style>
    <style:style style:name="ConditionalStyle_5f_690" style:display-name="ConditionalStyle_690" style:family="table-cell" style:parent-style-name="Default">
      <style:table-cell-properties fo:background-color="#ffc7ce"/>
      <style:text-properties fo:color="#9c0006"/>
    </style:style>
    <style:style style:name="ConditionalStyle_5f_689" style:display-name="ConditionalStyle_689" style:family="table-cell" style:parent-style-name="Default">
      <style:table-cell-properties fo:background-color="#c6efce"/>
      <style:text-properties fo:color="#006100"/>
    </style:style>
    <style:style style:name="ConditionalStyle_5f_686" style:display-name="ConditionalStyle_686" style:family="table-cell" style:parent-style-name="Default">
      <style:table-cell-properties fo:background-color="#ffc7ce"/>
      <style:text-properties fo:color="#9c0006"/>
    </style:style>
    <style:style style:name="ConditionalStyle_5f_685" style:display-name="ConditionalStyle_685" style:family="table-cell" style:parent-style-name="Default">
      <style:table-cell-properties fo:background-color="#c6efce"/>
      <style:text-properties fo:color="#006100"/>
    </style:style>
    <style:style style:name="ConditionalStyle_5f_684" style:display-name="ConditionalStyle_684" style:family="table-cell" style:parent-style-name="Default">
      <style:table-cell-properties fo:background-color="#ffc7ce"/>
      <style:text-properties fo:color="#9c0006"/>
    </style:style>
    <style:style style:name="ConditionalStyle_5f_683" style:display-name="ConditionalStyle_683" style:family="table-cell" style:parent-style-name="Default">
      <style:table-cell-properties fo:background-color="#c6efce"/>
      <style:text-properties fo:color="#006100"/>
    </style:style>
    <style:style style:name="ConditionalStyle_5f_682" style:display-name="ConditionalStyle_682" style:family="table-cell" style:parent-style-name="Default">
      <style:table-cell-properties fo:background-color="#ffc7ce"/>
      <style:text-properties fo:color="#9c0006"/>
    </style:style>
    <style:style style:name="ConditionalStyle_5f_681" style:display-name="ConditionalStyle_681" style:family="table-cell" style:parent-style-name="Default">
      <style:table-cell-properties fo:background-color="#c6efce"/>
      <style:text-properties fo:color="#006100"/>
    </style:style>
    <style:style style:name="ConditionalStyle_5f_680" style:display-name="ConditionalStyle_680" style:family="table-cell" style:parent-style-name="Default">
      <style:table-cell-properties fo:background-color="#ffc7ce"/>
      <style:text-properties fo:color="#9c0006"/>
    </style:style>
    <style:style style:name="ConditionalStyle_5f_679" style:display-name="ConditionalStyle_679" style:family="table-cell" style:parent-style-name="Default">
      <style:table-cell-properties fo:background-color="#c6efce"/>
      <style:text-properties fo:color="#006100"/>
    </style:style>
    <style:style style:name="ConditionalStyle_5f_678" style:display-name="ConditionalStyle_678" style:family="table-cell" style:parent-style-name="Default">
      <style:table-cell-properties fo:background-color="#ffc7ce"/>
      <style:text-properties fo:color="#9c0006"/>
    </style:style>
    <style:style style:name="ConditionalStyle_5f_677" style:display-name="ConditionalStyle_677" style:family="table-cell" style:parent-style-name="Default">
      <style:table-cell-properties fo:background-color="#c6efce"/>
      <style:text-properties fo:color="#006100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ConditionalStyle_5f_674" style:display-name="ConditionalStyle_674" style:family="table-cell" style:parent-style-name="Default">
      <style:table-cell-properties fo:background-color="#ffc7ce"/>
      <style:text-properties fo:color="#9c0006"/>
    </style:style>
    <style:style style:name="ConditionalStyle_5f_673" style:display-name="ConditionalStyle_673" style:family="table-cell" style:parent-style-name="Default">
      <style:table-cell-properties fo:background-color="#c6efce"/>
      <style:text-properties fo:color="#006100"/>
    </style:style>
    <style:style style:name="ConditionalStyle_5f_580" style:display-name="ConditionalStyle_580" style:family="table-cell" style:parent-style-name="Default">
      <style:table-cell-properties fo:background-color="#ffc7ce"/>
      <style:text-properties fo:color="#9c0006"/>
    </style:style>
    <style:style style:name="ConditionalStyle_5f_579" style:display-name="ConditionalStyle_579" style:family="table-cell" style:parent-style-name="Default">
      <style:table-cell-properties fo:background-color="#c6efce"/>
      <style:text-properties fo:color="#006100"/>
    </style:style>
    <style:style style:name="ConditionalStyle_5f_578" style:display-name="ConditionalStyle_578" style:family="table-cell" style:parent-style-name="Default">
      <style:table-cell-properties fo:background-color="#ffc7ce"/>
      <style:text-properties fo:color="#9c0006"/>
    </style:style>
    <style:style style:name="ConditionalStyle_5f_577" style:display-name="ConditionalStyle_577" style:family="table-cell" style:parent-style-name="Default">
      <style:table-cell-properties fo:background-color="#c6efce"/>
      <style:text-properties fo:color="#006100"/>
    </style:style>
    <style:style style:name="ConditionalStyle_5f_821" style:display-name="ConditionalStyle_821" style:family="table-cell" style:parent-style-name="Default">
      <style:table-cell-properties fo:background-color="#ffc7ce"/>
      <style:text-properties fo:color="#9c0006"/>
    </style:style>
    <style:style style:name="ConditionalStyle_5f_820" style:display-name="ConditionalStyle_820" style:family="table-cell" style:parent-style-name="Default">
      <style:table-cell-properties fo:background-color="#c6efce"/>
      <style:text-properties fo:color="#006100"/>
    </style:style>
    <style:style style:name="ConditionalStyle_5f_819" style:display-name="ConditionalStyle_819" style:family="table-cell" style:parent-style-name="Default">
      <style:table-cell-properties fo:background-color="#ffc7ce"/>
      <style:text-properties fo:color="#9c0006"/>
    </style:style>
    <style:style style:name="ConditionalStyle_5f_818" style:display-name="ConditionalStyle_818" style:family="table-cell" style:parent-style-name="Default">
      <style:table-cell-properties fo:background-color="#c6efce"/>
      <style:text-properties fo:color="#006100"/>
    </style:style>
    <style:style style:name="ConditionalStyle_5f_817" style:display-name="ConditionalStyle_81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15" style:display-name="ConditionalStyle_815" style:family="table-cell" style:parent-style-name="Default">
      <style:table-cell-properties fo:background-color="#ffc7ce"/>
      <style:text-properties fo:color="#9c0006"/>
    </style:style>
    <style:style style:name="ConditionalStyle_5f_814" style:display-name="ConditionalStyle_814" style:family="table-cell" style:parent-style-name="Default">
      <style:table-cell-properties fo:background-color="#c6efce"/>
      <style:text-properties fo:color="#006100"/>
    </style:style>
    <style:style style:name="ConditionalStyle_5f_813" style:display-name="ConditionalStyle_81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12" style:display-name="ConditionalStyle_812" style:family="table-cell" style:parent-style-name="Default">
      <style:table-cell-properties fo:background-color="#ffc7ce"/>
      <style:text-properties fo:color="#9c0006"/>
    </style:style>
    <style:style style:name="ConditionalStyle_5f_811" style:display-name="ConditionalStyle_811" style:family="table-cell" style:parent-style-name="Default">
      <style:table-cell-properties fo:background-color="#c6efce"/>
      <style:text-properties fo:color="#006100"/>
    </style:style>
    <style:style style:name="ConditionalStyle_5f_810" style:display-name="ConditionalStyle_81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9" style:display-name="ConditionalStyle_809" style:family="table-cell" style:parent-style-name="Default">
      <style:table-cell-properties fo:background-color="#ffc7ce"/>
      <style:text-properties fo:color="#9c0006"/>
    </style:style>
    <style:style style:name="ConditionalStyle_5f_808" style:display-name="ConditionalStyle_808" style:family="table-cell" style:parent-style-name="Default">
      <style:table-cell-properties fo:background-color="#c6efce"/>
      <style:text-properties fo:color="#006100"/>
    </style:style>
    <style:style style:name="ConditionalStyle_5f_807" style:display-name="ConditionalStyle_80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6" style:display-name="ConditionalStyle_806" style:family="table-cell" style:parent-style-name="Default">
      <style:table-cell-properties fo:background-color="#ffc7ce"/>
      <style:text-properties fo:color="#9c0006"/>
    </style:style>
    <style:style style:name="ConditionalStyle_5f_805" style:display-name="ConditionalStyle_805" style:family="table-cell" style:parent-style-name="Default">
      <style:table-cell-properties fo:background-color="#c6efce"/>
      <style:text-properties fo:color="#006100"/>
    </style:style>
    <style:style style:name="ConditionalStyle_5f_804" style:display-name="ConditionalStyle_80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3" style:display-name="ConditionalStyle_803" style:family="table-cell" style:parent-style-name="Default">
      <style:table-cell-properties fo:background-color="#ffc7ce"/>
      <style:text-properties fo:color="#9c0006"/>
    </style:style>
    <style:style style:name="ConditionalStyle_5f_802" style:display-name="ConditionalStyle_802" style:family="table-cell" style:parent-style-name="Default">
      <style:table-cell-properties fo:background-color="#c6efce"/>
      <style:text-properties fo:color="#006100"/>
    </style:style>
    <style:style style:name="ConditionalStyle_5f_801" style:display-name="ConditionalStyle_80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0" style:display-name="ConditionalStyle_800" style:family="table-cell" style:parent-style-name="Default">
      <style:table-cell-properties fo:background-color="#ffc7ce"/>
      <style:text-properties fo:color="#9c0006"/>
    </style:style>
    <style:style style:name="ConditionalStyle_5f_799" style:display-name="ConditionalStyle_799" style:family="table-cell" style:parent-style-name="Default">
      <style:table-cell-properties fo:background-color="#c6efce"/>
      <style:text-properties fo:color="#006100"/>
    </style:style>
    <style:style style:name="ConditionalStyle_5f_798" style:display-name="ConditionalStyle_79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7" style:display-name="ConditionalStyle_797" style:family="table-cell" style:parent-style-name="Default">
      <style:table-cell-properties fo:background-color="#ffc7ce"/>
      <style:text-properties fo:color="#9c0006"/>
    </style:style>
    <style:style style:name="ConditionalStyle_5f_796" style:display-name="ConditionalStyle_796" style:family="table-cell" style:parent-style-name="Default">
      <style:table-cell-properties fo:background-color="#c6efce"/>
      <style:text-properties fo:color="#006100"/>
    </style:style>
    <style:style style:name="ConditionalStyle_5f_795" style:display-name="ConditionalStyle_79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4" style:display-name="ConditionalStyle_794" style:family="table-cell" style:parent-style-name="Default">
      <style:table-cell-properties fo:background-color="#ffc7ce"/>
      <style:text-properties fo:color="#9c0006"/>
    </style:style>
    <style:style style:name="ConditionalStyle_5f_793" style:display-name="ConditionalStyle_793" style:family="table-cell" style:parent-style-name="Default">
      <style:table-cell-properties fo:background-color="#c6efce"/>
      <style:text-properties fo:color="#006100"/>
    </style:style>
    <style:style style:name="ConditionalStyle_5f_792" style:display-name="ConditionalStyle_79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1" style:display-name="ConditionalStyle_791" style:family="table-cell" style:parent-style-name="Default">
      <style:table-cell-properties fo:background-color="#ffc7ce"/>
      <style:text-properties fo:color="#9c0006"/>
    </style:style>
    <style:style style:name="ConditionalStyle_5f_790" style:display-name="ConditionalStyle_790" style:family="table-cell" style:parent-style-name="Default">
      <style:table-cell-properties fo:background-color="#c6efce"/>
      <style:text-properties fo:color="#006100"/>
    </style:style>
    <style:style style:name="ConditionalStyle_5f_789" style:display-name="ConditionalStyle_78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8" style:display-name="ConditionalStyle_788" style:family="table-cell" style:parent-style-name="Default">
      <style:table-cell-properties fo:background-color="#ffc7ce"/>
      <style:text-properties fo:color="#9c0006"/>
    </style:style>
    <style:style style:name="ConditionalStyle_5f_787" style:display-name="ConditionalStyle_787" style:family="table-cell" style:parent-style-name="Default">
      <style:table-cell-properties fo:background-color="#c6efce"/>
      <style:text-properties fo:color="#006100"/>
    </style:style>
    <style:style style:name="ConditionalStyle_5f_786" style:display-name="ConditionalStyle_786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5" style:display-name="ConditionalStyle_785" style:family="table-cell" style:parent-style-name="Default">
      <style:table-cell-properties fo:background-color="#ffc7ce"/>
      <style:text-properties fo:color="#9c0006"/>
    </style:style>
    <style:style style:name="ConditionalStyle_5f_784" style:display-name="ConditionalStyle_784" style:family="table-cell" style:parent-style-name="Default">
      <style:table-cell-properties fo:background-color="#c6efce"/>
      <style:text-properties fo:color="#006100"/>
    </style:style>
    <style:style style:name="ConditionalStyle_5f_783" style:display-name="ConditionalStyle_78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2" style:display-name="ConditionalStyle_782" style:family="table-cell" style:parent-style-name="Default">
      <style:table-cell-properties fo:background-color="#ffc7ce"/>
      <style:text-properties fo:color="#9c0006"/>
    </style:style>
    <style:style style:name="ConditionalStyle_5f_781" style:display-name="ConditionalStyle_781" style:family="table-cell" style:parent-style-name="Default">
      <style:table-cell-properties fo:background-color="#c6efce"/>
      <style:text-properties fo:color="#006100"/>
    </style:style>
    <style:style style:name="ConditionalStyle_5f_780" style:display-name="ConditionalStyle_78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9" style:display-name="ConditionalStyle_779" style:family="table-cell" style:parent-style-name="Default">
      <style:table-cell-properties fo:background-color="#ffc7ce"/>
      <style:text-properties fo:color="#9c0006"/>
    </style:style>
    <style:style style:name="ConditionalStyle_5f_778" style:display-name="ConditionalStyle_778" style:family="table-cell" style:parent-style-name="Default">
      <style:table-cell-properties fo:background-color="#c6efce"/>
      <style:text-properties fo:color="#006100"/>
    </style:style>
    <style:style style:name="ConditionalStyle_5f_777" style:display-name="ConditionalStyle_77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6" style:display-name="ConditionalStyle_776" style:family="table-cell" style:parent-style-name="Default">
      <style:table-cell-properties fo:background-color="#ffc7ce"/>
      <style:text-properties fo:color="#9c0006"/>
    </style:style>
    <style:style style:name="ConditionalStyle_5f_775" style:display-name="ConditionalStyle_775" style:family="table-cell" style:parent-style-name="Default">
      <style:table-cell-properties fo:background-color="#c6efce"/>
      <style:text-properties fo:color="#006100"/>
    </style:style>
    <style:style style:name="ConditionalStyle_5f_774" style:display-name="ConditionalStyle_77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3" style:display-name="ConditionalStyle_773" style:family="table-cell" style:parent-style-name="Default">
      <style:table-cell-properties fo:background-color="#ffc7ce"/>
      <style:text-properties fo:color="#9c0006"/>
    </style:style>
    <style:style style:name="ConditionalStyle_5f_772" style:display-name="ConditionalStyle_772" style:family="table-cell" style:parent-style-name="Default">
      <style:table-cell-properties fo:background-color="#c6efce"/>
      <style:text-properties fo:color="#006100"/>
    </style:style>
    <style:style style:name="ConditionalStyle_5f_771" style:display-name="ConditionalStyle_77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0" style:display-name="ConditionalStyle_770" style:family="table-cell" style:parent-style-name="Default">
      <style:table-cell-properties fo:background-color="#ffc7ce"/>
      <style:text-properties fo:color="#9c0006"/>
    </style:style>
    <style:style style:name="ConditionalStyle_5f_769" style:display-name="ConditionalStyle_769" style:family="table-cell" style:parent-style-name="Default">
      <style:table-cell-properties fo:background-color="#c6efce"/>
      <style:text-properties fo:color="#006100"/>
    </style:style>
    <style:style style:name="ConditionalStyle_5f_768" style:display-name="ConditionalStyle_76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7" style:display-name="ConditionalStyle_767" style:family="table-cell" style:parent-style-name="Default">
      <style:table-cell-properties fo:background-color="#ffc7ce"/>
      <style:text-properties fo:color="#9c0006"/>
    </style:style>
    <style:style style:name="ConditionalStyle_5f_766" style:display-name="ConditionalStyle_766" style:family="table-cell" style:parent-style-name="Default">
      <style:table-cell-properties fo:background-color="#c6efce"/>
      <style:text-properties fo:color="#006100"/>
    </style:style>
    <style:style style:name="ConditionalStyle_5f_765" style:display-name="ConditionalStyle_76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4" style:display-name="ConditionalStyle_764" style:family="table-cell" style:parent-style-name="Default">
      <style:table-cell-properties fo:background-color="#ffc7ce"/>
      <style:text-properties fo:color="#9c0006"/>
    </style:style>
    <style:style style:name="ConditionalStyle_5f_763" style:display-name="ConditionalStyle_763" style:family="table-cell" style:parent-style-name="Default">
      <style:table-cell-properties fo:background-color="#c6efce"/>
      <style:text-properties fo:color="#006100"/>
    </style:style>
    <style:style style:name="ConditionalStyle_5f_762" style:display-name="ConditionalStyle_76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1" style:display-name="ConditionalStyle_761" style:family="table-cell" style:parent-style-name="Default">
      <style:table-cell-properties fo:background-color="#ffc7ce"/>
      <style:text-properties fo:color="#9c0006"/>
    </style:style>
    <style:style style:name="ConditionalStyle_5f_760" style:display-name="ConditionalStyle_760" style:family="table-cell" style:parent-style-name="Default">
      <style:table-cell-properties fo:background-color="#c6efce"/>
      <style:text-properties fo:color="#006100"/>
    </style:style>
    <style:style style:name="ConditionalStyle_5f_759" style:display-name="ConditionalStyle_75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8" style:display-name="ConditionalStyle_758" style:family="table-cell" style:parent-style-name="Default">
      <style:table-cell-properties fo:background-color="#ffc7ce"/>
      <style:text-properties fo:color="#9c0006"/>
    </style:style>
    <style:style style:name="ConditionalStyle_5f_757" style:display-name="ConditionalStyle_757" style:family="table-cell" style:parent-style-name="Default">
      <style:table-cell-properties fo:background-color="#c6efce"/>
      <style:text-properties fo:color="#006100"/>
    </style:style>
    <style:style style:name="ConditionalStyle_5f_756" style:display-name="ConditionalStyle_756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5" style:display-name="ConditionalStyle_755" style:family="table-cell" style:parent-style-name="Default">
      <style:table-cell-properties fo:background-color="#ffc7ce"/>
      <style:text-properties fo:color="#9c0006"/>
    </style:style>
    <style:style style:name="ConditionalStyle_5f_754" style:display-name="ConditionalStyle_754" style:family="table-cell" style:parent-style-name="Default">
      <style:table-cell-properties fo:background-color="#c6efce"/>
      <style:text-properties fo:color="#006100"/>
    </style:style>
    <style:style style:name="ConditionalStyle_5f_753" style:display-name="ConditionalStyle_75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2" style:display-name="ConditionalStyle_752" style:family="table-cell" style:parent-style-name="Default">
      <style:table-cell-properties fo:background-color="#ffc7ce"/>
      <style:text-properties fo:color="#9c0006"/>
    </style:style>
    <style:style style:name="ConditionalStyle_5f_751" style:display-name="ConditionalStyle_751" style:family="table-cell" style:parent-style-name="Default">
      <style:table-cell-properties fo:background-color="#c6efce"/>
      <style:text-properties fo:color="#006100"/>
    </style:style>
    <style:style style:name="ConditionalStyle_5f_750" style:display-name="ConditionalStyle_75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9" style:display-name="ConditionalStyle_749" style:family="table-cell" style:parent-style-name="Default">
      <style:table-cell-properties fo:background-color="#ffc7ce"/>
      <style:text-properties fo:color="#9c0006"/>
    </style:style>
    <style:style style:name="ConditionalStyle_5f_748" style:display-name="ConditionalStyle_748" style:family="table-cell" style:parent-style-name="Default">
      <style:table-cell-properties fo:background-color="#c6efce"/>
      <style:text-properties fo:color="#006100"/>
    </style:style>
    <style:style style:name="ConditionalStyle_5f_747" style:display-name="ConditionalStyle_74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6" style:display-name="ConditionalStyle_746" style:family="table-cell" style:parent-style-name="Default">
      <style:table-cell-properties fo:background-color="#ffc7ce"/>
      <style:text-properties fo:color="#9c0006"/>
    </style:style>
    <style:style style:name="ConditionalStyle_5f_745" style:display-name="ConditionalStyle_745" style:family="table-cell" style:parent-style-name="Default">
      <style:table-cell-properties fo:background-color="#c6efce"/>
      <style:text-properties fo:color="#006100"/>
    </style:style>
    <style:style style:name="ConditionalStyle_5f_744" style:display-name="ConditionalStyle_74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3" style:display-name="ConditionalStyle_743" style:family="table-cell" style:parent-style-name="Default">
      <style:table-cell-properties fo:background-color="#ffc7ce"/>
      <style:text-properties fo:color="#9c0006"/>
    </style:style>
    <style:style style:name="ConditionalStyle_5f_742" style:display-name="ConditionalStyle_742" style:family="table-cell" style:parent-style-name="Default">
      <style:table-cell-properties fo:background-color="#c6efce"/>
      <style:text-properties fo:color="#006100"/>
    </style:style>
    <style:style style:name="ConditionalStyle_5f_741" style:display-name="ConditionalStyle_74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0" style:display-name="ConditionalStyle_740" style:family="table-cell" style:parent-style-name="Default">
      <style:table-cell-properties fo:background-color="#ffc7ce"/>
      <style:text-properties fo:color="#9c0006"/>
    </style:style>
    <style:style style:name="ConditionalStyle_5f_739" style:display-name="ConditionalStyle_739" style:family="table-cell" style:parent-style-name="Default">
      <style:table-cell-properties fo:background-color="#c6efce"/>
      <style:text-properties fo:color="#006100"/>
    </style:style>
    <style:style style:name="ConditionalStyle_5f_738" style:display-name="ConditionalStyle_73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7" style:display-name="ConditionalStyle_737" style:family="table-cell" style:parent-style-name="Default">
      <style:table-cell-properties fo:background-color="#ffc7ce"/>
      <style:text-properties fo:color="#9c0006"/>
    </style:style>
    <style:style style:name="ConditionalStyle_5f_736" style:display-name="ConditionalStyle_736" style:family="table-cell" style:parent-style-name="Default">
      <style:table-cell-properties fo:background-color="#c6efce"/>
      <style:text-properties fo:color="#006100"/>
    </style:style>
    <style:style style:name="ConditionalStyle_5f_735" style:display-name="ConditionalStyle_73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4" style:display-name="ConditionalStyle_734" style:family="table-cell" style:parent-style-name="Default">
      <style:table-cell-properties fo:background-color="#ffc7ce"/>
      <style:text-properties fo:color="#9c0006"/>
    </style:style>
    <style:style style:name="ConditionalStyle_5f_733" style:display-name="ConditionalStyle_733" style:family="table-cell" style:parent-style-name="Default">
      <style:table-cell-properties fo:background-color="#c6efce"/>
      <style:text-properties fo:color="#006100"/>
    </style:style>
    <style:style style:name="ConditionalStyle_5f_732" style:display-name="ConditionalStyle_73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1" style:display-name="ConditionalStyle_731" style:family="table-cell" style:parent-style-name="Default">
      <style:table-cell-properties fo:background-color="#ffc7ce"/>
      <style:text-properties fo:color="#9c0006"/>
    </style:style>
    <style:style style:name="ConditionalStyle_5f_730" style:display-name="ConditionalStyle_730" style:family="table-cell" style:parent-style-name="Default">
      <style:table-cell-properties fo:background-color="#c6efce"/>
      <style:text-properties fo:color="#006100"/>
    </style:style>
    <style:style style:name="ConditionalStyle_5f_729" style:display-name="ConditionalStyle_72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7" style:display-name="ConditionalStyle_727" style:family="table-cell" style:parent-style-name="Default">
      <style:table-cell-properties fo:background-color="#ffc7ce"/>
      <style:text-properties fo:color="#9c0006"/>
    </style:style>
    <style:style style:name="ConditionalStyle_5f_726" style:display-name="ConditionalStyle_726" style:family="table-cell" style:parent-style-name="Default">
      <style:table-cell-properties fo:background-color="#c6efce"/>
      <style:text-properties fo:color="#006100"/>
    </style:style>
    <style:style style:name="ConditionalStyle_5f_725" style:display-name="ConditionalStyle_72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4" style:display-name="ConditionalStyle_724" style:family="table-cell" style:parent-style-name="Default">
      <style:table-cell-properties fo:background-color="#ffc7ce"/>
      <style:text-properties fo:color="#9c0006"/>
    </style:style>
    <style:style style:name="ConditionalStyle_5f_723" style:display-name="ConditionalStyle_723" style:family="table-cell" style:parent-style-name="Default">
      <style:table-cell-properties fo:background-color="#c6efce"/>
      <style:text-properties fo:color="#006100"/>
    </style:style>
    <style:style style:name="ConditionalStyle_5f_722" style:display-name="ConditionalStyle_72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0" style:display-name="ConditionalStyle_720" style:family="table-cell" style:parent-style-name="Default">
      <style:table-cell-properties fo:background-color="#ffc7ce"/>
      <style:text-properties fo:color="#9c0006"/>
    </style:style>
    <style:style style:name="ConditionalStyle_5f_719" style:display-name="ConditionalStyle_719" style:family="table-cell" style:parent-style-name="Default">
      <style:table-cell-properties fo:background-color="#c6efce"/>
      <style:text-properties fo:color="#006100"/>
    </style:style>
    <style:style style:name="ConditionalStyle_5f_718" style:display-name="ConditionalStyle_71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09" style:display-name="ConditionalStyle_709" style:family="table-cell" style:parent-style-name="Default">
      <style:table-cell-properties fo:background-color="#ffc7ce"/>
      <style:text-properties fo:color="#9c0006"/>
    </style:style>
    <style:style style:name="ConditionalStyle_5f_708" style:display-name="ConditionalStyle_708" style:family="table-cell" style:parent-style-name="Default">
      <style:table-cell-properties fo:background-color="#c6efce"/>
      <style:text-properties fo:color="#006100"/>
    </style:style>
    <style:style style:name="ConditionalStyle_5f_707" style:display-name="ConditionalStyle_70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711" style:display-name="ConditionalStyle_711" style:family="table-cell" style:parent-style-name="Default">
      <style:table-cell-properties fo:background-color="#ffc7ce"/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518" style:display-name="ConditionalStyle_518" style:family="table-cell" style:parent-style-name="Default">
      <style:table-cell-properties fo:background-color="#ffc7ce"/>
      <style:text-properties fo:color="#9c0006"/>
    </style:style>
    <style:style style:name="ConditionalStyle_5f_517" style:display-name="ConditionalStyle_517" style:family="table-cell" style:parent-style-name="Default">
      <style:table-cell-properties fo:background-color="#c6efce"/>
      <style:text-properties fo:color="#006100"/>
    </style:style>
    <style:style style:name="ConditionalStyle_5f_514" style:display-name="ConditionalStyle_514" style:family="table-cell" style:parent-style-name="Default">
      <style:table-cell-properties fo:background-color="#ffc7ce"/>
      <style:text-properties fo:color="#9c0006"/>
    </style:style>
    <style:style style:name="ConditionalStyle_5f_513" style:display-name="ConditionalStyle_513" style:family="table-cell" style:parent-style-name="Default">
      <style:table-cell-properties fo:background-color="#c6efce"/>
      <style:text-properties fo:color="#006100"/>
    </style:style>
    <style:style style:name="ConditionalStyle_5f_512" style:display-name="ConditionalStyle_512" style:family="table-cell" style:parent-style-name="Default">
      <style:table-cell-properties fo:background-color="#ffc7ce"/>
      <style:text-properties fo:color="#9c0006"/>
    </style:style>
    <style:style style:name="ConditionalStyle_5f_511" style:display-name="ConditionalStyle_511" style:family="table-cell" style:parent-style-name="Default">
      <style:table-cell-properties fo:background-color="#c6efce"/>
      <style:text-properties fo:color="#006100"/>
    </style:style>
    <style:style style:name="ConditionalStyle_5f_510" style:display-name="ConditionalStyle_510" style:family="table-cell" style:parent-style-name="Default">
      <style:table-cell-properties fo:background-color="#ffc7ce"/>
      <style:text-properties fo:color="#9c0006"/>
    </style:style>
    <style:style style:name="ConditionalStyle_5f_509" style:display-name="ConditionalStyle_509" style:family="table-cell" style:parent-style-name="Default">
      <style:table-cell-properties fo:background-color="#c6efce"/>
      <style:text-properties fo:color="#006100"/>
    </style:style>
    <style:style style:name="ConditionalStyle_5f_508" style:display-name="ConditionalStyle_508" style:family="table-cell" style:parent-style-name="Default">
      <style:table-cell-properties fo:background-color="#ffc7ce"/>
      <style:text-properties fo:color="#9c0006"/>
    </style:style>
    <style:style style:name="ConditionalStyle_5f_507" style:display-name="ConditionalStyle_507" style:family="table-cell" style:parent-style-name="Default">
      <style:table-cell-properties fo:background-color="#c6efce"/>
      <style:text-properties fo:color="#006100"/>
    </style:style>
    <style:style style:name="ConditionalStyle_5f_506" style:display-name="ConditionalStyle_506" style:family="table-cell" style:parent-style-name="Default">
      <style:table-cell-properties fo:background-color="#ffc7ce"/>
      <style:text-properties fo:color="#9c0006"/>
    </style:style>
    <style:style style:name="ConditionalStyle_5f_505" style:display-name="ConditionalStyle_505" style:family="table-cell" style:parent-style-name="Default">
      <style:table-cell-properties fo:background-color="#c6efce"/>
      <style:text-properties fo:color="#006100"/>
    </style:style>
    <style:style style:name="ConditionalStyle_5f_504" style:display-name="ConditionalStyle_504" style:family="table-cell" style:parent-style-name="Default">
      <style:table-cell-properties fo:background-color="#ffc7ce"/>
      <style:text-properties fo:color="#9c0006"/>
    </style:style>
    <style:style style:name="ConditionalStyle_5f_503" style:display-name="ConditionalStyle_503" style:family="table-cell" style:parent-style-name="Default">
      <style:table-cell-properties fo:background-color="#c6efce"/>
      <style:text-properties fo:color="#006100"/>
    </style:style>
    <style:style style:name="ConditionalStyle_5f_418" style:display-name="ConditionalStyle_418" style:family="table-cell" style:parent-style-name="Default">
      <style:table-cell-properties fo:background-color="#ffc7ce"/>
      <style:text-properties fo:color="#9c0006"/>
    </style:style>
    <style:style style:name="ConditionalStyle_5f_417" style:display-name="ConditionalStyle_417" style:family="table-cell" style:parent-style-name="Default">
      <style:table-cell-properties fo:background-color="#c6efce"/>
      <style:text-properties fo:color="#006100"/>
    </style:style>
    <style:style style:name="ConditionalStyle_5f_414" style:display-name="ConditionalStyle_414" style:family="table-cell" style:parent-style-name="Default">
      <style:table-cell-properties fo:background-color="#ffc7ce"/>
      <style:text-properties fo:color="#9c0006"/>
    </style:style>
    <style:style style:name="ConditionalStyle_5f_413" style:display-name="ConditionalStyle_413" style:family="table-cell" style:parent-style-name="Default">
      <style:table-cell-properties fo:background-color="#c6efce"/>
      <style:text-properties fo:color="#006100"/>
    </style:style>
    <style:style style:name="ConditionalStyle_5f_412" style:display-name="ConditionalStyle_412" style:family="table-cell" style:parent-style-name="Default">
      <style:table-cell-properties fo:background-color="#ffc7ce"/>
      <style:text-properties fo:color="#9c0006"/>
    </style:style>
    <style:style style:name="ConditionalStyle_5f_411" style:display-name="ConditionalStyle_411" style:family="table-cell" style:parent-style-name="Default">
      <style:table-cell-properties fo:background-color="#c6efce"/>
      <style:text-properties fo:color="#006100"/>
    </style:style>
    <style:style style:name="ConditionalStyle_5f_410" style:display-name="ConditionalStyle_410" style:family="table-cell" style:parent-style-name="Default">
      <style:table-cell-properties fo:background-color="#ffc7ce"/>
      <style:text-properties fo:color="#9c0006"/>
    </style:style>
    <style:style style:name="ConditionalStyle_5f_409" style:display-name="ConditionalStyle_409" style:family="table-cell" style:parent-style-name="Default">
      <style:table-cell-properties fo:background-color="#c6efce"/>
      <style:text-properties fo:color="#006100"/>
    </style:style>
    <style:style style:name="ConditionalStyle_5f_408" style:display-name="ConditionalStyle_408" style:family="table-cell" style:parent-style-name="Default">
      <style:table-cell-properties fo:background-color="#ffc7ce"/>
      <style:text-properties fo:color="#9c0006"/>
    </style:style>
    <style:style style:name="ConditionalStyle_5f_407" style:display-name="ConditionalStyle_407" style:family="table-cell" style:parent-style-name="Default">
      <style:table-cell-properties fo:background-color="#c6efce"/>
      <style:text-properties fo:color="#006100"/>
    </style:style>
    <style:style style:name="ConditionalStyle_5f_406" style:display-name="ConditionalStyle_406" style:family="table-cell" style:parent-style-name="Default">
      <style:table-cell-properties fo:background-color="#ffc7ce"/>
      <style:text-properties fo:color="#9c0006"/>
    </style:style>
    <style:style style:name="ConditionalStyle_5f_405" style:display-name="ConditionalStyle_405" style:family="table-cell" style:parent-style-name="Default">
      <style:table-cell-properties fo:background-color="#c6efce"/>
      <style:text-properties fo:color="#006100"/>
    </style:style>
    <style:style style:name="ConditionalStyle_5f_404" style:display-name="ConditionalStyle_404" style:family="table-cell" style:parent-style-name="Default">
      <style:table-cell-properties fo:background-color="#ffc7ce"/>
      <style:text-properties fo:color="#9c0006"/>
    </style:style>
    <style:style style:name="ConditionalStyle_5f_403" style:display-name="ConditionalStyle_403" style:family="table-cell" style:parent-style-name="Default">
      <style:table-cell-properties fo:background-color="#c6efce"/>
      <style:text-properties fo:color="#006100"/>
    </style:style>
    <style:style style:name="ConditionalStyle_5f_402" style:display-name="ConditionalStyle_402" style:family="table-cell" style:parent-style-name="Default">
      <style:table-cell-properties fo:background-color="#ffc7ce"/>
      <style:text-properties fo:color="#9c0006"/>
    </style:style>
    <style:style style:name="ConditionalStyle_5f_401" style:display-name="ConditionalStyle_401" style:family="table-cell" style:parent-style-name="Default">
      <style:table-cell-properties fo:background-color="#c6efce"/>
      <style:text-properties fo:color="#006100"/>
    </style:style>
    <style:style style:name="ConditionalStyle_5f_400" style:display-name="ConditionalStyle_400" style:family="table-cell" style:parent-style-name="Default">
      <style:table-cell-properties fo:background-color="#ffc7ce"/>
      <style:text-properties fo:color="#9c0006"/>
    </style:style>
    <style:style style:name="ConditionalStyle_5f_399" style:display-name="ConditionalStyle_399" style:family="table-cell" style:parent-style-name="Default">
      <style:table-cell-properties fo:background-color="#c6efce"/>
      <style:text-properties fo:color="#006100"/>
    </style:style>
    <style:style style:name="ConditionalStyle_5f_398" style:display-name="ConditionalStyle_398" style:family="table-cell" style:parent-style-name="Default">
      <style:table-cell-properties fo:background-color="#ffc7ce"/>
      <style:text-properties fo:color="#9c0006"/>
    </style:style>
    <style:style style:name="ConditionalStyle_5f_397" style:display-name="ConditionalStyle_397" style:family="table-cell" style:parent-style-name="Default">
      <style:table-cell-properties fo:background-color="#c6efce"/>
      <style:text-properties fo:color="#006100"/>
    </style:style>
    <style:style style:name="ConditionalStyle_5f_396" style:display-name="ConditionalStyle_396" style:family="table-cell" style:parent-style-name="Default">
      <style:table-cell-properties fo:background-color="#ffc7ce"/>
      <style:text-properties fo:color="#9c0006"/>
    </style:style>
    <style:style style:name="ConditionalStyle_5f_395" style:display-name="ConditionalStyle_395" style:family="table-cell" style:parent-style-name="Default">
      <style:table-cell-properties fo:background-color="#c6efce"/>
      <style:text-properties fo:color="#006100"/>
    </style:style>
    <style:style style:name="ConditionalStyle_5f_394" style:display-name="ConditionalStyle_394" style:family="table-cell" style:parent-style-name="Default">
      <style:table-cell-properties fo:background-color="#ffc7ce"/>
      <style:text-properties fo:color="#9c0006"/>
    </style:style>
    <style:style style:name="ConditionalStyle_5f_393" style:display-name="ConditionalStyle_393" style:family="table-cell" style:parent-style-name="Default">
      <style:table-cell-properties fo:background-color="#c6efce"/>
      <style:text-properties fo:color="#006100"/>
    </style:style>
    <style:style style:name="ConditionalStyle_5f_392" style:display-name="ConditionalStyle_392" style:family="table-cell" style:parent-style-name="Default">
      <style:table-cell-properties fo:background-color="#ffc7ce"/>
      <style:text-properties fo:color="#9c0006"/>
    </style:style>
    <style:style style:name="ConditionalStyle_5f_391" style:display-name="ConditionalStyle_391" style:family="table-cell" style:parent-style-name="Default">
      <style:table-cell-properties fo:background-color="#c6efce"/>
      <style:text-properties fo:color="#006100"/>
    </style:style>
    <style:style style:name="ConditionalStyle_5f_390" style:display-name="ConditionalStyle_390" style:family="table-cell" style:parent-style-name="Default">
      <style:table-cell-properties fo:background-color="#ffc7ce"/>
      <style:text-properties fo:color="#9c0006"/>
    </style:style>
    <style:style style:name="ConditionalStyle_5f_389" style:display-name="ConditionalStyle_389" style:family="table-cell" style:parent-style-name="Default">
      <style:table-cell-properties fo:background-color="#c6efce"/>
      <style:text-properties fo:color="#006100"/>
    </style:style>
    <style:style style:name="ConditionalStyle_5f_388" style:display-name="ConditionalStyle_388" style:family="table-cell" style:parent-style-name="Default">
      <style:table-cell-properties fo:background-color="#ffc7ce"/>
      <style:text-properties fo:color="#9c0006"/>
    </style:style>
    <style:style style:name="ConditionalStyle_5f_387" style:display-name="ConditionalStyle_387" style:family="table-cell" style:parent-style-name="Default">
      <style:table-cell-properties fo:background-color="#c6efce"/>
      <style:text-properties fo:color="#006100"/>
    </style:style>
    <style:style style:name="ConditionalStyle_5f_386" style:display-name="ConditionalStyle_386" style:family="table-cell" style:parent-style-name="Default">
      <style:table-cell-properties fo:background-color="#ffc7ce"/>
      <style:text-properties fo:color="#9c0006"/>
    </style:style>
    <style:style style:name="ConditionalStyle_5f_385" style:display-name="ConditionalStyle_385" style:family="table-cell" style:parent-style-name="Default">
      <style:table-cell-properties fo:background-color="#c6efce"/>
      <style:text-properties fo:color="#006100"/>
    </style:style>
    <style:style style:name="ConditionalStyle_5f_384" style:display-name="ConditionalStyle_384" style:family="table-cell" style:parent-style-name="Default">
      <style:table-cell-properties fo:background-color="#ffc7ce"/>
      <style:text-properties fo:color="#9c0006"/>
    </style:style>
    <style:style style:name="ConditionalStyle_5f_383" style:display-name="ConditionalStyle_383" style:family="table-cell" style:parent-style-name="Default">
      <style:table-cell-properties fo:background-color="#c6efce"/>
      <style:text-properties fo:color="#006100"/>
    </style:style>
    <style:style style:name="ConditionalStyle_5f_382" style:display-name="ConditionalStyle_382" style:family="table-cell" style:parent-style-name="Default">
      <style:table-cell-properties fo:background-color="#ffc7ce"/>
      <style:text-properties fo:color="#9c0006"/>
    </style:style>
    <style:style style:name="ConditionalStyle_5f_381" style:display-name="ConditionalStyle_381" style:family="table-cell" style:parent-style-name="Default">
      <style:table-cell-properties fo:background-color="#c6efce"/>
      <style:text-properties fo:color="#006100"/>
    </style:style>
    <style:style style:name="ConditionalStyle_5f_380" style:display-name="ConditionalStyle_380" style:family="table-cell" style:parent-style-name="Default">
      <style:table-cell-properties fo:background-color="#ffc7ce"/>
      <style:text-properties fo:color="#9c0006"/>
    </style:style>
    <style:style style:name="ConditionalStyle_5f_379" style:display-name="ConditionalStyle_379" style:family="table-cell" style:parent-style-name="Default">
      <style:table-cell-properties fo:background-color="#c6efce"/>
      <style:text-properties fo:color="#006100"/>
    </style:style>
    <style:style style:name="ConditionalStyle_5f_378" style:display-name="ConditionalStyle_378" style:family="table-cell" style:parent-style-name="Default">
      <style:table-cell-properties fo:background-color="#ffc7ce"/>
      <style:text-properties fo:color="#9c0006"/>
    </style:style>
    <style:style style:name="ConditionalStyle_5f_377" style:display-name="ConditionalStyle_377" style:family="table-cell" style:parent-style-name="Default">
      <style:table-cell-properties fo:background-color="#c6efce"/>
      <style:text-properties fo:color="#006100"/>
    </style:style>
    <style:style style:name="ConditionalStyle_5f_376" style:display-name="ConditionalStyle_376" style:family="table-cell" style:parent-style-name="Default">
      <style:table-cell-properties fo:background-color="#ffc7ce"/>
      <style:text-properties fo:color="#9c0006"/>
    </style:style>
    <style:style style:name="ConditionalStyle_5f_375" style:display-name="ConditionalStyle_375" style:family="table-cell" style:parent-style-name="Default">
      <style:table-cell-properties fo:background-color="#c6efce"/>
      <style:text-properties fo:color="#006100"/>
    </style:style>
    <style:style style:name="ConditionalStyle_5f_298" style:display-name="ConditionalStyle_298" style:family="table-cell" style:parent-style-name="Default">
      <style:table-cell-properties fo:background-color="#ffc7ce"/>
      <style:text-properties fo:color="#9c0006"/>
    </style:style>
    <style:style style:name="ConditionalStyle_5f_297" style:display-name="ConditionalStyle_297" style:family="table-cell" style:parent-style-name="Default">
      <style:table-cell-properties fo:background-color="#c6efce"/>
      <style:text-properties fo:color="#006100"/>
    </style:style>
    <style:style style:name="ConditionalStyle_5f_294" style:display-name="ConditionalStyle_294" style:family="table-cell" style:parent-style-name="Default">
      <style:table-cell-properties fo:background-color="#ffc7ce"/>
      <style:text-properties fo:color="#9c0006"/>
    </style:style>
    <style:style style:name="ConditionalStyle_5f_293" style:display-name="ConditionalStyle_293" style:family="table-cell" style:parent-style-name="Default">
      <style:table-cell-properties fo:background-color="#c6efce"/>
      <style:text-properties fo:color="#006100"/>
    </style:style>
    <style:style style:name="ConditionalStyle_5f_292" style:display-name="ConditionalStyle_292" style:family="table-cell" style:parent-style-name="Default">
      <style:table-cell-properties fo:background-color="#ffc7ce"/>
      <style:text-properties fo:color="#9c0006"/>
    </style:style>
    <style:style style:name="ConditionalStyle_5f_291" style:display-name="ConditionalStyle_291" style:family="table-cell" style:parent-style-name="Default">
      <style:table-cell-properties fo:background-color="#c6efce"/>
      <style:text-properties fo:color="#006100"/>
    </style:style>
    <style:style style:name="ConditionalStyle_5f_290" style:display-name="ConditionalStyle_290" style:family="table-cell" style:parent-style-name="Default">
      <style:table-cell-properties fo:background-color="#ffc7ce"/>
      <style:text-properties fo:color="#9c0006"/>
    </style:style>
    <style:style style:name="ConditionalStyle_5f_289" style:display-name="ConditionalStyle_289" style:family="table-cell" style:parent-style-name="Default">
      <style:table-cell-properties fo:background-color="#c6efce"/>
      <style:text-properties fo:color="#006100"/>
    </style:style>
    <style:style style:name="ConditionalStyle_5f_288" style:display-name="ConditionalStyle_288" style:family="table-cell" style:parent-style-name="Default">
      <style:table-cell-properties fo:background-color="#ffc7ce"/>
      <style:text-properties fo:color="#9c0006"/>
    </style:style>
    <style:style style:name="ConditionalStyle_5f_287" style:display-name="ConditionalStyle_287" style:family="table-cell" style:parent-style-name="Default">
      <style:table-cell-properties fo:background-color="#c6efce"/>
      <style:text-properties fo:color="#006100"/>
    </style:style>
    <style:style style:name="ConditionalStyle_5f_286" style:display-name="ConditionalStyle_286" style:family="table-cell" style:parent-style-name="Default">
      <style:table-cell-properties fo:background-color="#ffc7ce"/>
      <style:text-properties fo:color="#9c0006"/>
    </style:style>
    <style:style style:name="ConditionalStyle_5f_285" style:display-name="ConditionalStyle_285" style:family="table-cell" style:parent-style-name="Default">
      <style:table-cell-properties fo:background-color="#c6efce"/>
      <style:text-properties fo:color="#006100"/>
    </style:style>
    <style:style style:name="ConditionalStyle_5f_284" style:display-name="ConditionalStyle_284" style:family="table-cell" style:parent-style-name="Default">
      <style:table-cell-properties fo:background-color="#ffc7ce"/>
      <style:text-properties fo:color="#9c0006"/>
    </style:style>
    <style:style style:name="ConditionalStyle_5f_283" style:display-name="ConditionalStyle_283" style:family="table-cell" style:parent-style-name="Default">
      <style:table-cell-properties fo:background-color="#c6efce"/>
      <style:text-properties fo:color="#006100"/>
    </style:style>
    <style:style style:name="ConditionalStyle_5f_282" style:display-name="ConditionalStyle_282" style:family="table-cell" style:parent-style-name="Default">
      <style:table-cell-properties fo:background-color="#ffc7ce"/>
      <style:text-properties fo:color="#9c0006"/>
    </style:style>
    <style:style style:name="ConditionalStyle_5f_281" style:display-name="ConditionalStyle_281" style:family="table-cell" style:parent-style-name="Default">
      <style:table-cell-properties fo:background-color="#c6efce"/>
      <style:text-properties fo:color="#006100"/>
    </style:style>
    <style:style style:name="ConditionalStyle_5f_280" style:display-name="ConditionalStyle_280" style:family="table-cell" style:parent-style-name="Default">
      <style:table-cell-properties fo:background-color="#ffc7ce"/>
      <style:text-properties fo:color="#9c0006"/>
    </style:style>
    <style:style style:name="ConditionalStyle_5f_279" style:display-name="ConditionalStyle_279" style:family="table-cell" style:parent-style-name="Default">
      <style:table-cell-properties fo:background-color="#c6efce"/>
      <style:text-properties fo:color="#006100"/>
    </style:style>
    <style:style style:name="ConditionalStyle_5f_278" style:display-name="ConditionalStyle_278" style:family="table-cell" style:parent-style-name="Default">
      <style:table-cell-properties fo:background-color="#ffc7ce"/>
      <style:text-properties fo:color="#9c0006"/>
    </style:style>
    <style:style style:name="ConditionalStyle_5f_277" style:display-name="ConditionalStyle_277" style:family="table-cell" style:parent-style-name="Default">
      <style:table-cell-properties fo:background-color="#c6efce"/>
      <style:text-properties fo:color="#006100"/>
    </style:style>
    <style:style style:name="ConditionalStyle_5f_276" style:display-name="ConditionalStyle_276" style:family="table-cell" style:parent-style-name="Default">
      <style:table-cell-properties fo:background-color="#ffc7ce"/>
      <style:text-properties fo:color="#9c0006"/>
    </style:style>
    <style:style style:name="ConditionalStyle_5f_275" style:display-name="ConditionalStyle_275" style:family="table-cell" style:parent-style-name="Default">
      <style:table-cell-properties fo:background-color="#c6efce"/>
      <style:text-properties fo:color="#006100"/>
    </style:style>
    <style:style style:name="ConditionalStyle_5f_274" style:display-name="ConditionalStyle_274" style:family="table-cell" style:parent-style-name="Default">
      <style:table-cell-properties fo:background-color="#ffc7ce"/>
      <style:text-properties fo:color="#9c0006"/>
    </style:style>
    <style:style style:name="ConditionalStyle_5f_273" style:display-name="ConditionalStyle_273" style:family="table-cell" style:parent-style-name="Default">
      <style:table-cell-properties fo:background-color="#c6efce"/>
      <style:text-properties fo:color="#006100"/>
    </style:style>
    <style:style style:name="ConditionalStyle_5f_270" style:display-name="ConditionalStyle_270" style:family="table-cell" style:parent-style-name="Default">
      <style:table-cell-properties fo:background-color="#ffc7ce"/>
      <style:text-properties fo:color="#9c0006"/>
    </style:style>
    <style:style style:name="ConditionalStyle_5f_269" style:display-name="ConditionalStyle_269" style:family="table-cell" style:parent-style-name="Default">
      <style:table-cell-properties fo:background-color="#c6efce"/>
      <style:text-properties fo:color="#006100"/>
    </style:style>
    <style:style style:name="ConditionalStyle_5f_268" style:display-name="ConditionalStyle_268" style:family="table-cell" style:parent-style-name="Default">
      <style:table-cell-properties fo:background-color="#ffc7ce"/>
      <style:text-properties fo:color="#9c0006"/>
    </style:style>
    <style:style style:name="ConditionalStyle_5f_267" style:display-name="ConditionalStyle_267" style:family="table-cell" style:parent-style-name="Default">
      <style:table-cell-properties fo:background-color="#c6efce"/>
      <style:text-properties fo:color="#006100"/>
    </style:style>
    <style:style style:name="ConditionalStyle_5f_266" style:display-name="ConditionalStyle_266" style:family="table-cell" style:parent-style-name="Default">
      <style:table-cell-properties fo:background-color="#ffc7ce"/>
      <style:text-properties fo:color="#9c0006"/>
    </style:style>
    <style:style style:name="ConditionalStyle_5f_265" style:display-name="ConditionalStyle_265" style:family="table-cell" style:parent-style-name="Default">
      <style:table-cell-properties fo:background-color="#c6efce"/>
      <style:text-properties fo:color="#006100"/>
    </style:style>
    <style:style style:name="ConditionalStyle_5f_264" style:display-name="ConditionalStyle_264" style:family="table-cell" style:parent-style-name="Default">
      <style:table-cell-properties fo:background-color="#ffc7ce"/>
      <style:text-properties fo:color="#9c0006"/>
    </style:style>
    <style:style style:name="ConditionalStyle_5f_263" style:display-name="ConditionalStyle_263" style:family="table-cell" style:parent-style-name="Default">
      <style:table-cell-properties fo:background-color="#c6efce"/>
      <style:text-properties fo:color="#006100"/>
    </style:style>
    <style:style style:name="ConditionalStyle_5f_262" style:display-name="ConditionalStyle_262" style:family="table-cell" style:parent-style-name="Default">
      <style:table-cell-properties fo:background-color="#ffc7ce"/>
      <style:text-properties fo:color="#9c0006"/>
    </style:style>
    <style:style style:name="ConditionalStyle_5f_261" style:display-name="ConditionalStyle_261" style:family="table-cell" style:parent-style-name="Default">
      <style:table-cell-properties fo:background-color="#c6efce"/>
      <style:text-properties fo:color="#006100"/>
    </style:style>
    <style:style style:name="ConditionalStyle_5f_260" style:display-name="ConditionalStyle_260" style:family="table-cell" style:parent-style-name="Default">
      <style:table-cell-properties fo:background-color="#ffc7ce"/>
      <style:text-properties fo:color="#9c0006"/>
    </style:style>
    <style:style style:name="ConditionalStyle_5f_259" style:display-name="ConditionalStyle_259" style:family="table-cell" style:parent-style-name="Default">
      <style:table-cell-properties fo:background-color="#c6efce"/>
      <style:text-properties fo:color="#006100"/>
    </style:style>
    <style:style style:name="ConditionalStyle_5f_258" style:display-name="ConditionalStyle_258" style:family="table-cell" style:parent-style-name="Default">
      <style:table-cell-properties fo:background-color="#ffc7ce"/>
      <style:text-properties fo:color="#9c0006"/>
    </style:style>
    <style:style style:name="ConditionalStyle_5f_257" style:display-name="ConditionalStyle_257" style:family="table-cell" style:parent-style-name="Default">
      <style:table-cell-properties fo:background-color="#c6efce"/>
      <style:text-properties fo:color="#006100"/>
    </style:style>
    <style:style style:name="ConditionalStyle_5f_256" style:display-name="ConditionalStyle_256" style:family="table-cell" style:parent-style-name="Default">
      <style:table-cell-properties fo:background-color="#ffc7ce"/>
      <style:text-properties fo:color="#9c0006"/>
    </style:style>
    <style:style style:name="ConditionalStyle_5f_255" style:display-name="ConditionalStyle_255" style:family="table-cell" style:parent-style-name="Default">
      <style:table-cell-properties fo:background-color="#c6efce"/>
      <style:text-properties fo:color="#006100"/>
    </style:style>
    <style:style style:name="ConditionalStyle_5f_254" style:display-name="ConditionalStyle_254" style:family="table-cell" style:parent-style-name="Default">
      <style:table-cell-properties fo:background-color="#ffc7ce"/>
      <style:text-properties fo:color="#9c0006"/>
    </style:style>
    <style:style style:name="ConditionalStyle_5f_253" style:display-name="ConditionalStyle_253" style:family="table-cell" style:parent-style-name="Default">
      <style:table-cell-properties fo:background-color="#c6efce"/>
      <style:text-properties fo:color="#006100"/>
    </style:style>
    <style:style style:name="ConditionalStyle_5f_250" style:display-name="ConditionalStyle_250" style:family="table-cell" style:parent-style-name="Default">
      <style:table-cell-properties fo:background-color="#ffc7ce"/>
      <style:text-properties fo:color="#9c0006"/>
    </style:style>
    <style:style style:name="ConditionalStyle_5f_249" style:display-name="ConditionalStyle_249" style:family="table-cell" style:parent-style-name="Default">
      <style:table-cell-properties fo:background-color="#c6efce"/>
      <style:text-properties fo:color="#006100"/>
    </style:style>
    <style:style style:name="ConditionalStyle_5f_248" style:display-name="ConditionalStyle_248" style:family="table-cell" style:parent-style-name="Default">
      <style:table-cell-properties fo:background-color="#ffc7ce"/>
      <style:text-properties fo:color="#9c0006"/>
    </style:style>
    <style:style style:name="ConditionalStyle_5f_247" style:display-name="ConditionalStyle_247" style:family="table-cell" style:parent-style-name="Default">
      <style:table-cell-properties fo:background-color="#c6efce"/>
      <style:text-properties fo:color="#006100"/>
    </style:style>
    <style:style style:name="ConditionalStyle_5f_246" style:display-name="ConditionalStyle_246" style:family="table-cell" style:parent-style-name="Default">
      <style:table-cell-properties fo:background-color="#ffc7ce"/>
      <style:text-properties fo:color="#9c0006"/>
    </style:style>
    <style:style style:name="ConditionalStyle_5f_245" style:display-name="ConditionalStyle_245" style:family="table-cell" style:parent-style-name="Default">
      <style:table-cell-properties fo:background-color="#c6efce"/>
      <style:text-properties fo:color="#006100"/>
    </style:style>
    <style:style style:name="ConditionalStyle_5f_244" style:display-name="ConditionalStyle_244" style:family="table-cell" style:parent-style-name="Default">
      <style:table-cell-properties fo:background-color="#ffc7ce"/>
      <style:text-properties fo:color="#9c0006"/>
    </style:style>
    <style:style style:name="ConditionalStyle_5f_243" style:display-name="ConditionalStyle_243" style:family="table-cell" style:parent-style-name="Default">
      <style:table-cell-properties fo:background-color="#c6efce"/>
      <style:text-properties fo:color="#006100"/>
    </style:style>
    <style:style style:name="ConditionalStyle_5f_242" style:display-name="ConditionalStyle_242" style:family="table-cell" style:parent-style-name="Default">
      <style:table-cell-properties fo:background-color="#ffc7ce"/>
      <style:text-properties fo:color="#9c0006"/>
    </style:style>
    <style:style style:name="ConditionalStyle_5f_241" style:display-name="ConditionalStyle_241" style:family="table-cell" style:parent-style-name="Default">
      <style:table-cell-properties fo:background-color="#c6efce"/>
      <style:text-properties fo:color="#006100"/>
    </style:style>
    <style:style style:name="ConditionalStyle_5f_240" style:display-name="ConditionalStyle_240" style:family="table-cell" style:parent-style-name="Default">
      <style:table-cell-properties fo:background-color="#ffc7ce"/>
      <style:text-properties fo:color="#9c0006"/>
    </style:style>
    <style:style style:name="ConditionalStyle_5f_239" style:display-name="ConditionalStyle_239" style:family="table-cell" style:parent-style-name="Default">
      <style:table-cell-properties fo:background-color="#c6efce"/>
      <style:text-properties fo:color="#006100"/>
    </style:style>
    <style:style style:name="ConditionalStyle_5f_238" style:display-name="ConditionalStyle_238" style:family="table-cell" style:parent-style-name="Default">
      <style:table-cell-properties fo:background-color="#ffc7ce"/>
      <style:text-properties fo:color="#9c0006"/>
    </style:style>
    <style:style style:name="ConditionalStyle_5f_237" style:display-name="ConditionalStyle_237" style:family="table-cell" style:parent-style-name="Default">
      <style:table-cell-properties fo:background-color="#c6efce"/>
      <style:text-properties fo:color="#006100"/>
    </style:style>
    <style:style style:name="ConditionalStyle_5f_236" style:display-name="ConditionalStyle_236" style:family="table-cell" style:parent-style-name="Default">
      <style:table-cell-properties fo:background-color="#ffc7ce"/>
      <style:text-properties fo:color="#9c0006"/>
    </style:style>
    <style:style style:name="ConditionalStyle_5f_235" style:display-name="ConditionalStyle_235" style:family="table-cell" style:parent-style-name="Default">
      <style:table-cell-properties fo:background-color="#c6efce"/>
      <style:text-properties fo:color="#006100"/>
    </style:style>
    <style:style style:name="ConditionalStyle_5f_234" style:display-name="ConditionalStyle_234" style:family="table-cell" style:parent-style-name="Default">
      <style:table-cell-properties fo:background-color="#ffc7ce"/>
      <style:text-properties fo:color="#9c0006"/>
    </style:style>
    <style:style style:name="ConditionalStyle_5f_233" style:display-name="ConditionalStyle_233" style:family="table-cell" style:parent-style-name="Default">
      <style:table-cell-properties fo:background-color="#c6efce"/>
      <style:text-properties fo:color="#006100"/>
    </style:style>
    <style:style style:name="ConditionalStyle_5f_232" style:display-name="ConditionalStyle_232" style:family="table-cell" style:parent-style-name="Default">
      <style:table-cell-properties fo:background-color="#ffc7ce"/>
      <style:text-properties fo:color="#9c0006"/>
    </style:style>
    <style:style style:name="ConditionalStyle_5f_231" style:display-name="ConditionalStyle_231" style:family="table-cell" style:parent-style-name="Default">
      <style:table-cell-properties fo:background-color="#c6efce"/>
      <style:text-properties fo:color="#006100"/>
    </style:style>
    <style:style style:name="ConditionalStyle_5f_230" style:display-name="ConditionalStyle_230" style:family="table-cell" style:parent-style-name="Default">
      <style:table-cell-properties fo:background-color="#ffc7ce"/>
      <style:text-properties fo:color="#9c0006"/>
    </style:style>
    <style:style style:name="ConditionalStyle_5f_229" style:display-name="ConditionalStyle_229" style:family="table-cell" style:parent-style-name="Default">
      <style:table-cell-properties fo:background-color="#c6efce"/>
      <style:text-properties fo:color="#006100"/>
    </style:style>
    <style:style style:name="ConditionalStyle_5f_228" style:display-name="ConditionalStyle_228" style:family="table-cell" style:parent-style-name="Default">
      <style:table-cell-properties fo:background-color="#ffc7ce"/>
      <style:text-properties fo:color="#9c0006"/>
    </style:style>
    <style:style style:name="ConditionalStyle_5f_227" style:display-name="ConditionalStyle_227" style:family="table-cell" style:parent-style-name="Default">
      <style:table-cell-properties fo:background-color="#c6efce"/>
      <style:text-properties fo:color="#006100"/>
    </style:style>
    <style:style style:name="ConditionalStyle_5f_224" style:display-name="ConditionalStyle_224" style:family="table-cell" style:parent-style-name="Default">
      <style:table-cell-properties fo:background-color="#ffc7ce"/>
      <style:text-properties fo:color="#9c0006"/>
    </style:style>
    <style:style style:name="ConditionalStyle_5f_223" style:display-name="ConditionalStyle_223" style:family="table-cell" style:parent-style-name="Default">
      <style:table-cell-properties fo:background-color="#c6efce"/>
      <style:text-properties fo:color="#006100"/>
    </style:style>
    <style:style style:name="ConditionalStyle_5f_222" style:display-name="ConditionalStyle_222" style:family="table-cell" style:parent-style-name="Default">
      <style:table-cell-properties fo:background-color="#ffc7ce"/>
      <style:text-properties fo:color="#9c0006"/>
    </style:style>
    <style:style style:name="ConditionalStyle_5f_221" style:display-name="ConditionalStyle_221" style:family="table-cell" style:parent-style-name="Default">
      <style:table-cell-properties fo:background-color="#c6efce"/>
      <style:text-properties fo:color="#006100"/>
    </style:style>
    <style:style style:name="ConditionalStyle_5f_220" style:display-name="ConditionalStyle_220" style:family="table-cell" style:parent-style-name="Default">
      <style:table-cell-properties fo:background-color="#ffc7ce"/>
      <style:text-properties fo:color="#9c0006"/>
    </style:style>
    <style:style style:name="ConditionalStyle_5f_219" style:display-name="ConditionalStyle_219" style:family="table-cell" style:parent-style-name="Default">
      <style:table-cell-properties fo:background-color="#c6efce"/>
      <style:text-properties fo:color="#006100"/>
    </style:style>
    <style:style style:name="ConditionalStyle_5f_218" style:display-name="ConditionalStyle_218" style:family="table-cell" style:parent-style-name="Default">
      <style:table-cell-properties fo:background-color="#ffc7ce"/>
      <style:text-properties fo:color="#9c0006"/>
    </style:style>
    <style:style style:name="ConditionalStyle_5f_217" style:display-name="ConditionalStyle_217" style:family="table-cell" style:parent-style-name="Default">
      <style:table-cell-properties fo:background-color="#c6efce"/>
      <style:text-properties fo:color="#006100"/>
    </style:style>
    <style:style style:name="ConditionalStyle_5f_216" style:display-name="ConditionalStyle_216" style:family="table-cell" style:parent-style-name="Default">
      <style:table-cell-properties fo:background-color="#ffc7ce"/>
      <style:text-properties fo:color="#9c0006"/>
    </style:style>
    <style:style style:name="ConditionalStyle_5f_215" style:display-name="ConditionalStyle_215" style:family="table-cell" style:parent-style-name="Default">
      <style:table-cell-properties fo:background-color="#c6efce"/>
      <style:text-properties fo:color="#006100"/>
    </style:style>
    <style:style style:name="ConditionalStyle_5f_214" style:display-name="ConditionalStyle_214" style:family="table-cell" style:parent-style-name="Default">
      <style:table-cell-properties fo:background-color="#ffc7ce"/>
      <style:text-properties fo:color="#9c0006"/>
    </style:style>
    <style:style style:name="ConditionalStyle_5f_213" style:display-name="ConditionalStyle_213" style:family="table-cell" style:parent-style-name="Default">
      <style:table-cell-properties fo:background-color="#c6efce"/>
      <style:text-properties fo:color="#006100"/>
    </style:style>
    <style:style style:name="ConditionalStyle_5f_212" style:display-name="ConditionalStyle_212" style:family="table-cell" style:parent-style-name="Default">
      <style:table-cell-properties fo:background-color="#ffc7ce"/>
      <style:text-properties fo:color="#9c0006"/>
    </style:style>
    <style:style style:name="ConditionalStyle_5f_211" style:display-name="ConditionalStyle_211" style:family="table-cell" style:parent-style-name="Default">
      <style:table-cell-properties fo:background-color="#c6efce"/>
      <style:text-properties fo:color="#006100"/>
    </style:style>
    <style:style style:name="ConditionalStyle_5f_210" style:display-name="ConditionalStyle_210" style:family="table-cell" style:parent-style-name="Default">
      <style:table-cell-properties fo:background-color="#ffc7ce"/>
      <style:text-properties fo:color="#9c0006"/>
    </style:style>
    <style:style style:name="ConditionalStyle_5f_209" style:display-name="ConditionalStyle_209" style:family="table-cell" style:parent-style-name="Default">
      <style:table-cell-properties fo:background-color="#c6efce"/>
      <style:text-properties fo:color="#006100"/>
    </style:style>
    <style:style style:name="ConditionalStyle_5f_208" style:display-name="ConditionalStyle_208" style:family="table-cell" style:parent-style-name="Default">
      <style:table-cell-properties fo:background-color="#ffc7ce"/>
      <style:text-properties fo:color="#9c0006"/>
    </style:style>
    <style:style style:name="ConditionalStyle_5f_207" style:display-name="ConditionalStyle_207" style:family="table-cell" style:parent-style-name="Default">
      <style:table-cell-properties fo:background-color="#c6efce"/>
      <style:text-properties fo:color="#006100"/>
    </style:style>
    <style:style style:name="ConditionalStyle_5f_206" style:display-name="ConditionalStyle_206" style:family="table-cell" style:parent-style-name="Default">
      <style:table-cell-properties fo:background-color="#ffc7ce"/>
      <style:text-properties fo:color="#9c0006"/>
    </style:style>
    <style:style style:name="ConditionalStyle_5f_205" style:display-name="ConditionalStyle_205" style:family="table-cell" style:parent-style-name="Default">
      <style:table-cell-properties fo:background-color="#c6efce"/>
      <style:text-properties fo:color="#006100"/>
    </style:style>
    <style:style style:name="ConditionalStyle_5f_204" style:display-name="ConditionalStyle_204" style:family="table-cell" style:parent-style-name="Default">
      <style:table-cell-properties fo:background-color="#ffc7ce"/>
      <style:text-properties fo:color="#9c0006"/>
    </style:style>
    <style:style style:name="ConditionalStyle_5f_203" style:display-name="ConditionalStyle_203" style:family="table-cell" style:parent-style-name="Default">
      <style:table-cell-properties fo:background-color="#c6efce"/>
      <style:text-properties fo:color="#006100"/>
    </style:style>
    <style:style style:name="ConditionalStyle_5f_202" style:display-name="ConditionalStyle_202" style:family="table-cell" style:parent-style-name="Default">
      <style:table-cell-properties fo:background-color="#ffc7ce"/>
      <style:text-properties fo:color="#9c0006"/>
    </style:style>
    <style:style style:name="ConditionalStyle_5f_201" style:display-name="ConditionalStyle_201" style:family="table-cell" style:parent-style-name="Default">
      <style:table-cell-properties fo:background-color="#c6efce"/>
      <style:text-properties fo:color="#006100"/>
    </style:style>
    <style:style style:name="ConditionalStyle_5f_200" style:display-name="ConditionalStyle_200" style:family="table-cell" style:parent-style-name="Default">
      <style:table-cell-properties fo:background-color="#ffc7ce"/>
      <style:text-properties fo:color="#9c0006"/>
    </style:style>
    <style:style style:name="ConditionalStyle_5f_199" style:display-name="ConditionalStyle_199" style:family="table-cell" style:parent-style-name="Default">
      <style:table-cell-properties fo:background-color="#c6efce"/>
      <style:text-properties fo:color="#006100"/>
    </style:style>
    <style:style style:name="ConditionalStyle_5f_198" style:display-name="ConditionalStyle_198" style:family="table-cell" style:parent-style-name="Default">
      <style:table-cell-properties fo:background-color="#ffc7ce"/>
      <style:text-properties fo:color="#9c0006"/>
    </style:style>
    <style:style style:name="ConditionalStyle_5f_197" style:display-name="ConditionalStyle_197" style:family="table-cell" style:parent-style-name="Default">
      <style:table-cell-properties fo:background-color="#c6efce"/>
      <style:text-properties fo:color="#006100"/>
    </style:style>
    <style:style style:name="ConditionalStyle_5f_196" style:display-name="ConditionalStyle_196" style:family="table-cell" style:parent-style-name="Default">
      <style:table-cell-properties fo:background-color="#ffc7ce"/>
      <style:text-properties fo:color="#9c0006"/>
    </style:style>
    <style:style style:name="ConditionalStyle_5f_195" style:display-name="ConditionalStyle_195" style:family="table-cell" style:parent-style-name="Default">
      <style:table-cell-properties fo:background-color="#c6efce"/>
      <style:text-properties fo:color="#006100"/>
    </style:style>
    <style:style style:name="ConditionalStyle_5f_194" style:display-name="ConditionalStyle_194" style:family="table-cell" style:parent-style-name="Default">
      <style:table-cell-properties fo:background-color="#ffc7ce"/>
      <style:text-properties fo:color="#9c0006"/>
    </style:style>
    <style:style style:name="ConditionalStyle_5f_193" style:display-name="ConditionalStyle_193" style:family="table-cell" style:parent-style-name="Default">
      <style:table-cell-properties fo:background-color="#c6efce"/>
      <style:text-properties fo:color="#006100"/>
    </style:style>
    <style:style style:name="ConditionalStyle_5f_192" style:display-name="ConditionalStyle_192" style:family="table-cell" style:parent-style-name="Default">
      <style:table-cell-properties fo:background-color="#ffc7ce"/>
      <style:text-properties fo:color="#9c0006"/>
    </style:style>
    <style:style style:name="ConditionalStyle_5f_191" style:display-name="ConditionalStyle_191" style:family="table-cell" style:parent-style-name="Default">
      <style:table-cell-properties fo:background-color="#c6efce"/>
      <style:text-properties fo:color="#006100"/>
    </style:style>
    <style:style style:name="ConditionalStyle_5f_190" style:display-name="ConditionalStyle_190" style:family="table-cell" style:parent-style-name="Default">
      <style:table-cell-properties fo:background-color="#ffc7ce"/>
      <style:text-properties fo:color="#9c0006"/>
    </style:style>
    <style:style style:name="ConditionalStyle_5f_189" style:display-name="ConditionalStyle_189" style:family="table-cell" style:parent-style-name="Default">
      <style:table-cell-properties fo:background-color="#c6efce"/>
      <style:text-properties fo:color="#006100"/>
    </style:style>
    <style:style style:name="ConditionalStyle_5f_162" style:display-name="ConditionalStyle_162" style:family="table-cell" style:parent-style-name="Default">
      <style:table-cell-properties fo:background-color="#ffc7ce"/>
      <style:text-properties fo:color="#9c0006"/>
    </style:style>
    <style:style style:name="ConditionalStyle_5f_161" style:display-name="ConditionalStyle_161" style:family="table-cell" style:parent-style-name="Default">
      <style:table-cell-properties fo:background-color="#c6efce"/>
      <style:text-properties fo:color="#006100"/>
    </style:style>
    <style:style style:name="ConditionalStyle_5f_160" style:display-name="ConditionalStyle_160" style:family="table-cell" style:parent-style-name="Default">
      <style:table-cell-properties fo:background-color="#ffc7ce"/>
      <style:text-properties fo:color="#9c0006"/>
    </style:style>
    <style:style style:name="ConditionalStyle_5f_159" style:display-name="ConditionalStyle_159" style:family="table-cell" style:parent-style-name="Default">
      <style:table-cell-properties fo:background-color="#c6efce"/>
      <style:text-properties fo:color="#006100"/>
    </style:style>
    <style:style style:name="ConditionalStyle_5f_158" style:display-name="ConditionalStyle_158" style:family="table-cell" style:parent-style-name="Default">
      <style:table-cell-properties fo:background-color="#ffc7ce"/>
      <style:text-properties fo:color="#9c0006"/>
    </style:style>
    <style:style style:name="ConditionalStyle_5f_157" style:display-name="ConditionalStyle_157" style:family="table-cell" style:parent-style-name="Default">
      <style:table-cell-properties fo:background-color="#c6efce"/>
      <style:text-properties fo:color="#006100"/>
    </style:style>
    <style:style style:name="ConditionalStyle_5f_156" style:display-name="ConditionalStyle_156" style:family="table-cell" style:parent-style-name="Default">
      <style:table-cell-properties fo:background-color="#ffc7ce"/>
      <style:text-properties fo:color="#9c0006"/>
    </style:style>
    <style:style style:name="ConditionalStyle_5f_155" style:display-name="ConditionalStyle_155" style:family="table-cell" style:parent-style-name="Default">
      <style:table-cell-properties fo:background-color="#c6efce"/>
      <style:text-properties fo:color="#006100"/>
    </style:style>
    <style:style style:name="ConditionalStyle_5f_154" style:display-name="ConditionalStyle_154" style:family="table-cell" style:parent-style-name="Default">
      <style:table-cell-properties fo:background-color="#ffc7ce"/>
      <style:text-properties fo:color="#9c0006"/>
    </style:style>
    <style:style style:name="ConditionalStyle_5f_153" style:display-name="ConditionalStyle_153" style:family="table-cell" style:parent-style-name="Default">
      <style:table-cell-properties fo:background-color="#c6efce"/>
      <style:text-properties fo:color="#006100"/>
    </style:style>
    <style:style style:name="ConditionalStyle_5f_152" style:display-name="ConditionalStyle_152" style:family="table-cell" style:parent-style-name="Default">
      <style:table-cell-properties fo:background-color="#ffc7ce"/>
      <style:text-properties fo:color="#9c0006"/>
    </style:style>
    <style:style style:name="ConditionalStyle_5f_151" style:display-name="ConditionalStyle_151" style:family="table-cell" style:parent-style-name="Default">
      <style:table-cell-properties fo:background-color="#c6efce"/>
      <style:text-properties fo:color="#006100"/>
    </style:style>
    <style:style style:name="ConditionalStyle_5f_150" style:display-name="ConditionalStyle_150" style:family="table-cell" style:parent-style-name="Default">
      <style:table-cell-properties fo:background-color="#ffc7ce"/>
      <style:text-properties fo:color="#9c0006"/>
    </style:style>
    <style:style style:name="ConditionalStyle_5f_149" style:display-name="ConditionalStyle_149" style:family="table-cell" style:parent-style-name="Default">
      <style:table-cell-properties fo:background-color="#c6efce"/>
      <style:text-properties fo:color="#006100"/>
    </style:style>
    <style:style style:name="ConditionalStyle_5f_148" style:display-name="ConditionalStyle_148" style:family="table-cell" style:parent-style-name="Default">
      <style:table-cell-properties fo:background-color="#ffc7ce"/>
      <style:text-properties fo:color="#9c0006"/>
    </style:style>
    <style:style style:name="ConditionalStyle_5f_147" style:display-name="ConditionalStyle_147" style:family="table-cell" style:parent-style-name="Default">
      <style:table-cell-properties fo:background-color="#c6efce"/>
      <style:text-properties fo:color="#006100"/>
    </style:style>
    <style:style style:name="ConditionalStyle_5f_146" style:display-name="ConditionalStyle_146" style:family="table-cell" style:parent-style-name="Default">
      <style:table-cell-properties fo:background-color="#ffc7ce"/>
      <style:text-properties fo:color="#9c0006"/>
    </style:style>
    <style:style style:name="ConditionalStyle_5f_145" style:display-name="ConditionalStyle_145" style:family="table-cell" style:parent-style-name="Default">
      <style:table-cell-properties fo:background-color="#c6efce"/>
      <style:text-properties fo:color="#006100"/>
    </style:style>
    <style:style style:name="ConditionalStyle_5f_144" style:display-name="ConditionalStyle_144" style:family="table-cell" style:parent-style-name="Default">
      <style:table-cell-properties fo:background-color="#ffc7ce"/>
      <style:text-properties fo:color="#9c0006"/>
    </style:style>
    <style:style style:name="ConditionalStyle_5f_143" style:display-name="ConditionalStyle_143" style:family="table-cell" style:parent-style-name="Default">
      <style:table-cell-properties fo:background-color="#c6efce"/>
      <style:text-properties fo:color="#006100"/>
    </style:style>
    <style:style style:name="ConditionalStyle_5f_142" style:display-name="ConditionalStyle_142" style:family="table-cell" style:parent-style-name="Default">
      <style:table-cell-properties fo:background-color="#ffc7ce"/>
      <style:text-properties fo:color="#9c0006"/>
    </style:style>
    <style:style style:name="ConditionalStyle_5f_141" style:display-name="ConditionalStyle_141" style:family="table-cell" style:parent-style-name="Default">
      <style:table-cell-properties fo:background-color="#c6efce"/>
      <style:text-properties fo:color="#006100"/>
    </style:style>
    <style:style style:name="ConditionalStyle_5f_140" style:display-name="ConditionalStyle_140" style:family="table-cell" style:parent-style-name="Default">
      <style:table-cell-properties fo:background-color="#ffc7ce"/>
      <style:text-properties fo:color="#9c0006"/>
    </style:style>
    <style:style style:name="ConditionalStyle_5f_139" style:display-name="ConditionalStyle_139" style:family="table-cell" style:parent-style-name="Default">
      <style:table-cell-properties fo:background-color="#c6efce"/>
      <style:text-properties fo:color="#006100"/>
    </style:style>
    <style:style style:name="ConditionalStyle_5f_138" style:display-name="ConditionalStyle_138" style:family="table-cell" style:parent-style-name="Default">
      <style:table-cell-properties fo:background-color="#ffc7ce"/>
      <style:text-properties fo:color="#9c0006"/>
    </style:style>
    <style:style style:name="ConditionalStyle_5f_137" style:display-name="ConditionalStyle_137" style:family="table-cell" style:parent-style-name="Default">
      <style:table-cell-properties fo:background-color="#c6efce"/>
      <style:text-properties fo:color="#006100"/>
    </style:style>
    <style:style style:name="ConditionalStyle_5f_136" style:display-name="ConditionalStyle_136" style:family="table-cell" style:parent-style-name="Default">
      <style:table-cell-properties fo:background-color="#ffc7ce"/>
      <style:text-properties fo:color="#9c0006"/>
    </style:style>
    <style:style style:name="ConditionalStyle_5f_135" style:display-name="ConditionalStyle_135" style:family="table-cell" style:parent-style-name="Default">
      <style:table-cell-properties fo:background-color="#c6efce"/>
      <style:text-properties fo:color="#006100"/>
    </style:style>
    <style:style style:name="ConditionalStyle_5f_134" style:display-name="ConditionalStyle_134" style:family="table-cell" style:parent-style-name="Default">
      <style:table-cell-properties fo:background-color="#ffc7ce"/>
      <style:text-properties fo:color="#9c0006"/>
    </style:style>
    <style:style style:name="ConditionalStyle_5f_133" style:display-name="ConditionalStyle_133" style:family="table-cell" style:parent-style-name="Default">
      <style:table-cell-properties fo:background-color="#c6efce"/>
      <style:text-properties fo:color="#006100"/>
    </style:style>
    <style:style style:name="ConditionalStyle_5f_132" style:display-name="ConditionalStyle_132" style:family="table-cell" style:parent-style-name="Default">
      <style:table-cell-properties fo:background-color="#ffc7ce"/>
      <style:text-properties fo:color="#9c0006"/>
    </style:style>
    <style:style style:name="ConditionalStyle_5f_131" style:display-name="ConditionalStyle_131" style:family="table-cell" style:parent-style-name="Default">
      <style:table-cell-properties fo:background-color="#c6efce"/>
      <style:text-properties fo:color="#006100"/>
    </style:style>
    <style:style style:name="ConditionalStyle_5f_130" style:display-name="ConditionalStyle_130" style:family="table-cell" style:parent-style-name="Default">
      <style:table-cell-properties fo:background-color="#ffc7ce"/>
      <style:text-properties fo:color="#9c0006"/>
    </style:style>
    <style:style style:name="ConditionalStyle_5f_129" style:display-name="ConditionalStyle_129" style:family="table-cell" style:parent-style-name="Default">
      <style:table-cell-properties fo:background-color="#c6efce"/>
      <style:text-properties fo:color="#006100"/>
    </style:style>
    <style:style style:name="ConditionalStyle_5f_128" style:display-name="ConditionalStyle_128" style:family="table-cell" style:parent-style-name="Default">
      <style:table-cell-properties fo:background-color="#ffc7ce"/>
      <style:text-properties fo:color="#9c0006"/>
    </style:style>
    <style:style style:name="ConditionalStyle_5f_127" style:display-name="ConditionalStyle_127" style:family="table-cell" style:parent-style-name="Default">
      <style:table-cell-properties fo:background-color="#c6efce"/>
      <style:text-properties fo:color="#006100"/>
    </style:style>
    <style:style style:name="ConditionalStyle_5f_126" style:display-name="ConditionalStyle_126" style:family="table-cell" style:parent-style-name="Default">
      <style:table-cell-properties fo:background-color="#ffc7ce"/>
      <style:text-properties fo:color="#9c0006"/>
    </style:style>
    <style:style style:name="ConditionalStyle_5f_125" style:display-name="ConditionalStyle_125" style:family="table-cell" style:parent-style-name="Default">
      <style:table-cell-properties fo:background-color="#c6efce"/>
      <style:text-properties fo:color="#006100"/>
    </style:style>
    <style:style style:name="ConditionalStyle_5f_124" style:display-name="ConditionalStyle_124" style:family="table-cell" style:parent-style-name="Default">
      <style:table-cell-properties fo:background-color="#ffc7ce"/>
      <style:text-properties fo:color="#9c0006"/>
    </style:style>
    <style:style style:name="ConditionalStyle_5f_123" style:display-name="ConditionalStyle_12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00:54:33.253016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áté Pataki;Mate.Pataki@training360.com</meta:initial-creator>
    <meta:creation-date>2010-03-03T09:48:51</meta:creation-date>
    <dc:date>2021-08-08T04:05:33.702024382</dc:date>
    <meta:editing-duration>PT11H55M32S</meta:editing-duration>
    <meta:editing-cycles>6</meta:editing-cycles>
    <meta:generator>LibreOffice/6.4.7.2$Linux_X86_64 LibreOffice_project/40$Build-2</meta:generator>
    <meta:document-statistic meta:table-count="17" meta:cell-count="1904" meta:object-count="0"/>
  </office:meta>
</office:document-meta>
</file>